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453.51pt" svg:height="255.09pt" svg:x="182.35pt" svg:y="2498.83pt">
            <draw:object draw:notify-on-update-of-ranges="'MedicionAutomatica1.0'.A2:'MedicionAutomatica1.0'.A451 'MedicionAutomatica1.0'.B1:'MedicionAutomatica1.0'.B1 'MedicionAutomatica1.0'.B2:'MedicionAutomatica1.0'.B45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54.65294" calcext:value-type="float">
            <text:p>1054.65294</text:p>
          </table:table-cell>
          <table:table-cell office:value-type="float" office:value="0.125319" calcext:value-type="float">
            <text:p>0.125319</text:p>
          </table:table-cell>
        </table:table-row>
        <table:table-row table:style-name="ro1">
          <table:table-cell office:value-type="float" office:value="1050.2492" calcext:value-type="float">
            <text:p>1050.2492</text:p>
          </table:table-cell>
          <table:table-cell office:value-type="float" office:value="0.133542" calcext:value-type="float">
            <text:p>0.133542</text:p>
          </table:table-cell>
        </table:table-row>
        <table:table-row table:style-name="ro1">
          <table:table-cell office:value-type="float" office:value="1047.878667" calcext:value-type="float">
            <text:p>1047.878667</text:p>
          </table:table-cell>
          <table:table-cell office:value-type="float" office:value="0.140805" calcext:value-type="float">
            <text:p>0.140805</text:p>
          </table:table-cell>
        </table:table-row>
        <table:table-row table:style-name="ro1">
          <table:table-cell office:value-type="float" office:value="1043.405243" calcext:value-type="float">
            <text:p>1043.405243</text:p>
          </table:table-cell>
          <table:table-cell office:value-type="float" office:value="0.146761" calcext:value-type="float">
            <text:p>0.146761</text:p>
          </table:table-cell>
        </table:table-row>
        <table:table-row table:style-name="ro1">
          <table:table-cell office:value-type="float" office:value="1040.029927" calcext:value-type="float">
            <text:p>1040.029927</text:p>
          </table:table-cell>
          <table:table-cell office:value-type="float" office:value="0.151494" calcext:value-type="float">
            <text:p>0.151494</text:p>
          </table:table-cell>
        </table:table-row>
        <table:table-row table:style-name="ro1">
          <table:table-cell office:value-type="float" office:value="1036.660623" calcext:value-type="float">
            <text:p>1036.660623</text:p>
          </table:table-cell>
          <table:table-cell office:value-type="float" office:value="0.15542" calcext:value-type="float">
            <text:p>0.15542</text:p>
          </table:table-cell>
        </table:table-row>
        <table:table-row table:style-name="ro1">
          <table:table-cell office:value-type="float" office:value="1032.215483" calcext:value-type="float">
            <text:p>1032.215483</text:p>
          </table:table-cell>
          <table:table-cell office:value-type="float" office:value="0.158449" calcext:value-type="float">
            <text:p>0.158449</text:p>
          </table:table-cell>
        </table:table-row>
        <table:table-row table:style-name="ro1">
          <table:table-cell office:value-type="float" office:value="1028.79026" calcext:value-type="float">
            <text:p>1028.79026</text:p>
          </table:table-cell>
          <table:table-cell office:value-type="float" office:value="0.160485" calcext:value-type="float">
            <text:p>0.160485</text:p>
          </table:table-cell>
        </table:table-row>
        <table:table-row table:style-name="ro1">
          <table:table-cell office:value-type="float" office:value="1025.40689" calcext:value-type="float">
            <text:p>1025.40689</text:p>
          </table:table-cell>
          <table:table-cell office:value-type="float" office:value="0.161318" calcext:value-type="float">
            <text:p>0.161318</text:p>
          </table:table-cell>
        </table:table-row>
        <table:table-row table:style-name="ro1">
          <table:table-cell office:value-type="float" office:value="1020.98846" calcext:value-type="float">
            <text:p>1020.98846</text:p>
          </table:table-cell>
          <table:table-cell office:value-type="float" office:value="0.161301" calcext:value-type="float">
            <text:p>0.161301</text:p>
          </table:table-cell>
        </table:table-row>
        <table:table-row table:style-name="ro1">
          <table:table-cell office:value-type="float" office:value="1016.706983" calcext:value-type="float">
            <text:p>1016.706983</text:p>
          </table:table-cell>
          <table:table-cell office:value-type="float" office:value="0.160214" calcext:value-type="float">
            <text:p>0.160214</text:p>
          </table:table-cell>
        </table:table-row>
        <table:table-row table:style-name="ro1">
          <table:table-cell office:value-type="float" office:value="1014.16258" calcext:value-type="float">
            <text:p>1014.16258</text:p>
          </table:table-cell>
          <table:table-cell office:value-type="float" office:value="0.157873" calcext:value-type="float">
            <text:p>0.157873</text:p>
          </table:table-cell>
        </table:table-row>
        <table:table-row table:style-name="ro1">
          <table:table-cell office:value-type="float" office:value="1009.755143" calcext:value-type="float">
            <text:p>1009.755143</text:p>
          </table:table-cell>
          <table:table-cell office:value-type="float" office:value="0.154125" calcext:value-type="float">
            <text:p>0.154125</text:p>
          </table:table-cell>
        </table:table-row>
        <table:table-row table:style-name="ro1">
          <table:table-cell office:value-type="float" office:value="1006.531257" calcext:value-type="float">
            <text:p>1006.531257</text:p>
          </table:table-cell>
          <table:table-cell office:value-type="float" office:value="0.149076" calcext:value-type="float">
            <text:p>0.149076</text:p>
          </table:table-cell>
        </table:table-row>
        <table:table-row table:style-name="ro1">
          <table:table-cell office:value-type="float" office:value="1001.923443" calcext:value-type="float">
            <text:p>1001.923443</text:p>
          </table:table-cell>
          <table:table-cell office:value-type="float" office:value="0.142521" calcext:value-type="float">
            <text:p>0.142521</text:p>
          </table:table-cell>
        </table:table-row>
        <table:table-row table:style-name="ro1">
          <table:table-cell office:value-type="float" office:value="999.558085" calcext:value-type="float">
            <text:p>999.558085</text:p>
          </table:table-cell>
          <table:table-cell office:value-type="float" office:value="0.134572" calcext:value-type="float">
            <text:p>0.134572</text:p>
          </table:table-cell>
        </table:table-row>
        <table:table-row table:style-name="ro1">
          <table:table-cell office:value-type="float" office:value="995.053232" calcext:value-type="float">
            <text:p>995.053232</text:p>
          </table:table-cell>
          <table:table-cell office:value-type="float" office:value="0.124794" calcext:value-type="float">
            <text:p>0.124794</text:p>
          </table:table-cell>
        </table:table-row>
        <table:table-row table:style-name="ro1">
          <table:table-cell office:value-type="float" office:value="990.580733" calcext:value-type="float">
            <text:p>990.580733</text:p>
          </table:table-cell>
          <table:table-cell office:value-type="float" office:value="0.1133" calcext:value-type="float">
            <text:p>0.1133</text:p>
          </table:table-cell>
        </table:table-row>
        <table:table-row table:style-name="ro1">
          <table:table-cell office:value-type="float" office:value="987.181685" calcext:value-type="float">
            <text:p>987.181685</text:p>
          </table:table-cell>
          <table:table-cell office:value-type="float" office:value="0.10054" calcext:value-type="float">
            <text:p>0.10054</text:p>
          </table:table-cell>
        </table:table-row>
        <table:table-row table:style-name="ro1">
          <table:table-cell office:value-type="float" office:value="983.821978" calcext:value-type="float">
            <text:p>983.821978</text:p>
          </table:table-cell>
          <table:table-cell office:value-type="float" office:value="0.087234" calcext:value-type="float">
            <text:p>0.087234</text:p>
          </table:table-cell>
        </table:table-row>
        <table:table-row table:style-name="ro1">
          <table:table-cell office:value-type="float" office:value="980.239446" calcext:value-type="float">
            <text:p>980.239446</text:p>
          </table:table-cell>
          <table:table-cell office:value-type="float" office:value="0.073491" calcext:value-type="float">
            <text:p>0.073491</text:p>
          </table:table-cell>
        </table:table-row>
        <table:table-row table:style-name="ro1">
          <table:table-cell office:value-type="float" office:value="975.986043" calcext:value-type="float">
            <text:p>975.986043</text:p>
          </table:table-cell>
          <table:table-cell office:value-type="float" office:value="0.058114" calcext:value-type="float">
            <text:p>0.058114</text:p>
          </table:table-cell>
        </table:table-row>
        <table:table-row table:style-name="ro1">
          <table:table-cell office:value-type="float" office:value="972.592964" calcext:value-type="float">
            <text:p>972.592964</text:p>
          </table:table-cell>
          <table:table-cell office:value-type="float" office:value="0.042868" calcext:value-type="float">
            <text:p>0.042868</text:p>
          </table:table-cell>
        </table:table-row>
        <table:table-row table:style-name="ro1">
          <table:table-cell office:value-type="float" office:value="968.248176" calcext:value-type="float">
            <text:p>968.248176</text:p>
          </table:table-cell>
          <table:table-cell office:value-type="float" office:value="0.029614" calcext:value-type="float">
            <text:p>0.029614</text:p>
          </table:table-cell>
        </table:table-row>
        <table:table-row table:style-name="ro1">
          <table:table-cell office:value-type="float" office:value="964.72977" calcext:value-type="float">
            <text:p>964.72977</text:p>
          </table:table-cell>
          <table:table-cell office:value-type="float" office:value="0.018758" calcext:value-type="float">
            <text:p>0.018758</text:p>
          </table:table-cell>
        </table:table-row>
        <table:table-row table:style-name="ro1">
          <table:table-cell office:value-type="float" office:value="961.381688" calcext:value-type="float">
            <text:p>961.381688</text:p>
          </table:table-cell>
          <table:table-cell office:value-type="float" office:value="0.010551" calcext:value-type="float">
            <text:p>0.010551</text:p>
          </table:table-cell>
        </table:table-row>
        <table:table-row table:style-name="ro1">
          <table:table-cell office:value-type="float" office:value="957.979946" calcext:value-type="float">
            <text:p>957.979946</text:p>
          </table:table-cell>
          <table:table-cell office:value-type="float" office:value="0.005238" calcext:value-type="float">
            <text:p>0.005238</text:p>
          </table:table-cell>
        </table:table-row>
        <table:table-row table:style-name="ro1">
          <table:table-cell office:value-type="float" office:value="953.513264" calcext:value-type="float">
            <text:p>953.513264</text:p>
          </table:table-cell>
          <table:table-cell office:value-type="float" office:value="0.00215" calcext:value-type="float">
            <text:p>0.00215</text:p>
          </table:table-cell>
        </table:table-row>
        <table:table-row table:style-name="ro1">
          <table:table-cell office:value-type="float" office:value="950.13932" calcext:value-type="float">
            <text:p>950.13932</text:p>
          </table:table-cell>
          <table:table-cell office:value-type="float" office:value="0.000654" calcext:value-type="float">
            <text:p>0.000654</text:p>
          </table:table-cell>
        </table:table-row>
        <table:table-row table:style-name="ro1">
          <table:table-cell office:value-type="float" office:value="945.730937" calcext:value-type="float">
            <text:p>945.730937</text:p>
          </table:table-cell>
          <table:table-cell office:value-type="float" office:value="0.000523" calcext:value-type="float">
            <text:p>0.000523</text:p>
          </table:table-cell>
        </table:table-row>
        <table:table-row table:style-name="ro1">
          <table:table-cell office:value-type="float" office:value="942.321438" calcext:value-type="float">
            <text:p>942.321438</text:p>
          </table:table-cell>
          <table:table-cell office:value-type="float" office:value="0.001786" calcext:value-type="float">
            <text:p>0.001786</text:p>
          </table:table-cell>
        </table:table-row>
        <table:table-row table:style-name="ro1">
          <table:table-cell office:value-type="float" office:value="937.955189" calcext:value-type="float">
            <text:p>937.955189</text:p>
          </table:table-cell>
          <table:table-cell office:value-type="float" office:value="0.004586" calcext:value-type="float">
            <text:p>0.004586</text:p>
          </table:table-cell>
        </table:table-row>
        <table:table-row table:style-name="ro1">
          <table:table-cell office:value-type="float" office:value="934.428065" calcext:value-type="float">
            <text:p>934.428065</text:p>
          </table:table-cell>
          <table:table-cell office:value-type="float" office:value="0.009382" calcext:value-type="float">
            <text:p>0.009382</text:p>
          </table:table-cell>
        </table:table-row>
        <table:table-row table:style-name="ro1">
          <table:table-cell office:value-type="float" office:value="930.130297" calcext:value-type="float">
            <text:p>930.130297</text:p>
          </table:table-cell>
          <table:table-cell office:value-type="float" office:value="0.017016" calcext:value-type="float">
            <text:p>0.017016</text:p>
          </table:table-cell>
        </table:table-row>
        <table:table-row table:style-name="ro1">
          <table:table-cell office:value-type="float" office:value="927.684677" calcext:value-type="float">
            <text:p>927.684677</text:p>
          </table:table-cell>
          <table:table-cell office:value-type="float" office:value="0.027749" calcext:value-type="float">
            <text:p>0.027749</text:p>
          </table:table-cell>
        </table:table-row>
        <table:table-row table:style-name="ro1">
          <table:table-cell office:value-type="float" office:value="923.24317" calcext:value-type="float">
            <text:p>923.24317</text:p>
          </table:table-cell>
          <table:table-cell office:value-type="float" office:value="0.040607" calcext:value-type="float">
            <text:p>0.040607</text:p>
          </table:table-cell>
        </table:table-row>
        <table:table-row table:style-name="ro1">
          <table:table-cell office:value-type="float" office:value="919.860664" calcext:value-type="float">
            <text:p>919.860664</text:p>
          </table:table-cell>
          <table:table-cell office:value-type="float" office:value="0.054619" calcext:value-type="float">
            <text:p>0.054619</text:p>
          </table:table-cell>
        </table:table-row>
        <table:table-row table:style-name="ro1">
          <table:table-cell office:value-type="float" office:value="915.452347" calcext:value-type="float">
            <text:p>915.452347</text:p>
          </table:table-cell>
          <table:table-cell office:value-type="float" office:value="0.069213" calcext:value-type="float">
            <text:p>0.069213</text:p>
          </table:table-cell>
        </table:table-row>
        <table:table-row table:style-name="ro1">
          <table:table-cell office:value-type="float" office:value="911.978127" calcext:value-type="float">
            <text:p>911.978127</text:p>
          </table:table-cell>
          <table:table-cell office:value-type="float" office:value="0.083353" calcext:value-type="float">
            <text:p>0.083353</text:p>
          </table:table-cell>
        </table:table-row>
        <table:table-row table:style-name="ro1">
          <table:table-cell office:value-type="float" office:value="908.667611" calcext:value-type="float">
            <text:p>908.667611</text:p>
          </table:table-cell>
          <table:table-cell office:value-type="float" office:value="0.096391" calcext:value-type="float">
            <text:p>0.096391</text:p>
          </table:table-cell>
        </table:table-row>
        <table:table-row table:style-name="ro1">
          <table:table-cell office:value-type="float" office:value="905.26156" calcext:value-type="float">
            <text:p>905.26156</text:p>
          </table:table-cell>
          <table:table-cell office:value-type="float" office:value="0.108033" calcext:value-type="float">
            <text:p>0.108033</text:p>
          </table:table-cell>
        </table:table-row>
        <table:table-row table:style-name="ro1">
          <table:table-cell office:value-type="float" office:value="900.809882" calcext:value-type="float">
            <text:p>900.809882</text:p>
          </table:table-cell>
          <table:table-cell office:value-type="float" office:value="0.118427" calcext:value-type="float">
            <text:p>0.118427</text:p>
          </table:table-cell>
        </table:table-row>
        <table:table-row table:style-name="ro1">
          <table:table-cell office:value-type="float" office:value="897.405211" calcext:value-type="float">
            <text:p>897.405211</text:p>
          </table:table-cell>
          <table:table-cell office:value-type="float" office:value="0.127753" calcext:value-type="float">
            <text:p>0.127753</text:p>
          </table:table-cell>
        </table:table-row>
        <table:table-row table:style-name="ro1">
          <table:table-cell office:value-type="float" office:value="894.01444" calcext:value-type="float">
            <text:p>894.01444</text:p>
          </table:table-cell>
          <table:table-cell office:value-type="float" office:value="0.135631" calcext:value-type="float">
            <text:p>0.135631</text:p>
          </table:table-cell>
        </table:table-row>
        <table:table-row table:style-name="ro1">
          <table:table-cell office:value-type="float" office:value="889.506774" calcext:value-type="float">
            <text:p>889.506774</text:p>
          </table:table-cell>
          <table:table-cell office:value-type="float" office:value="0.142459" calcext:value-type="float">
            <text:p>0.142459</text:p>
          </table:table-cell>
        </table:table-row>
        <table:table-row table:style-name="ro1">
          <table:table-cell office:value-type="float" office:value="886.139471" calcext:value-type="float">
            <text:p>886.139471</text:p>
          </table:table-cell>
          <table:table-cell office:value-type="float" office:value="0.148192" calcext:value-type="float">
            <text:p>0.148192</text:p>
          </table:table-cell>
        </table:table-row>
        <table:table-row table:style-name="ro1">
          <table:table-cell office:value-type="float" office:value="883.894182" calcext:value-type="float">
            <text:p>883.894182</text:p>
          </table:table-cell>
          <table:table-cell office:value-type="float" office:value="0.152933" calcext:value-type="float">
            <text:p>0.152933</text:p>
          </table:table-cell>
        </table:table-row>
        <table:table-row table:style-name="ro1">
          <table:table-cell office:value-type="float" office:value="878.28168" calcext:value-type="float">
            <text:p>878.28168</text:p>
          </table:table-cell>
          <table:table-cell office:value-type="float" office:value="0.15656" calcext:value-type="float">
            <text:p>0.15656</text:p>
          </table:table-cell>
        </table:table-row>
        <table:table-row table:style-name="ro1">
          <table:table-cell office:value-type="float" office:value="873.827892" calcext:value-type="float">
            <text:p>873.827892</text:p>
          </table:table-cell>
          <table:table-cell office:value-type="float" office:value="0.159205" calcext:value-type="float">
            <text:p>0.159205</text:p>
          </table:table-cell>
        </table:table-row>
        <table:table-row table:style-name="ro1">
          <table:table-cell office:value-type="float" office:value="870.461584" calcext:value-type="float">
            <text:p>870.461584</text:p>
          </table:table-cell>
          <table:table-cell office:value-type="float" office:value="0.160908" calcext:value-type="float">
            <text:p>0.160908</text:p>
          </table:table-cell>
        </table:table-row>
        <table:table-row table:style-name="ro1">
          <table:table-cell office:value-type="float" office:value="866.355987" calcext:value-type="float">
            <text:p>866.355987</text:p>
          </table:table-cell>
          <table:table-cell office:value-type="float" office:value="0.16141" calcext:value-type="float">
            <text:p>0.16141</text:p>
          </table:table-cell>
        </table:table-row>
        <table:table-row table:style-name="ro1">
          <table:table-cell office:value-type="float" office:value="864.826504" calcext:value-type="float">
            <text:p>864.826504</text:p>
          </table:table-cell>
          <table:table-cell office:value-type="float" office:value="0.160882" calcext:value-type="float">
            <text:p>0.160882</text:p>
          </table:table-cell>
        </table:table-row>
        <table:table-row table:style-name="ro1">
          <table:table-cell office:value-type="float" office:value="858.162979" calcext:value-type="float">
            <text:p>858.162979</text:p>
          </table:table-cell>
          <table:table-cell office:value-type="float" office:value="0.159451" calcext:value-type="float">
            <text:p>0.159451</text:p>
          </table:table-cell>
        </table:table-row>
        <table:table-row table:style-name="ro1">
          <table:table-cell office:value-type="float" office:value="855.847591" calcext:value-type="float">
            <text:p>855.847591</text:p>
          </table:table-cell>
          <table:table-cell office:value-type="float" office:value="0.156868" calcext:value-type="float">
            <text:p>0.156868</text:p>
          </table:table-cell>
        </table:table-row>
        <table:table-row table:style-name="ro1">
          <table:table-cell office:value-type="float" office:value="852.509894" calcext:value-type="float">
            <text:p>852.509894</text:p>
          </table:table-cell>
          <table:table-cell office:value-type="float" office:value="0.152686" calcext:value-type="float">
            <text:p>0.152686</text:p>
          </table:table-cell>
        </table:table-row>
        <table:table-row table:style-name="ro1">
          <table:table-cell office:value-type="float" office:value="849.097724" calcext:value-type="float">
            <text:p>849.097724</text:p>
          </table:table-cell>
          <table:table-cell office:value-type="float" office:value="0.147218" calcext:value-type="float">
            <text:p>0.147218</text:p>
          </table:table-cell>
        </table:table-row>
        <table:table-row table:style-name="ro1">
          <table:table-cell office:value-type="float" office:value="844.686651" calcext:value-type="float">
            <text:p>844.686651</text:p>
          </table:table-cell>
          <table:table-cell office:value-type="float" office:value="0.140735" calcext:value-type="float">
            <text:p>0.140735</text:p>
          </table:table-cell>
        </table:table-row>
        <table:table-row table:style-name="ro1">
          <table:table-cell office:value-type="float" office:value="840.542511" calcext:value-type="float">
            <text:p>840.542511</text:p>
          </table:table-cell>
          <table:table-cell office:value-type="float" office:value="0.132594" calcext:value-type="float">
            <text:p>0.132594</text:p>
          </table:table-cell>
        </table:table-row>
        <table:table-row table:style-name="ro1">
          <table:table-cell office:value-type="float" office:value="837.994412" calcext:value-type="float">
            <text:p>837.994412</text:p>
          </table:table-cell>
          <table:table-cell office:value-type="float" office:value="0.122558" calcext:value-type="float">
            <text:p>0.122558</text:p>
          </table:table-cell>
        </table:table-row>
        <table:table-row table:style-name="ro1">
          <table:table-cell office:value-type="float" office:value="833.590926" calcext:value-type="float">
            <text:p>833.590926</text:p>
          </table:table-cell>
          <table:table-cell office:value-type="float" office:value="0.111034" calcext:value-type="float">
            <text:p>0.111034</text:p>
          </table:table-cell>
        </table:table-row>
        <table:table-row table:style-name="ro1">
          <table:table-cell office:value-type="float" office:value="830.212618" calcext:value-type="float">
            <text:p>830.212618</text:p>
          </table:table-cell>
          <table:table-cell office:value-type="float" office:value="0.098501" calcext:value-type="float">
            <text:p>0.098501</text:p>
          </table:table-cell>
        </table:table-row>
        <table:table-row table:style-name="ro1">
          <table:table-cell office:value-type="float" office:value="825.731542" calcext:value-type="float">
            <text:p>825.731542</text:p>
          </table:table-cell>
          <table:table-cell office:value-type="float" office:value="0.084438" calcext:value-type="float">
            <text:p>0.084438</text:p>
          </table:table-cell>
        </table:table-row>
        <table:table-row table:style-name="ro1">
          <table:table-cell office:value-type="float" office:value="822.172325" calcext:value-type="float">
            <text:p>822.172325</text:p>
          </table:table-cell>
          <table:table-cell office:value-type="float" office:value="0.069302" calcext:value-type="float">
            <text:p>0.069302</text:p>
          </table:table-cell>
        </table:table-row>
        <table:table-row table:style-name="ro1">
          <table:table-cell office:value-type="float" office:value="817.795986" calcext:value-type="float">
            <text:p>817.795986</text:p>
          </table:table-cell>
          <table:table-cell office:value-type="float" office:value="0.053363" calcext:value-type="float">
            <text:p>0.053363</text:p>
          </table:table-cell>
        </table:table-row>
        <table:table-row table:style-name="ro1">
          <table:table-cell office:value-type="float" office:value="815.399541" calcext:value-type="float">
            <text:p>815.399541</text:p>
          </table:table-cell>
          <table:table-cell office:value-type="float" office:value="0.037971" calcext:value-type="float">
            <text:p>0.037971</text:p>
          </table:table-cell>
        </table:table-row>
        <table:table-row table:style-name="ro1">
          <table:table-cell office:value-type="float" office:value="812.042394" calcext:value-type="float">
            <text:p>812.042394</text:p>
          </table:table-cell>
          <table:table-cell office:value-type="float" office:value="0.024977" calcext:value-type="float">
            <text:p>0.024977</text:p>
          </table:table-cell>
        </table:table-row>
        <table:table-row table:style-name="ro1">
          <table:table-cell office:value-type="float" office:value="808.682154" calcext:value-type="float">
            <text:p>808.682154</text:p>
          </table:table-cell>
          <table:table-cell office:value-type="float" office:value="0.015167" calcext:value-type="float">
            <text:p>0.015167</text:p>
          </table:table-cell>
        </table:table-row>
        <table:table-row table:style-name="ro1">
          <table:table-cell office:value-type="float" office:value="803.123318" calcext:value-type="float">
            <text:p>803.123318</text:p>
          </table:table-cell>
          <table:table-cell office:value-type="float" office:value="0.008551" calcext:value-type="float">
            <text:p>0.008551</text:p>
          </table:table-cell>
        </table:table-row>
        <table:table-row table:style-name="ro1">
          <table:table-cell office:value-type="float" office:value="799.783437" calcext:value-type="float">
            <text:p>799.783437</text:p>
          </table:table-cell>
          <table:table-cell office:value-type="float" office:value="0.004088" calcext:value-type="float">
            <text:p>0.004088</text:p>
          </table:table-cell>
        </table:table-row>
        <table:table-row table:style-name="ro1">
          <table:table-cell office:value-type="float" office:value="796.335533" calcext:value-type="float">
            <text:p>796.335533</text:p>
          </table:table-cell>
          <table:table-cell office:value-type="float" office:value="0.00153" calcext:value-type="float">
            <text:p>0.00153</text:p>
          </table:table-cell>
        </table:table-row>
        <table:table-row table:style-name="ro1">
          <table:table-cell office:value-type="float" office:value="792.951271" calcext:value-type="float">
            <text:p>792.951271</text:p>
          </table:table-cell>
          <table:table-cell office:value-type="float" office:value="0.000467" calcext:value-type="float">
            <text:p>0.000467</text:p>
          </table:table-cell>
        </table:table-row>
        <table:table-row table:style-name="ro1">
          <table:table-cell office:value-type="float" office:value="789.714276" calcext:value-type="float">
            <text:p>789.714276</text:p>
          </table:table-cell>
          <table:table-cell office:value-type="float" office:value="0.000714" calcext:value-type="float">
            <text:p>0.000714</text:p>
          </table:table-cell>
        </table:table-row>
        <table:table-row table:style-name="ro1">
          <table:table-cell office:value-type="float" office:value="785.552864" calcext:value-type="float">
            <text:p>785.552864</text:p>
          </table:table-cell>
          <table:table-cell office:value-type="float" office:value="0.002286" calcext:value-type="float">
            <text:p>0.002286</text:p>
          </table:table-cell>
        </table:table-row>
        <table:table-row table:style-name="ro1">
          <table:table-cell office:value-type="float" office:value="781.789236" calcext:value-type="float">
            <text:p>781.789236</text:p>
          </table:table-cell>
          <table:table-cell office:value-type="float" office:value="0.005481" calcext:value-type="float">
            <text:p>0.005481</text:p>
          </table:table-cell>
        </table:table-row>
        <table:table-row table:style-name="ro1">
          <table:table-cell office:value-type="float" office:value="776.608625" calcext:value-type="float">
            <text:p>776.608625</text:p>
          </table:table-cell>
          <table:table-cell office:value-type="float" office:value="0.010775" calcext:value-type="float">
            <text:p>0.010775</text:p>
          </table:table-cell>
        </table:table-row>
        <table:table-row table:style-name="ro1">
          <table:table-cell office:value-type="float" office:value="773.899886" calcext:value-type="float">
            <text:p>773.899886</text:p>
          </table:table-cell>
          <table:table-cell office:value-type="float" office:value="0.018843" calcext:value-type="float">
            <text:p>0.018843</text:p>
          </table:table-cell>
        </table:table-row>
        <table:table-row table:style-name="ro1">
          <table:table-cell office:value-type="float" office:value="770.688469" calcext:value-type="float">
            <text:p>770.688469</text:p>
          </table:table-cell>
          <table:table-cell office:value-type="float" office:value="0.029804" calcext:value-type="float">
            <text:p>0.029804</text:p>
          </table:table-cell>
        </table:table-row>
        <table:table-row table:style-name="ro1">
          <table:table-cell office:value-type="float" office:value="766.020009" calcext:value-type="float">
            <text:p>766.020009</text:p>
          </table:table-cell>
          <table:table-cell office:value-type="float" office:value="0.043035" calcext:value-type="float">
            <text:p>0.043035</text:p>
          </table:table-cell>
        </table:table-row>
        <table:table-row table:style-name="ro1">
          <table:table-cell office:value-type="float" office:value="762.750224" calcext:value-type="float">
            <text:p>762.750224</text:p>
          </table:table-cell>
          <table:table-cell office:value-type="float" office:value="0.0572" calcext:value-type="float">
            <text:p>0.0572</text:p>
          </table:table-cell>
        </table:table-row>
        <table:table-row table:style-name="ro1">
          <table:table-cell office:value-type="float" office:value="759.09486" calcext:value-type="float">
            <text:p>759.09486</text:p>
          </table:table-cell>
          <table:table-cell office:value-type="float" office:value="0.07128" calcext:value-type="float">
            <text:p>0.07128</text:p>
          </table:table-cell>
        </table:table-row>
        <table:table-row table:style-name="ro1">
          <table:table-cell office:value-type="float" office:value="755.970772" calcext:value-type="float">
            <text:p>755.970772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1">
          <table:table-cell office:value-type="float" office:value="751.663191" calcext:value-type="float">
            <text:p>751.663191</text:p>
          </table:table-cell>
          <table:table-cell office:value-type="float" office:value="0.09762" calcext:value-type="float">
            <text:p>0.09762</text:p>
          </table:table-cell>
        </table:table-row>
        <table:table-row table:style-name="ro1">
          <table:table-cell office:value-type="float" office:value="749.199576" calcext:value-type="float">
            <text:p>749.199576</text:p>
          </table:table-cell>
          <table:table-cell office:value-type="float" office:value="0.109235" calcext:value-type="float">
            <text:p>0.109235</text:p>
          </table:table-cell>
        </table:table-row>
        <table:table-row table:style-name="ro1">
          <table:table-cell office:value-type="float" office:value="744.330512" calcext:value-type="float">
            <text:p>744.330512</text:p>
          </table:table-cell>
          <table:table-cell office:value-type="float" office:value="0.119376" calcext:value-type="float">
            <text:p>0.119376</text:p>
          </table:table-cell>
        </table:table-row>
        <table:table-row table:style-name="ro1">
          <table:table-cell office:value-type="float" office:value="740.230372" calcext:value-type="float">
            <text:p>740.230372</text:p>
          </table:table-cell>
          <table:table-cell office:value-type="float" office:value="0.128614" calcext:value-type="float">
            <text:p>0.128614</text:p>
          </table:table-cell>
        </table:table-row>
        <table:table-row table:style-name="ro1">
          <table:table-cell office:value-type="float" office:value="737.066949" calcext:value-type="float">
            <text:p>737.066949</text:p>
          </table:table-cell>
          <table:table-cell office:value-type="float" office:value="0.136462" calcext:value-type="float">
            <text:p>0.136462</text:p>
          </table:table-cell>
        </table:table-row>
        <table:table-row table:style-name="ro1">
          <table:table-cell office:value-type="float" office:value="733.464355" calcext:value-type="float">
            <text:p>733.464355</text:p>
          </table:table-cell>
          <table:table-cell office:value-type="float" office:value="0.143046" calcext:value-type="float">
            <text:p>0.143046</text:p>
          </table:table-cell>
        </table:table-row>
        <table:table-row table:style-name="ro1">
          <table:table-cell office:value-type="float" office:value="728.984305" calcext:value-type="float">
            <text:p>728.984305</text:p>
          </table:table-cell>
          <table:table-cell office:value-type="float" office:value="0.14863" calcext:value-type="float">
            <text:p>0.14863</text:p>
          </table:table-cell>
        </table:table-row>
        <table:table-row table:style-name="ro1">
          <table:table-cell office:value-type="float" office:value="725.585782" calcext:value-type="float">
            <text:p>725.585782</text:p>
          </table:table-cell>
          <table:table-cell office:value-type="float" office:value="0.153185" calcext:value-type="float">
            <text:p>0.153185</text:p>
          </table:table-cell>
        </table:table-row>
        <table:table-row table:style-name="ro1">
          <table:table-cell office:value-type="float" office:value="721.111125" calcext:value-type="float">
            <text:p>721.111125</text:p>
          </table:table-cell>
          <table:table-cell office:value-type="float" office:value="0.15673" calcext:value-type="float">
            <text:p>0.15673</text:p>
          </table:table-cell>
        </table:table-row>
        <table:table-row table:style-name="ro1">
          <table:table-cell office:value-type="float" office:value="717.733153" calcext:value-type="float">
            <text:p>717.733153</text:p>
          </table:table-cell>
          <table:table-cell office:value-type="float" office:value="0.159192" calcext:value-type="float">
            <text:p>0.159192</text:p>
          </table:table-cell>
        </table:table-row>
        <table:table-row table:style-name="ro1">
          <table:table-cell office:value-type="float" office:value="714.368753" calcext:value-type="float">
            <text:p>714.368753</text:p>
          </table:table-cell>
          <table:table-cell office:value-type="float" office:value="0.160476" calcext:value-type="float">
            <text:p>0.160476</text:p>
          </table:table-cell>
        </table:table-row>
        <table:table-row table:style-name="ro1">
          <table:table-cell office:value-type="float" office:value="709.954311" calcext:value-type="float">
            <text:p>709.954311</text:p>
          </table:table-cell>
          <table:table-cell office:value-type="float" office:value="0.160969" calcext:value-type="float">
            <text:p>0.160969</text:p>
          </table:table-cell>
        </table:table-row>
        <table:table-row table:style-name="ro1">
          <table:table-cell office:value-type="float" office:value="705.434914" calcext:value-type="float">
            <text:p>705.434914</text:p>
          </table:table-cell>
          <table:table-cell office:value-type="float" office:value="0.1602" calcext:value-type="float">
            <text:p>0.1602</text:p>
          </table:table-cell>
        </table:table-row>
        <table:table-row table:style-name="ro1">
          <table:table-cell office:value-type="float" office:value="702.049807" calcext:value-type="float">
            <text:p>702.049807</text:p>
          </table:table-cell>
          <table:table-cell office:value-type="float" office:value="0.158255" calcext:value-type="float">
            <text:p>0.158255</text:p>
          </table:table-cell>
        </table:table-row>
        <table:table-row table:style-name="ro1">
          <table:table-cell office:value-type="float" office:value="698.759683" calcext:value-type="float">
            <text:p>698.759683</text:p>
          </table:table-cell>
          <table:table-cell office:value-type="float" office:value="0.154943" calcext:value-type="float">
            <text:p>0.154943</text:p>
          </table:table-cell>
        </table:table-row>
        <table:table-row table:style-name="ro1">
          <table:table-cell office:value-type="float" office:value="696.389342" calcext:value-type="float">
            <text:p>696.389342</text:p>
          </table:table-cell>
          <table:table-cell office:value-type="float" office:value="0.15079" calcext:value-type="float">
            <text:p>0.15079</text:p>
          </table:table-cell>
        </table:table-row>
        <table:table-row table:style-name="ro1">
          <table:table-cell office:value-type="float" office:value="692.027146" calcext:value-type="float">
            <text:p>692.027146</text:p>
          </table:table-cell>
          <table:table-cell office:value-type="float" office:value="0.145228" calcext:value-type="float">
            <text:p>0.145228</text:p>
          </table:table-cell>
        </table:table-row>
        <table:table-row table:style-name="ro1">
          <table:table-cell office:value-type="float" office:value="688.527794" calcext:value-type="float">
            <text:p>688.527794</text:p>
          </table:table-cell>
          <table:table-cell office:value-type="float" office:value="0.137982" calcext:value-type="float">
            <text:p>0.137982</text:p>
          </table:table-cell>
        </table:table-row>
        <table:table-row table:style-name="ro1">
          <table:table-cell office:value-type="float" office:value="684.177119" calcext:value-type="float">
            <text:p>684.177119</text:p>
          </table:table-cell>
          <table:table-cell office:value-type="float" office:value="0.129549" calcext:value-type="float">
            <text:p>0.129549</text:p>
          </table:table-cell>
        </table:table-row>
        <table:table-row table:style-name="ro1">
          <table:table-cell office:value-type="float" office:value="680.804659" calcext:value-type="float">
            <text:p>680.804659</text:p>
          </table:table-cell>
          <table:table-cell office:value-type="float" office:value="0.119768" calcext:value-type="float">
            <text:p>0.119768</text:p>
          </table:table-cell>
        </table:table-row>
        <table:table-row table:style-name="ro1">
          <table:table-cell office:value-type="float" office:value="678.518132" calcext:value-type="float">
            <text:p>678.518132</text:p>
          </table:table-cell>
          <table:table-cell office:value-type="float" office:value="0.108531" calcext:value-type="float">
            <text:p>0.108531</text:p>
          </table:table-cell>
        </table:table-row>
        <table:table-row table:style-name="ro1">
          <table:table-cell office:value-type="float" office:value="674.091191" calcext:value-type="float">
            <text:p>674.091191</text:p>
          </table:table-cell>
          <table:table-cell office:value-type="float" office:value="0.095651" calcext:value-type="float">
            <text:p>0.095651</text:p>
          </table:table-cell>
        </table:table-row>
        <table:table-row table:style-name="ro1">
          <table:table-cell office:value-type="float" office:value="669.633095" calcext:value-type="float">
            <text:p>669.633095</text:p>
          </table:table-cell>
          <table:table-cell office:value-type="float" office:value="0.081258" calcext:value-type="float">
            <text:p>0.081258</text:p>
          </table:table-cell>
        </table:table-row>
        <table:table-row table:style-name="ro1">
          <table:table-cell office:value-type="float" office:value="665.122298" calcext:value-type="float">
            <text:p>665.122298</text:p>
          </table:table-cell>
          <table:table-cell office:value-type="float" office:value="0.066071" calcext:value-type="float">
            <text:p>0.066071</text:p>
          </table:table-cell>
        </table:table-row>
        <table:table-row table:style-name="ro1">
          <table:table-cell office:value-type="float" office:value="661.883359" calcext:value-type="float">
            <text:p>661.883359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float" office:value="659.3532" calcext:value-type="float">
            <text:p>659.3532</text:p>
          </table:table-cell>
          <table:table-cell office:value-type="float" office:value="0.035912" calcext:value-type="float">
            <text:p>0.035912</text:p>
          </table:table-cell>
        </table:table-row>
        <table:table-row table:style-name="ro1">
          <table:table-cell office:value-type="float" office:value="654.272015" calcext:value-type="float">
            <text:p>654.272015</text:p>
          </table:table-cell>
          <table:table-cell office:value-type="float" office:value="0.023134" calcext:value-type="float">
            <text:p>0.023134</text:p>
          </table:table-cell>
        </table:table-row>
        <table:table-row table:style-name="ro1">
          <table:table-cell office:value-type="float" office:value="650.530807" calcext:value-type="float">
            <text:p>650.530807</text:p>
          </table:table-cell>
          <table:table-cell office:value-type="float" office:value="0.013562" calcext:value-type="float">
            <text:p>0.013562</text:p>
          </table:table-cell>
        </table:table-row>
        <table:table-row table:style-name="ro1">
          <table:table-cell office:value-type="float" office:value="646.96026" calcext:value-type="float">
            <text:p>646.96026</text:p>
          </table:table-cell>
          <table:table-cell office:value-type="float" office:value="0.007166" calcext:value-type="float">
            <text:p>0.007166</text:p>
          </table:table-cell>
        </table:table-row>
        <table:table-row table:style-name="ro1">
          <table:table-cell office:value-type="float" office:value="642.56172" calcext:value-type="float">
            <text:p>642.56172</text:p>
          </table:table-cell>
          <table:table-cell office:value-type="float" office:value="0.003214" calcext:value-type="float">
            <text:p>0.003214</text:p>
          </table:table-cell>
        </table:table-row>
        <table:table-row table:style-name="ro1">
          <table:table-cell office:value-type="float" office:value="639.370708" calcext:value-type="float">
            <text:p>639.370708</text:p>
          </table:table-cell>
          <table:table-cell office:value-type="float" office:value="0.001014" calcext:value-type="float">
            <text:p>0.001014</text:p>
          </table:table-cell>
        </table:table-row>
        <table:table-row table:style-name="ro1">
          <table:table-cell office:value-type="float" office:value="635.152027" calcext:value-type="float">
            <text:p>635.152027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float" office:value="632.759929" calcext:value-type="float">
            <text:p>632.759929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float" office:value="627.946683" calcext:value-type="float">
            <text:p>627.946683</text:p>
          </table:table-cell>
          <table:table-cell office:value-type="float" office:value="0.003074" calcext:value-type="float">
            <text:p>0.003074</text:p>
          </table:table-cell>
        </table:table-row>
        <table:table-row table:style-name="ro1">
          <table:table-cell office:value-type="float" office:value="623.672602" calcext:value-type="float">
            <text:p>623.672602</text:p>
          </table:table-cell>
          <table:table-cell office:value-type="float" office:value="0.006751" calcext:value-type="float">
            <text:p>0.006751</text:p>
          </table:table-cell>
        </table:table-row>
        <table:table-row table:style-name="ro1">
          <table:table-cell office:value-type="float" office:value="620.111347" calcext:value-type="float">
            <text:p>620.111347</text:p>
          </table:table-cell>
          <table:table-cell office:value-type="float" office:value="0.012788" calcext:value-type="float">
            <text:p>0.012788</text:p>
          </table:table-cell>
        </table:table-row>
        <table:table-row table:style-name="ro1">
          <table:table-cell office:value-type="float" office:value="616.644153" calcext:value-type="float">
            <text:p>616.644153</text:p>
          </table:table-cell>
          <table:table-cell office:value-type="float" office:value="0.021455" calcext:value-type="float">
            <text:p>0.021455</text:p>
          </table:table-cell>
        </table:table-row>
        <table:table-row table:style-name="ro1">
          <table:table-cell office:value-type="float" office:value="613.347303" calcext:value-type="float">
            <text:p>613.347303</text:p>
          </table:table-cell>
          <table:table-cell office:value-type="float" office:value="0.032727" calcext:value-type="float">
            <text:p>0.032727</text:p>
          </table:table-cell>
        </table:table-row>
        <table:table-row table:style-name="ro1">
          <table:table-cell office:value-type="float" office:value="609.150461" calcext:value-type="float">
            <text:p>609.150461</text:p>
          </table:table-cell>
          <table:table-cell office:value-type="float" office:value="0.046373" calcext:value-type="float">
            <text:p>0.046373</text:p>
          </table:table-cell>
        </table:table-row>
        <table:table-row table:style-name="ro1">
          <table:table-cell office:value-type="float" office:value="605.598246" calcext:value-type="float">
            <text:p>605.598246</text:p>
          </table:table-cell>
          <table:table-cell office:value-type="float" office:value="0.061054" calcext:value-type="float">
            <text:p>0.061054</text:p>
          </table:table-cell>
        </table:table-row>
        <table:table-row table:style-name="ro1">
          <table:table-cell office:value-type="float" office:value="602.375628" calcext:value-type="float">
            <text:p>602.375628</text:p>
          </table:table-cell>
          <table:table-cell office:value-type="float" office:value="0.075257" calcext:value-type="float">
            <text:p>0.075257</text:p>
          </table:table-cell>
        </table:table-row>
        <table:table-row table:style-name="ro1">
          <table:table-cell office:value-type="float" office:value="599.261679" calcext:value-type="float">
            <text:p>599.261679</text:p>
          </table:table-cell>
          <table:table-cell office:value-type="float" office:value="0.088582" calcext:value-type="float">
            <text:p>0.088582</text:p>
          </table:table-cell>
        </table:table-row>
        <table:table-row table:style-name="ro1">
          <table:table-cell office:value-type="float" office:value="594.800565" calcext:value-type="float">
            <text:p>594.800565</text:p>
          </table:table-cell>
          <table:table-cell office:value-type="float" office:value="0.101276" calcext:value-type="float">
            <text:p>0.101276</text:p>
          </table:table-cell>
        </table:table-row>
        <table:table-row table:style-name="ro1">
          <table:table-cell office:value-type="float" office:value="591.003328" calcext:value-type="float">
            <text:p>591.003328</text:p>
          </table:table-cell>
          <table:table-cell office:value-type="float" office:value="0.112594" calcext:value-type="float">
            <text:p>0.112594</text:p>
          </table:table-cell>
        </table:table-row>
        <table:table-row table:style-name="ro1">
          <table:table-cell office:value-type="float" office:value="587.787031" calcext:value-type="float">
            <text:p>587.787031</text:p>
          </table:table-cell>
          <table:table-cell office:value-type="float" office:value="0.122424" calcext:value-type="float">
            <text:p>0.122424</text:p>
          </table:table-cell>
        </table:table-row>
        <table:table-row table:style-name="ro1">
          <table:table-cell office:value-type="float" office:value="583.197762" calcext:value-type="float">
            <text:p>583.197762</text:p>
          </table:table-cell>
          <table:table-cell office:value-type="float" office:value="0.131115" calcext:value-type="float">
            <text:p>0.131115</text:p>
          </table:table-cell>
        </table:table-row>
        <table:table-row table:style-name="ro1">
          <table:table-cell office:value-type="float" office:value="580.328797" calcext:value-type="float">
            <text:p>580.328797</text:p>
          </table:table-cell>
          <table:table-cell office:value-type="float" office:value="0.138855" calcext:value-type="float">
            <text:p>0.138855</text:p>
          </table:table-cell>
        </table:table-row>
        <table:table-row table:style-name="ro1">
          <table:table-cell office:value-type="float" office:value="576.814285" calcext:value-type="float">
            <text:p>576.814285</text:p>
          </table:table-cell>
          <table:table-cell office:value-type="float" office:value="0.145538" calcext:value-type="float">
            <text:p>0.145538</text:p>
          </table:table-cell>
        </table:table-row>
        <table:table-row table:style-name="ro1">
          <table:table-cell office:value-type="float" office:value="573.006839" calcext:value-type="float">
            <text:p>573.006839</text:p>
          </table:table-cell>
          <table:table-cell office:value-type="float" office:value="0.150573" calcext:value-type="float">
            <text:p>0.150573</text:p>
          </table:table-cell>
        </table:table-row>
        <table:table-row table:style-name="ro1">
          <table:table-cell office:value-type="float" office:value="569.74954" calcext:value-type="float">
            <text:p>569.74954</text:p>
          </table:table-cell>
          <table:table-cell office:value-type="float" office:value="0.154819" calcext:value-type="float">
            <text:p>0.154819</text:p>
          </table:table-cell>
        </table:table-row>
        <table:table-row table:style-name="ro1">
          <table:table-cell office:value-type="float" office:value="565.289135" calcext:value-type="float">
            <text:p>565.289135</text:p>
          </table:table-cell>
          <table:table-cell office:value-type="float" office:value="0.158122" calcext:value-type="float">
            <text:p>0.158122</text:p>
          </table:table-cell>
        </table:table-row>
        <table:table-row table:style-name="ro1">
          <table:table-cell office:value-type="float" office:value="560.901502" calcext:value-type="float">
            <text:p>560.901502</text:p>
          </table:table-cell>
          <table:table-cell office:value-type="float" office:value="0.160351" calcext:value-type="float">
            <text:p>0.160351</text:p>
          </table:table-cell>
        </table:table-row>
        <table:table-row table:style-name="ro1">
          <table:table-cell office:value-type="float" office:value="557.356608" calcext:value-type="float">
            <text:p>557.356608</text:p>
          </table:table-cell>
          <table:table-cell office:value-type="float" office:value="0.161546" calcext:value-type="float">
            <text:p>0.161546</text:p>
          </table:table-cell>
        </table:table-row>
        <table:table-row table:style-name="ro1">
          <table:table-cell office:value-type="float" office:value="554.051519" calcext:value-type="float">
            <text:p>554.051519</text:p>
          </table:table-cell>
          <table:table-cell office:value-type="float" office:value="0.161556" calcext:value-type="float">
            <text:p>0.161556</text:p>
          </table:table-cell>
        </table:table-row>
        <table:table-row table:style-name="ro1">
          <table:table-cell office:value-type="float" office:value="550.88068" calcext:value-type="float">
            <text:p>550.88068</text:p>
          </table:table-cell>
          <table:table-cell office:value-type="float" office:value="0.160524" calcext:value-type="float">
            <text:p>0.160524</text:p>
          </table:table-cell>
        </table:table-row>
        <table:table-row table:style-name="ro1">
          <table:table-cell office:value-type="float" office:value="546.543749" calcext:value-type="float">
            <text:p>546.543749</text:p>
          </table:table-cell>
          <table:table-cell office:value-type="float" office:value="0.158286" calcext:value-type="float">
            <text:p>0.158286</text:p>
          </table:table-cell>
        </table:table-row>
        <table:table-row table:style-name="ro1">
          <table:table-cell office:value-type="float" office:value="542.684059" calcext:value-type="float">
            <text:p>542.684059</text:p>
          </table:table-cell>
          <table:table-cell office:value-type="float" office:value="0.154908" calcext:value-type="float">
            <text:p>0.154908</text:p>
          </table:table-cell>
        </table:table-row>
        <table:table-row table:style-name="ro1">
          <table:table-cell office:value-type="float" office:value="538.190029" calcext:value-type="float">
            <text:p>538.190029</text:p>
          </table:table-cell>
          <table:table-cell office:value-type="float" office:value="0.150085" calcext:value-type="float">
            <text:p>0.150085</text:p>
          </table:table-cell>
        </table:table-row>
        <table:table-row table:style-name="ro1">
          <table:table-cell office:value-type="float" office:value="534.880976" calcext:value-type="float">
            <text:p>534.880976</text:p>
          </table:table-cell>
          <table:table-cell office:value-type="float" office:value="0.143945" calcext:value-type="float">
            <text:p>0.143945</text:p>
          </table:table-cell>
        </table:table-row>
        <table:table-row table:style-name="ro1">
          <table:table-cell office:value-type="float" office:value="531.569054" calcext:value-type="float">
            <text:p>531.569054</text:p>
          </table:table-cell>
          <table:table-cell office:value-type="float" office:value="0.136452" calcext:value-type="float">
            <text:p>0.136452</text:p>
          </table:table-cell>
        </table:table-row>
        <table:table-row table:style-name="ro1">
          <table:table-cell office:value-type="float" office:value="527.953829" calcext:value-type="float">
            <text:p>527.953829</text:p>
          </table:table-cell>
          <table:table-cell office:value-type="float" office:value="0.127672" calcext:value-type="float">
            <text:p>0.127672</text:p>
          </table:table-cell>
        </table:table-row>
        <table:table-row table:style-name="ro1">
          <table:table-cell office:value-type="float" office:value="524.590749" calcext:value-type="float">
            <text:p>524.590749</text:p>
          </table:table-cell>
          <table:table-cell office:value-type="float" office:value="0.116959" calcext:value-type="float">
            <text:p>0.116959</text:p>
          </table:table-cell>
        </table:table-row>
        <table:table-row table:style-name="ro1">
          <table:table-cell office:value-type="float" office:value="519.883784" calcext:value-type="float">
            <text:p>519.883784</text:p>
          </table:table-cell>
          <table:table-cell office:value-type="float" office:value="0.105033" calcext:value-type="float">
            <text:p>0.105033</text:p>
          </table:table-cell>
        </table:table-row>
        <table:table-row table:style-name="ro1">
          <table:table-cell office:value-type="float" office:value="516.011481" calcext:value-type="float">
            <text:p>516.011481</text:p>
          </table:table-cell>
          <table:table-cell office:value-type="float" office:value="0.091955" calcext:value-type="float">
            <text:p>0.091955</text:p>
          </table:table-cell>
        </table:table-row>
        <table:table-row table:style-name="ro1">
          <table:table-cell office:value-type="float" office:value="512.672642" calcext:value-type="float">
            <text:p>512.672642</text:p>
          </table:table-cell>
          <table:table-cell office:value-type="float" office:value="0.077974" calcext:value-type="float">
            <text:p>0.077974</text:p>
          </table:table-cell>
        </table:table-row>
        <table:table-row table:style-name="ro1">
          <table:table-cell office:value-type="float" office:value="510.06856" calcext:value-type="float">
            <text:p>510.06856</text:p>
          </table:table-cell>
          <table:table-cell office:value-type="float" office:value="0.062984" calcext:value-type="float">
            <text:p>0.062984</text:p>
          </table:table-cell>
        </table:table-row>
        <table:table-row table:style-name="ro1">
          <table:table-cell office:value-type="float" office:value="507.155321" calcext:value-type="float">
            <text:p>507.155321</text:p>
          </table:table-cell>
          <table:table-cell office:value-type="float" office:value="0.048195" calcext:value-type="float">
            <text:p>0.048195</text:p>
          </table:table-cell>
        </table:table-row>
        <table:table-row table:style-name="ro1">
          <table:table-cell office:value-type="float" office:value="501.781158" calcext:value-type="float">
            <text:p>501.781158</text:p>
          </table:table-cell>
          <table:table-cell office:value-type="float" office:value="0.03425" calcext:value-type="float">
            <text:p>0.03425</text:p>
          </table:table-cell>
        </table:table-row>
        <table:table-row table:style-name="ro1">
          <table:table-cell office:value-type="float" office:value="498.078966" calcext:value-type="float">
            <text:p>498.078966</text:p>
          </table:table-cell>
          <table:table-cell office:value-type="float" office:value="0.022062" calcext:value-type="float">
            <text:p>0.022062</text:p>
          </table:table-cell>
        </table:table-row>
        <table:table-row table:style-name="ro1">
          <table:table-cell office:value-type="float" office:value="495.040445" calcext:value-type="float">
            <text:p>495.040445</text:p>
          </table:table-cell>
          <table:table-cell office:value-type="float" office:value="0.012628" calcext:value-type="float">
            <text:p>0.012628</text:p>
          </table:table-cell>
        </table:table-row>
        <table:table-row table:style-name="ro1">
          <table:table-cell office:value-type="float" office:value="491.042667" calcext:value-type="float">
            <text:p>491.042667</text:p>
          </table:table-cell>
          <table:table-cell office:value-type="float" office:value="0.006454" calcext:value-type="float">
            <text:p>0.006454</text:p>
          </table:table-cell>
        </table:table-row>
        <table:table-row table:style-name="ro1">
          <table:table-cell office:value-type="float" office:value="487.858912" calcext:value-type="float">
            <text:p>487.858912</text:p>
          </table:table-cell>
          <table:table-cell office:value-type="float" office:value="0.002844" calcext:value-type="float">
            <text:p>0.002844</text:p>
          </table:table-cell>
        </table:table-row>
        <table:table-row table:style-name="ro1">
          <table:table-cell office:value-type="float" office:value="484.217849" calcext:value-type="float">
            <text:p>484.217849</text:p>
          </table:table-cell>
          <table:table-cell office:value-type="float" office:value="0.000927" calcext:value-type="float">
            <text:p>0.000927</text:p>
          </table:table-cell>
        </table:table-row>
        <table:table-row table:style-name="ro1">
          <table:table-cell office:value-type="float" office:value="479.986711" calcext:value-type="float">
            <text:p>479.986711</text:p>
          </table:table-cell>
          <table:table-cell office:value-type="float" office:value="0.000412" calcext:value-type="float">
            <text:p>0.000412</text:p>
          </table:table-cell>
        </table:table-row>
        <table:table-row table:style-name="ro1">
          <table:table-cell office:value-type="float" office:value="477.107358" calcext:value-type="float">
            <text:p>477.107358</text:p>
          </table:table-cell>
          <table:table-cell office:value-type="float" office:value="0.001276" calcext:value-type="float">
            <text:p>0.001276</text:p>
          </table:table-cell>
        </table:table-row>
        <table:table-row table:style-name="ro1">
          <table:table-cell office:value-type="float" office:value="473.104646" calcext:value-type="float">
            <text:p>473.104646</text:p>
          </table:table-cell>
          <table:table-cell office:value-type="float" office:value="0.003546" calcext:value-type="float">
            <text:p>0.003546</text:p>
          </table:table-cell>
        </table:table-row>
        <table:table-row table:style-name="ro1">
          <table:table-cell office:value-type="float" office:value="468.906244" calcext:value-type="float">
            <text:p>468.906244</text:p>
          </table:table-cell>
          <table:table-cell office:value-type="float" office:value="0.00769" calcext:value-type="float">
            <text:p>0.00769</text:p>
          </table:table-cell>
        </table:table-row>
        <table:table-row table:style-name="ro1">
          <table:table-cell office:value-type="float" office:value="464.96032" calcext:value-type="float">
            <text:p>464.96032</text:p>
          </table:table-cell>
          <table:table-cell office:value-type="float" office:value="0.014768" calcext:value-type="float">
            <text:p>0.014768</text:p>
          </table:table-cell>
        </table:table-row>
        <table:table-row table:style-name="ro1">
          <table:table-cell office:value-type="float" office:value="460.269085" calcext:value-type="float">
            <text:p>460.269085</text:p>
          </table:table-cell>
          <table:table-cell office:value-type="float" office:value="0.024647" calcext:value-type="float">
            <text:p>0.024647</text:p>
          </table:table-cell>
        </table:table-row>
        <table:table-row table:style-name="ro1">
          <table:table-cell office:value-type="float" office:value="457.247275" calcext:value-type="float">
            <text:p>457.247275</text:p>
          </table:table-cell>
          <table:table-cell office:value-type="float" office:value="0.036479" calcext:value-type="float">
            <text:p>0.036479</text:p>
          </table:table-cell>
        </table:table-row>
        <table:table-row table:style-name="ro1">
          <table:table-cell office:value-type="float" office:value="453.635155" calcext:value-type="float">
            <text:p>453.635155</text:p>
          </table:table-cell>
          <table:table-cell office:value-type="float" office:value="0.049657" calcext:value-type="float">
            <text:p>0.049657</text:p>
          </table:table-cell>
        </table:table-row>
        <table:table-row table:style-name="ro1">
          <table:table-cell office:value-type="float" office:value="449.482829" calcext:value-type="float">
            <text:p>449.482829</text:p>
          </table:table-cell>
          <table:table-cell office:value-type="float" office:value="0.064152" calcext:value-type="float">
            <text:p>0.064152</text:p>
          </table:table-cell>
        </table:table-row>
        <table:table-row table:style-name="ro1">
          <table:table-cell office:value-type="float" office:value="445.655304" calcext:value-type="float">
            <text:p>445.655304</text:p>
          </table:table-cell>
          <table:table-cell office:value-type="float" office:value="0.078697" calcext:value-type="float">
            <text:p>0.078697</text:p>
          </table:table-cell>
        </table:table-row>
        <table:table-row table:style-name="ro1">
          <table:table-cell office:value-type="float" office:value="442.557712" calcext:value-type="float">
            <text:p>442.557712</text:p>
          </table:table-cell>
          <table:table-cell office:value-type="float" office:value="0.091715" calcext:value-type="float">
            <text:p>0.091715</text:p>
          </table:table-cell>
        </table:table-row>
        <table:table-row table:style-name="ro1">
          <table:table-cell office:value-type="float" office:value="439.193566" calcext:value-type="float">
            <text:p>439.193566</text:p>
          </table:table-cell>
          <table:table-cell office:value-type="float" office:value="0.103421" calcext:value-type="float">
            <text:p>0.103421</text:p>
          </table:table-cell>
        </table:table-row>
        <table:table-row table:style-name="ro1">
          <table:table-cell office:value-type="float" office:value="435.385472" calcext:value-type="float">
            <text:p>435.385472</text:p>
          </table:table-cell>
          <table:table-cell office:value-type="float" office:value="0.114409" calcext:value-type="float">
            <text:p>0.114409</text:p>
          </table:table-cell>
        </table:table-row>
        <table:table-row table:style-name="ro1">
          <table:table-cell office:value-type="float" office:value="431.632798" calcext:value-type="float">
            <text:p>431.632798</text:p>
          </table:table-cell>
          <table:table-cell office:value-type="float" office:value="0.124082" calcext:value-type="float">
            <text:p>0.124082</text:p>
          </table:table-cell>
        </table:table-row>
        <table:table-row table:style-name="ro1">
          <table:table-cell office:value-type="float" office:value="428.38703" calcext:value-type="float">
            <text:p>428.38703</text:p>
          </table:table-cell>
          <table:table-cell office:value-type="float" office:value="0.132607" calcext:value-type="float">
            <text:p>0.132607</text:p>
          </table:table-cell>
        </table:table-row>
        <table:table-row table:style-name="ro1">
          <table:table-cell office:value-type="float" office:value="424.731252" calcext:value-type="float">
            <text:p>424.731252</text:p>
          </table:table-cell>
          <table:table-cell office:value-type="float" office:value="0.139627" calcext:value-type="float">
            <text:p>0.139627</text:p>
          </table:table-cell>
        </table:table-row>
        <table:table-row table:style-name="ro1">
          <table:table-cell office:value-type="float" office:value="420.492604" calcext:value-type="float">
            <text:p>420.492604</text:p>
          </table:table-cell>
          <table:table-cell office:value-type="float" office:value="0.14596" calcext:value-type="float">
            <text:p>0.14596</text:p>
          </table:table-cell>
        </table:table-row>
        <table:table-row table:style-name="ro1">
          <table:table-cell office:value-type="float" office:value="417.043952" calcext:value-type="float">
            <text:p>417.043952</text:p>
          </table:table-cell>
          <table:table-cell office:value-type="float" office:value="0.151313" calcext:value-type="float">
            <text:p>0.151313</text:p>
          </table:table-cell>
        </table:table-row>
        <table:table-row table:style-name="ro1">
          <table:table-cell office:value-type="float" office:value="413.97145" calcext:value-type="float">
            <text:p>413.97145</text:p>
          </table:table-cell>
          <table:table-cell office:value-type="float" office:value="0.155445" calcext:value-type="float">
            <text:p>0.155445</text:p>
          </table:table-cell>
        </table:table-row>
        <table:table-row table:style-name="ro1">
          <table:table-cell office:value-type="float" office:value="409.158615" calcext:value-type="float">
            <text:p>409.158615</text:p>
          </table:table-cell>
          <table:table-cell office:value-type="float" office:value="0.158302" calcext:value-type="float">
            <text:p>0.158302</text:p>
          </table:table-cell>
        </table:table-row>
        <table:table-row table:style-name="ro1">
          <table:table-cell office:value-type="float" office:value="404.839631" calcext:value-type="float">
            <text:p>404.839631</text:p>
          </table:table-cell>
          <table:table-cell office:value-type="float" office:value="0.1602" calcext:value-type="float">
            <text:p>0.1602</text:p>
          </table:table-cell>
        </table:table-row>
        <table:table-row table:style-name="ro1">
          <table:table-cell office:value-type="float" office:value="401.549161" calcext:value-type="float">
            <text:p>401.549161</text:p>
          </table:table-cell>
          <table:table-cell office:value-type="float" office:value="0.161253" calcext:value-type="float">
            <text:p>0.161253</text:p>
          </table:table-cell>
        </table:table-row>
        <table:table-row table:style-name="ro1">
          <table:table-cell office:value-type="float" office:value="398.346245" calcext:value-type="float">
            <text:p>398.346245</text:p>
          </table:table-cell>
          <table:table-cell office:value-type="float" office:value="0.161233" calcext:value-type="float">
            <text:p>0.161233</text:p>
          </table:table-cell>
        </table:table-row>
        <table:table-row table:style-name="ro1">
          <table:table-cell office:value-type="float" office:value="395.185084" calcext:value-type="float">
            <text:p>395.185084</text:p>
          </table:table-cell>
          <table:table-cell office:value-type="float" office:value="0.16005" calcext:value-type="float">
            <text:p>0.16005</text:p>
          </table:table-cell>
        </table:table-row>
        <table:table-row table:style-name="ro1">
          <table:table-cell office:value-type="float" office:value="390.235136" calcext:value-type="float">
            <text:p>390.235136</text:p>
          </table:table-cell>
          <table:table-cell office:value-type="float" office:value="0.157552" calcext:value-type="float">
            <text:p>0.157552</text:p>
          </table:table-cell>
        </table:table-row>
        <table:table-row table:style-name="ro1">
          <table:table-cell office:value-type="float" office:value="386.615849" calcext:value-type="float">
            <text:p>386.615849</text:p>
          </table:table-cell>
          <table:table-cell office:value-type="float" office:value="0.153828" calcext:value-type="float">
            <text:p>0.153828</text:p>
          </table:table-cell>
        </table:table-row>
        <table:table-row table:style-name="ro1">
          <table:table-cell office:value-type="float" office:value="382.4827" calcext:value-type="float">
            <text:p>382.4827</text:p>
          </table:table-cell>
          <table:table-cell office:value-type="float" office:value="0.148877" calcext:value-type="float">
            <text:p>0.148877</text:p>
          </table:table-cell>
        </table:table-row>
        <table:table-row table:style-name="ro1">
          <table:table-cell office:value-type="float" office:value="378.838047" calcext:value-type="float">
            <text:p>378.838047</text:p>
          </table:table-cell>
          <table:table-cell office:value-type="float" office:value="0.142667" calcext:value-type="float">
            <text:p>0.142667</text:p>
          </table:table-cell>
        </table:table-row>
        <table:table-row table:style-name="ro1">
          <table:table-cell office:value-type="float" office:value="375.201083" calcext:value-type="float">
            <text:p>375.201083</text:p>
          </table:table-cell>
          <table:table-cell office:value-type="float" office:value="0.134565" calcext:value-type="float">
            <text:p>0.134565</text:p>
          </table:table-cell>
        </table:table-row>
        <table:table-row table:style-name="ro1">
          <table:table-cell office:value-type="float" office:value="371.909817" calcext:value-type="float">
            <text:p>371.909817</text:p>
          </table:table-cell>
          <table:table-cell office:value-type="float" office:value="0.124938" calcext:value-type="float">
            <text:p>0.124938</text:p>
          </table:table-cell>
        </table:table-row>
        <table:table-row table:style-name="ro1">
          <table:table-cell office:value-type="float" office:value="367.380878" calcext:value-type="float">
            <text:p>367.380878</text:p>
          </table:table-cell>
          <table:table-cell office:value-type="float" office:value="0.114108" calcext:value-type="float">
            <text:p>0.114108</text:p>
          </table:table-cell>
        </table:table-row>
        <table:table-row table:style-name="ro1">
          <table:table-cell office:value-type="float" office:value="363.748788" calcext:value-type="float">
            <text:p>363.748788</text:p>
          </table:table-cell>
          <table:table-cell office:value-type="float" office:value="0.101807" calcext:value-type="float">
            <text:p>0.101807</text:p>
          </table:table-cell>
        </table:table-row>
        <table:table-row table:style-name="ro1">
          <table:table-cell office:value-type="float" office:value="360.687532" calcext:value-type="float">
            <text:p>360.687532</text:p>
          </table:table-cell>
          <table:table-cell office:value-type="float" office:value="0.087597" calcext:value-type="float">
            <text:p>0.087597</text:p>
          </table:table-cell>
        </table:table-row>
        <table:table-row table:style-name="ro1">
          <table:table-cell office:value-type="float" office:value="356.222049" calcext:value-type="float">
            <text:p>356.222049</text:p>
          </table:table-cell>
          <table:table-cell office:value-type="float" office:value="0.072562" calcext:value-type="float">
            <text:p>0.072562</text:p>
          </table:table-cell>
        </table:table-row>
        <table:table-row table:style-name="ro1">
          <table:table-cell office:value-type="float" office:value="353.060903" calcext:value-type="float">
            <text:p>353.060903</text:p>
          </table:table-cell>
          <table:table-cell office:value-type="float" office:value="0.057418" calcext:value-type="float">
            <text:p>0.057418</text:p>
          </table:table-cell>
        </table:table-row>
        <table:table-row table:style-name="ro1">
          <table:table-cell office:value-type="float" office:value="349.440878" calcext:value-type="float">
            <text:p>349.440878</text:p>
          </table:table-cell>
          <table:table-cell office:value-type="float" office:value="0.042482" calcext:value-type="float">
            <text:p>0.042482</text:p>
          </table:table-cell>
        </table:table-row>
        <table:table-row table:style-name="ro1">
          <table:table-cell office:value-type="float" office:value="344.155746" calcext:value-type="float">
            <text:p>344.155746</text:p>
          </table:table-cell>
          <table:table-cell office:value-type="float" office:value="0.028754" calcext:value-type="float">
            <text:p>0.028754</text:p>
          </table:table-cell>
        </table:table-row>
        <table:table-row table:style-name="ro1">
          <table:table-cell office:value-type="float" office:value="346.1823" calcext:value-type="float">
            <text:p>346.1823</text:p>
          </table:table-cell>
          <table:table-cell office:value-type="float" office:value="0.01771" calcext:value-type="float">
            <text:p>0.01771</text:p>
          </table:table-cell>
        </table:table-row>
        <table:table-row table:style-name="ro1">
          <table:table-cell office:value-type="float" office:value="338.758858" calcext:value-type="float">
            <text:p>338.758858</text:p>
          </table:table-cell>
          <table:table-cell office:value-type="float" office:value="0.010067" calcext:value-type="float">
            <text:p>0.010067</text:p>
          </table:table-cell>
        </table:table-row>
        <table:table-row table:style-name="ro1">
          <table:table-cell office:value-type="float" office:value="335.644605" calcext:value-type="float">
            <text:p>335.644605</text:p>
          </table:table-cell>
          <table:table-cell office:value-type="float" office:value="0.005027" calcext:value-type="float">
            <text:p>0.005027</text:p>
          </table:table-cell>
        </table:table-row>
        <table:table-row table:style-name="ro1">
          <table:table-cell office:value-type="float" office:value="332.125887" calcext:value-type="float">
            <text:p>332.125887</text:p>
          </table:table-cell>
          <table:table-cell office:value-type="float" office:value="0.002049" calcext:value-type="float">
            <text:p>0.002049</text:p>
          </table:table-cell>
        </table:table-row>
        <table:table-row table:style-name="ro1">
          <table:table-cell office:value-type="float" office:value="327.370155" calcext:value-type="float">
            <text:p>327.370155</text:p>
          </table:table-cell>
          <table:table-cell office:value-type="float" office:value="0.000612" calcext:value-type="float">
            <text:p>0.000612</text:p>
          </table:table-cell>
        </table:table-row>
        <table:table-row table:style-name="ro1">
          <table:table-cell office:value-type="float" office:value="323.096408" calcext:value-type="float">
            <text:p>323.096408</text:p>
          </table:table-cell>
          <table:table-cell office:value-type="float" office:value="0.000524" calcext:value-type="float">
            <text:p>0.000524</text:p>
          </table:table-cell>
        </table:table-row>
        <table:table-row table:style-name="ro1">
          <table:table-cell office:value-type="float" office:value="319.094506" calcext:value-type="float">
            <text:p>319.094506</text:p>
          </table:table-cell>
          <table:table-cell office:value-type="float" office:value="0.001812" calcext:value-type="float">
            <text:p>0.001812</text:p>
          </table:table-cell>
        </table:table-row>
        <table:table-row table:style-name="ro1">
          <table:table-cell office:value-type="float" office:value="315.020772" calcext:value-type="float">
            <text:p>315.020772</text:p>
          </table:table-cell>
          <table:table-cell office:value-type="float" office:value="0.004677" calcext:value-type="float">
            <text:p>0.004677</text:p>
          </table:table-cell>
        </table:table-row>
        <table:table-row table:style-name="ro1">
          <table:table-cell office:value-type="float" office:value="311.251027" calcext:value-type="float">
            <text:p>311.251027</text:p>
          </table:table-cell>
          <table:table-cell office:value-type="float" office:value="0.009518" calcext:value-type="float">
            <text:p>0.009518</text:p>
          </table:table-cell>
        </table:table-row>
        <table:table-row table:style-name="ro1">
          <table:table-cell office:value-type="float" office:value="307.871959" calcext:value-type="float">
            <text:p>307.871959</text:p>
          </table:table-cell>
          <table:table-cell office:value-type="float" office:value="0.017081" calcext:value-type="float">
            <text:p>0.017081</text:p>
          </table:table-cell>
        </table:table-row>
        <table:table-row table:style-name="ro1">
          <table:table-cell office:value-type="float" office:value="304.480408" calcext:value-type="float">
            <text:p>304.480408</text:p>
          </table:table-cell>
          <table:table-cell office:value-type="float" office:value="0.027427" calcext:value-type="float">
            <text:p>0.027427</text:p>
          </table:table-cell>
        </table:table-row>
        <table:table-row table:style-name="ro1">
          <table:table-cell office:value-type="float" office:value="300.885859" calcext:value-type="float">
            <text:p>300.885859</text:p>
          </table:table-cell>
          <table:table-cell office:value-type="float" office:value="0.040439" calcext:value-type="float">
            <text:p>0.040439</text:p>
          </table:table-cell>
        </table:table-row>
        <table:table-row table:style-name="ro1">
          <table:table-cell office:value-type="float" office:value="297.104476" calcext:value-type="float">
            <text:p>297.104476</text:p>
          </table:table-cell>
          <table:table-cell office:value-type="float" office:value="0.054768" calcext:value-type="float">
            <text:p>0.054768</text:p>
          </table:table-cell>
        </table:table-row>
        <table:table-row table:style-name="ro1">
          <table:table-cell office:value-type="float" office:value="293.412924" calcext:value-type="float">
            <text:p>293.412924</text:p>
          </table:table-cell>
          <table:table-cell office:value-type="float" office:value="0.069038" calcext:value-type="float">
            <text:p>0.069038</text:p>
          </table:table-cell>
        </table:table-row>
        <table:table-row table:style-name="ro1">
          <table:table-cell office:value-type="float" office:value="287.889544" calcext:value-type="float">
            <text:p>287.889544</text:p>
          </table:table-cell>
          <table:table-cell office:value-type="float" office:value="0.083475" calcext:value-type="float">
            <text:p>0.083475</text:p>
          </table:table-cell>
        </table:table-row>
        <table:table-row table:style-name="ro1">
          <table:table-cell office:value-type="float" office:value="286.615924" calcext:value-type="float">
            <text:p>286.615924</text:p>
          </table:table-cell>
          <table:table-cell office:value-type="float" office:value="0.096644" calcext:value-type="float">
            <text:p>0.096644</text:p>
          </table:table-cell>
        </table:table-row>
        <table:table-row table:style-name="ro1">
          <table:table-cell office:value-type="float" office:value="282.238416" calcext:value-type="float">
            <text:p>282.238416</text:p>
          </table:table-cell>
          <table:table-cell office:value-type="float" office:value="0.108123" calcext:value-type="float">
            <text:p>0.108123</text:p>
          </table:table-cell>
        </table:table-row>
        <table:table-row table:style-name="ro1">
          <table:table-cell office:value-type="float" office:value="278.584575" calcext:value-type="float">
            <text:p>278.584575</text:p>
          </table:table-cell>
          <table:table-cell office:value-type="float" office:value="0.118082" calcext:value-type="float">
            <text:p>0.118082</text:p>
          </table:table-cell>
        </table:table-row>
        <table:table-row table:style-name="ro1">
          <table:table-cell office:value-type="float" office:value="275.361629" calcext:value-type="float">
            <text:p>275.361629</text:p>
          </table:table-cell>
          <table:table-cell office:value-type="float" office:value="0.127241" calcext:value-type="float">
            <text:p>0.127241</text:p>
          </table:table-cell>
        </table:table-row>
        <table:table-row table:style-name="ro1">
          <table:table-cell office:value-type="float" office:value="271.066124" calcext:value-type="float">
            <text:p>271.066124</text:p>
          </table:table-cell>
          <table:table-cell office:value-type="float" office:value="0.135362" calcext:value-type="float">
            <text:p>0.135362</text:p>
          </table:table-cell>
        </table:table-row>
        <table:table-row table:style-name="ro1">
          <table:table-cell office:value-type="float" office:value="267.903756" calcext:value-type="float">
            <text:p>267.903756</text:p>
          </table:table-cell>
          <table:table-cell office:value-type="float" office:value="0.142303" calcext:value-type="float">
            <text:p>0.142303</text:p>
          </table:table-cell>
        </table:table-row>
        <table:table-row table:style-name="ro1">
          <table:table-cell office:value-type="float" office:value="264.351285" calcext:value-type="float">
            <text:p>264.351285</text:p>
          </table:table-cell>
          <table:table-cell office:value-type="float" office:value="0.147755" calcext:value-type="float">
            <text:p>0.147755</text:p>
          </table:table-cell>
        </table:table-row>
        <table:table-row table:style-name="ro1">
          <table:table-cell office:value-type="float" office:value="259.91243" calcext:value-type="float">
            <text:p>259.91243</text:p>
          </table:table-cell>
          <table:table-cell office:value-type="float" office:value="0.152392" calcext:value-type="float">
            <text:p>0.152392</text:p>
          </table:table-cell>
        </table:table-row>
        <table:table-row table:style-name="ro1">
          <table:table-cell office:value-type="float" office:value="256.922687" calcext:value-type="float">
            <text:p>256.922687</text:p>
          </table:table-cell>
          <table:table-cell office:value-type="float" office:value="0.156087" calcext:value-type="float">
            <text:p>0.156087</text:p>
          </table:table-cell>
        </table:table-row>
        <table:table-row table:style-name="ro1">
          <table:table-cell office:value-type="float" office:value="253.5311" calcext:value-type="float">
            <text:p>253.5311</text:p>
          </table:table-cell>
          <table:table-cell office:value-type="float" office:value="0.158981" calcext:value-type="float">
            <text:p>0.158981</text:p>
          </table:table-cell>
        </table:table-row>
        <table:table-row table:style-name="ro1">
          <table:table-cell office:value-type="float" office:value="249.711146" calcext:value-type="float">
            <text:p>249.711146</text:p>
          </table:table-cell>
          <table:table-cell office:value-type="float" office:value="0.160775" calcext:value-type="float">
            <text:p>0.160775</text:p>
          </table:table-cell>
        </table:table-row>
        <table:table-row table:style-name="ro1">
          <table:table-cell office:value-type="float" office:value="245.014265" calcext:value-type="float">
            <text:p>245.014265</text:p>
          </table:table-cell>
          <table:table-cell office:value-type="float" office:value="0.161414" calcext:value-type="float">
            <text:p>0.161414</text:p>
          </table:table-cell>
        </table:table-row>
        <table:table-row table:style-name="ro1">
          <table:table-cell office:value-type="float" office:value="245.053071" calcext:value-type="float">
            <text:p>245.053071</text:p>
          </table:table-cell>
          <table:table-cell office:value-type="float" office:value="0.161352" calcext:value-type="float">
            <text:p>0.161352</text:p>
          </table:table-cell>
        </table:table-row>
        <table:table-row table:style-name="ro1">
          <table:table-cell office:value-type="float" office:value="249.353687" calcext:value-type="float">
            <text:p>249.353687</text:p>
          </table:table-cell>
          <table:table-cell office:value-type="float" office:value="0.161327" calcext:value-type="float">
            <text:p>0.161327</text:p>
          </table:table-cell>
        </table:table-row>
        <table:table-row table:style-name="ro1">
          <table:table-cell office:value-type="float" office:value="252.228341" calcext:value-type="float">
            <text:p>252.228341</text:p>
          </table:table-cell>
          <table:table-cell office:value-type="float" office:value="0.159605" calcext:value-type="float">
            <text:p>0.159605</text:p>
          </table:table-cell>
        </table:table-row>
        <table:table-row table:style-name="ro1">
          <table:table-cell office:value-type="float" office:value="255.157292" calcext:value-type="float">
            <text:p>255.157292</text:p>
          </table:table-cell>
          <table:table-cell office:value-type="float" office:value="0.157016" calcext:value-type="float">
            <text:p>0.157016</text:p>
          </table:table-cell>
        </table:table-row>
        <table:table-row table:style-name="ro1">
          <table:table-cell office:value-type="float" office:value="259.206482" calcext:value-type="float">
            <text:p>259.206482</text:p>
          </table:table-cell>
          <table:table-cell office:value-type="float" office:value="0.153331" calcext:value-type="float">
            <text:p>0.153331</text:p>
          </table:table-cell>
        </table:table-row>
        <table:table-row table:style-name="ro1">
          <table:table-cell office:value-type="float" office:value="263.554483" calcext:value-type="float">
            <text:p>263.554483</text:p>
          </table:table-cell>
          <table:table-cell office:value-type="float" office:value="0.148784" calcext:value-type="float">
            <text:p>0.148784</text:p>
          </table:table-cell>
        </table:table-row>
        <table:table-row table:style-name="ro1">
          <table:table-cell office:value-type="float" office:value="268.64725" calcext:value-type="float">
            <text:p>268.64725</text:p>
          </table:table-cell>
          <table:table-cell office:value-type="float" office:value="0.142902" calcext:value-type="float">
            <text:p>0.142902</text:p>
          </table:table-cell>
        </table:table-row>
        <table:table-row table:style-name="ro1">
          <table:table-cell office:value-type="float" office:value="270.899056" calcext:value-type="float">
            <text:p>270.899056</text:p>
          </table:table-cell>
          <table:table-cell office:value-type="float" office:value="0.136014" calcext:value-type="float">
            <text:p>0.136014</text:p>
          </table:table-cell>
        </table:table-row>
        <table:table-row table:style-name="ro1">
          <table:table-cell office:value-type="float" office:value="275.58638" calcext:value-type="float">
            <text:p>275.58638</text:p>
          </table:table-cell>
          <table:table-cell office:value-type="float" office:value="0.127914" calcext:value-type="float">
            <text:p>0.127914</text:p>
          </table:table-cell>
        </table:table-row>
        <table:table-row table:style-name="ro1">
          <table:table-cell office:value-type="float" office:value="277.816295" calcext:value-type="float">
            <text:p>277.816295</text:p>
          </table:table-cell>
          <table:table-cell office:value-type="float" office:value="0.118979" calcext:value-type="float">
            <text:p>0.118979</text:p>
          </table:table-cell>
        </table:table-row>
        <table:table-row table:style-name="ro1">
          <table:table-cell office:value-type="float" office:value="281.991666" calcext:value-type="float">
            <text:p>281.991666</text:p>
          </table:table-cell>
          <table:table-cell office:value-type="float" office:value="0.108666" calcext:value-type="float">
            <text:p>0.108666</text:p>
          </table:table-cell>
        </table:table-row>
        <table:table-row table:style-name="ro1">
          <table:table-cell office:value-type="float" office:value="286.460449" calcext:value-type="float">
            <text:p>286.460449</text:p>
          </table:table-cell>
          <table:table-cell office:value-type="float" office:value="0.097287" calcext:value-type="float">
            <text:p>0.097287</text:p>
          </table:table-cell>
        </table:table-row>
        <table:table-row table:style-name="ro1">
          <table:table-cell office:value-type="float" office:value="287.921793" calcext:value-type="float">
            <text:p>287.921793</text:p>
          </table:table-cell>
          <table:table-cell office:value-type="float" office:value="0.084391" calcext:value-type="float">
            <text:p>0.084391</text:p>
          </table:table-cell>
        </table:table-row>
        <table:table-row table:style-name="ro1">
          <table:table-cell office:value-type="float" office:value="293.294507" calcext:value-type="float">
            <text:p>293.294507</text:p>
          </table:table-cell>
          <table:table-cell office:value-type="float" office:value="0.070869" calcext:value-type="float">
            <text:p>0.070869</text:p>
          </table:table-cell>
        </table:table-row>
        <table:table-row table:style-name="ro1">
          <table:table-cell office:value-type="float" office:value="296.768865" calcext:value-type="float">
            <text:p>296.768865</text:p>
          </table:table-cell>
          <table:table-cell office:value-type="float" office:value="0.056887" calcext:value-type="float">
            <text:p>0.056887</text:p>
          </table:table-cell>
        </table:table-row>
        <table:table-row table:style-name="ro1">
          <table:table-cell office:value-type="float" office:value="298.981546" calcext:value-type="float">
            <text:p>298.981546</text:p>
          </table:table-cell>
          <table:table-cell office:value-type="float" office:value="0.042957" calcext:value-type="float">
            <text:p>0.042957</text:p>
          </table:table-cell>
        </table:table-row>
        <table:table-row table:style-name="ro1">
          <table:table-cell office:value-type="float" office:value="303.469641" calcext:value-type="float">
            <text:p>303.469641</text:p>
          </table:table-cell>
          <table:table-cell office:value-type="float" office:value="0.029679" calcext:value-type="float">
            <text:p>0.029679</text:p>
          </table:table-cell>
        </table:table-row>
        <table:table-row table:style-name="ro1">
          <table:table-cell office:value-type="float" office:value="306.733005" calcext:value-type="float">
            <text:p>306.733005</text:p>
          </table:table-cell>
          <table:table-cell office:value-type="float" office:value="0.018833" calcext:value-type="float">
            <text:p>0.018833</text:p>
          </table:table-cell>
        </table:table-row>
        <table:table-row table:style-name="ro1">
          <table:table-cell office:value-type="float" office:value="310.379975" calcext:value-type="float">
            <text:p>310.379975</text:p>
          </table:table-cell>
          <table:table-cell office:value-type="float" office:value="0.010768" calcext:value-type="float">
            <text:p>0.010768</text:p>
          </table:table-cell>
        </table:table-row>
        <table:table-row table:style-name="ro1">
          <table:table-cell office:value-type="float" office:value="313.449895" calcext:value-type="float">
            <text:p>313.449895</text:p>
          </table:table-cell>
          <table:table-cell office:value-type="float" office:value="0.005541" calcext:value-type="float">
            <text:p>0.005541</text:p>
          </table:table-cell>
        </table:table-row>
        <table:table-row table:style-name="ro1">
          <table:table-cell office:value-type="float" office:value="317.982412" calcext:value-type="float">
            <text:p>317.982412</text:p>
          </table:table-cell>
          <table:table-cell office:value-type="float" office:value="0.002309" calcext:value-type="float">
            <text:p>0.002309</text:p>
          </table:table-cell>
        </table:table-row>
        <table:table-row table:style-name="ro1">
          <table:table-cell office:value-type="float" office:value="322.413717" calcext:value-type="float">
            <text:p>322.413717</text:p>
          </table:table-cell>
          <table:table-cell office:value-type="float" office:value="0.000682" calcext:value-type="float">
            <text:p>0.000682</text:p>
          </table:table-cell>
        </table:table-row>
        <table:table-row table:style-name="ro1">
          <table:table-cell office:value-type="float" office:value="326.457894" calcext:value-type="float">
            <text:p>326.457894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float" office:value="330.598317" calcext:value-type="float">
            <text:p>330.598317</text:p>
          </table:table-cell>
          <table:table-cell office:value-type="float" office:value="0.001668" calcext:value-type="float">
            <text:p>0.001668</text:p>
          </table:table-cell>
        </table:table-row>
        <table:table-row table:style-name="ro1">
          <table:table-cell office:value-type="float" office:value="333.978412" calcext:value-type="float">
            <text:p>333.978412</text:p>
          </table:table-cell>
          <table:table-cell office:value-type="float" office:value="0.004362" calcext:value-type="float">
            <text:p>0.004362</text:p>
          </table:table-cell>
        </table:table-row>
        <table:table-row table:style-name="ro1">
          <table:table-cell office:value-type="float" office:value="337.931095" calcext:value-type="float">
            <text:p>337.931095</text:p>
          </table:table-cell>
          <table:table-cell office:value-type="float" office:value="0.00888" calcext:value-type="float">
            <text:p>0.00888</text:p>
          </table:table-cell>
        </table:table-row>
        <table:table-row table:style-name="ro1">
          <table:table-cell office:value-type="float" office:value="341.248204" calcext:value-type="float">
            <text:p>341.248204</text:p>
          </table:table-cell>
          <table:table-cell office:value-type="float" office:value="0.015938" calcext:value-type="float">
            <text:p>0.015938</text:p>
          </table:table-cell>
        </table:table-row>
        <table:table-row table:style-name="ro1">
          <table:table-cell office:value-type="float" office:value="344.323066" calcext:value-type="float">
            <text:p>344.323066</text:p>
          </table:table-cell>
          <table:table-cell office:value-type="float" office:value="0.026152" calcext:value-type="float">
            <text:p>0.026152</text:p>
          </table:table-cell>
        </table:table-row>
        <table:table-row table:style-name="ro1">
          <table:table-cell office:value-type="float" office:value="347.94315" calcext:value-type="float">
            <text:p>347.94315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350.840264" calcext:value-type="float">
            <text:p>350.840264</text:p>
          </table:table-cell>
          <table:table-cell office:value-type="float" office:value="0.054022" calcext:value-type="float">
            <text:p>0.054022</text:p>
          </table:table-cell>
        </table:table-row>
        <table:table-row table:style-name="ro1">
          <table:table-cell office:value-type="float" office:value="355.064377" calcext:value-type="float">
            <text:p>355.064377</text:p>
          </table:table-cell>
          <table:table-cell office:value-type="float" office:value="0.069205" calcext:value-type="float">
            <text:p>0.069205</text:p>
          </table:table-cell>
        </table:table-row>
        <table:table-row table:style-name="ro1">
          <table:table-cell office:value-type="float" office:value="358.395344" calcext:value-type="float">
            <text:p>358.395344</text:p>
          </table:table-cell>
          <table:table-cell office:value-type="float" office:value="0.084125" calcext:value-type="float">
            <text:p>0.084125</text:p>
          </table:table-cell>
        </table:table-row>
        <table:table-row table:style-name="ro1">
          <table:table-cell office:value-type="float" office:value="362.663549" calcext:value-type="float">
            <text:p>362.663549</text:p>
          </table:table-cell>
          <table:table-cell office:value-type="float" office:value="0.098348" calcext:value-type="float">
            <text:p>0.098348</text:p>
          </table:table-cell>
        </table:table-row>
        <table:table-row table:style-name="ro1">
          <table:table-cell office:value-type="float" office:value="366.290312" calcext:value-type="float">
            <text:p>366.290312</text:p>
          </table:table-cell>
          <table:table-cell office:value-type="float" office:value="0.11108" calcext:value-type="float">
            <text:p>0.11108</text:p>
          </table:table-cell>
        </table:table-row>
        <table:table-row table:style-name="ro1">
          <table:table-cell office:value-type="float" office:value="369.61327" calcext:value-type="float">
            <text:p>369.61327</text:p>
          </table:table-cell>
          <table:table-cell office:value-type="float" office:value="0.122055" calcext:value-type="float">
            <text:p>0.122055</text:p>
          </table:table-cell>
        </table:table-row>
        <table:table-row table:style-name="ro1">
          <table:table-cell office:value-type="float" office:value="374.094179" calcext:value-type="float">
            <text:p>374.094179</text:p>
          </table:table-cell>
          <table:table-cell office:value-type="float" office:value="0.131822" calcext:value-type="float">
            <text:p>0.131822</text:p>
          </table:table-cell>
        </table:table-row>
        <table:table-row table:style-name="ro1">
          <table:table-cell office:value-type="float" office:value="377.134008" calcext:value-type="float">
            <text:p>377.134008</text:p>
          </table:table-cell>
          <table:table-cell office:value-type="float" office:value="0.140323" calcext:value-type="float">
            <text:p>0.140323</text:p>
          </table:table-cell>
        </table:table-row>
        <table:table-row table:style-name="ro1">
          <table:table-cell office:value-type="float" office:value="381.170412" calcext:value-type="float">
            <text:p>381.170412</text:p>
          </table:table-cell>
          <table:table-cell office:value-type="float" office:value="0.147308" calcext:value-type="float">
            <text:p>0.147308</text:p>
          </table:table-cell>
        </table:table-row>
        <table:table-row table:style-name="ro1">
          <table:table-cell office:value-type="float" office:value="385.47653" calcext:value-type="float">
            <text:p>385.47653</text:p>
          </table:table-cell>
          <table:table-cell office:value-type="float" office:value="0.152734" calcext:value-type="float">
            <text:p>0.152734</text:p>
          </table:table-cell>
        </table:table-row>
        <table:table-row table:style-name="ro1">
          <table:table-cell office:value-type="float" office:value="388.863445" calcext:value-type="float">
            <text:p>388.863445</text:p>
          </table:table-cell>
          <table:table-cell office:value-type="float" office:value="0.156805" calcext:value-type="float">
            <text:p>0.156805</text:p>
          </table:table-cell>
        </table:table-row>
        <table:table-row table:style-name="ro1">
          <table:table-cell office:value-type="float" office:value="392.146526" calcext:value-type="float">
            <text:p>392.146526</text:p>
          </table:table-cell>
          <table:table-cell office:value-type="float" office:value="0.159958" calcext:value-type="float">
            <text:p>0.159958</text:p>
          </table:table-cell>
        </table:table-row>
        <table:table-row table:style-name="ro1">
          <table:table-cell office:value-type="float" office:value="397.425011" calcext:value-type="float">
            <text:p>397.425011</text:p>
          </table:table-cell>
          <table:table-cell office:value-type="float" office:value="0.1617" calcext:value-type="float">
            <text:p>0.1617</text:p>
          </table:table-cell>
        </table:table-row>
        <table:table-row table:style-name="ro1">
          <table:table-cell office:value-type="float" office:value="400.388228" calcext:value-type="float">
            <text:p>400.388228</text:p>
          </table:table-cell>
          <table:table-cell office:value-type="float" office:value="0.162115" calcext:value-type="float">
            <text:p>0.162115</text:p>
          </table:table-cell>
        </table:table-row>
        <table:table-row table:style-name="ro1">
          <table:table-cell office:value-type="float" office:value="403.795334" calcext:value-type="float">
            <text:p>403.795334</text:p>
          </table:table-cell>
          <table:table-cell office:value-type="float" office:value="0.161596" calcext:value-type="float">
            <text:p>0.161596</text:p>
          </table:table-cell>
        </table:table-row>
        <table:table-row table:style-name="ro1">
          <table:table-cell office:value-type="float" office:value="407.412066" calcext:value-type="float">
            <text:p>407.412066</text:p>
          </table:table-cell>
          <table:table-cell office:value-type="float" office:value="0.160381" calcext:value-type="float">
            <text:p>0.160381</text:p>
          </table:table-cell>
        </table:table-row>
        <table:table-row table:style-name="ro1">
          <table:table-cell office:value-type="float" office:value="411.368768" calcext:value-type="float">
            <text:p>411.368768</text:p>
          </table:table-cell>
          <table:table-cell office:value-type="float" office:value="0.15764" calcext:value-type="float">
            <text:p>0.15764</text:p>
          </table:table-cell>
        </table:table-row>
        <table:table-row table:style-name="ro1">
          <table:table-cell office:value-type="float" office:value="415.465693" calcext:value-type="float">
            <text:p>415.465693</text:p>
          </table:table-cell>
          <table:table-cell office:value-type="float" office:value="0.153837" calcext:value-type="float">
            <text:p>0.153837</text:p>
          </table:table-cell>
        </table:table-row>
        <table:table-row table:style-name="ro1">
          <table:table-cell office:value-type="float" office:value="419.263149" calcext:value-type="float">
            <text:p>419.263149</text:p>
          </table:table-cell>
          <table:table-cell office:value-type="float" office:value="0.1493" calcext:value-type="float">
            <text:p>0.1493</text:p>
          </table:table-cell>
        </table:table-row>
        <table:table-row table:style-name="ro1">
          <table:table-cell office:value-type="float" office:value="423.536385" calcext:value-type="float">
            <text:p>423.536385</text:p>
          </table:table-cell>
          <table:table-cell office:value-type="float" office:value="0.143336" calcext:value-type="float">
            <text:p>0.143336</text:p>
          </table:table-cell>
        </table:table-row>
        <table:table-row table:style-name="ro1">
          <table:table-cell office:value-type="float" office:value="427.199348" calcext:value-type="float">
            <text:p>427.199348</text:p>
          </table:table-cell>
          <table:table-cell office:value-type="float" office:value="0.136221" calcext:value-type="float">
            <text:p>0.136221</text:p>
          </table:table-cell>
        </table:table-row>
        <table:table-row table:style-name="ro1">
          <table:table-cell office:value-type="float" office:value="430.470467" calcext:value-type="float">
            <text:p>430.470467</text:p>
          </table:table-cell>
          <table:table-cell office:value-type="float" office:value="0.127794" calcext:value-type="float">
            <text:p>0.127794</text:p>
          </table:table-cell>
        </table:table-row>
        <table:table-row table:style-name="ro1">
          <table:table-cell office:value-type="float" office:value="434.838475" calcext:value-type="float">
            <text:p>434.838475</text:p>
          </table:table-cell>
          <table:table-cell office:value-type="float" office:value="0.118457" calcext:value-type="float">
            <text:p>0.118457</text:p>
          </table:table-cell>
        </table:table-row>
        <table:table-row table:style-name="ro1">
          <table:table-cell office:value-type="float" office:value="437.717605" calcext:value-type="float">
            <text:p>437.717605</text:p>
          </table:table-cell>
          <table:table-cell office:value-type="float" office:value="0.108071" calcext:value-type="float">
            <text:p>0.108071</text:p>
          </table:table-cell>
        </table:table-row>
        <table:table-row table:style-name="ro1">
          <table:table-cell office:value-type="float" office:value="441.008335" calcext:value-type="float">
            <text:p>441.008335</text:p>
          </table:table-cell>
          <table:table-cell office:value-type="float" office:value="0.096155" calcext:value-type="float">
            <text:p>0.096155</text:p>
          </table:table-cell>
        </table:table-row>
        <table:table-row table:style-name="ro1">
          <table:table-cell office:value-type="float" office:value="444.796688" calcext:value-type="float">
            <text:p>444.796688</text:p>
          </table:table-cell>
          <table:table-cell office:value-type="float" office:value="0.083134" calcext:value-type="float">
            <text:p>0.083134</text:p>
          </table:table-cell>
        </table:table-row>
        <table:table-row table:style-name="ro1">
          <table:table-cell office:value-type="float" office:value="448.404906" calcext:value-type="float">
            <text:p>448.404906</text:p>
          </table:table-cell>
          <table:table-cell office:value-type="float" office:value="0.069243" calcext:value-type="float">
            <text:p>0.069243</text:p>
          </table:table-cell>
        </table:table-row>
        <table:table-row table:style-name="ro1">
          <table:table-cell office:value-type="float" office:value="451.732913" calcext:value-type="float">
            <text:p>451.732913</text:p>
          </table:table-cell>
          <table:table-cell office:value-type="float" office:value="0.054749" calcext:value-type="float">
            <text:p>0.054749</text:p>
          </table:table-cell>
        </table:table-row>
        <table:table-row table:style-name="ro1">
          <table:table-cell office:value-type="float" office:value="456.20904" calcext:value-type="float">
            <text:p>456.20904</text:p>
          </table:table-cell>
          <table:table-cell office:value-type="float" office:value="0.040378" calcext:value-type="float">
            <text:p>0.040378</text:p>
          </table:table-cell>
        </table:table-row>
        <table:table-row table:style-name="ro1">
          <table:table-cell office:value-type="float" office:value="459.477984" calcext:value-type="float">
            <text:p>459.477984</text:p>
          </table:table-cell>
          <table:table-cell office:value-type="float" office:value="0.02765" calcext:value-type="float">
            <text:p>0.02765</text:p>
          </table:table-cell>
        </table:table-row>
        <table:table-row table:style-name="ro1">
          <table:table-cell office:value-type="float" office:value="462.964383" calcext:value-type="float">
            <text:p>462.964383</text:p>
          </table:table-cell>
          <table:table-cell office:value-type="float" office:value="0.017234" calcext:value-type="float">
            <text:p>0.017234</text:p>
          </table:table-cell>
        </table:table-row>
        <table:table-row table:style-name="ro1">
          <table:table-cell office:value-type="float" office:value="467.191748" calcext:value-type="float">
            <text:p>467.191748</text:p>
          </table:table-cell>
          <table:table-cell office:value-type="float" office:value="0.009721" calcext:value-type="float">
            <text:p>0.009721</text:p>
          </table:table-cell>
        </table:table-row>
        <table:table-row table:style-name="ro1">
          <table:table-cell office:value-type="float" office:value="471.792667" calcext:value-type="float">
            <text:p>471.792667</text:p>
          </table:table-cell>
          <table:table-cell office:value-type="float" office:value="0.004854" calcext:value-type="float">
            <text:p>0.004854</text:p>
          </table:table-cell>
        </table:table-row>
        <table:table-row table:style-name="ro1">
          <table:table-cell office:value-type="float" office:value="475.21007" calcext:value-type="float">
            <text:p>475.21007</text:p>
          </table:table-cell>
          <table:table-cell office:value-type="float" office:value="0.002003" calcext:value-type="float">
            <text:p>0.002003</text:p>
          </table:table-cell>
        </table:table-row>
        <table:table-row table:style-name="ro1">
          <table:table-cell office:value-type="float" office:value="478.333026" calcext:value-type="float">
            <text:p>478.333026</text:p>
          </table:table-cell>
          <table:table-cell office:value-type="float" office:value="0.000598" calcext:value-type="float">
            <text:p>0.000598</text:p>
          </table:table-cell>
        </table:table-row>
        <table:table-row table:style-name="ro1">
          <table:table-cell office:value-type="float" office:value="482.467166" calcext:value-type="float">
            <text:p>482.467166</text:p>
          </table:table-cell>
          <table:table-cell office:value-type="float" office:value="0.000566" calcext:value-type="float">
            <text:p>0.000566</text:p>
          </table:table-cell>
        </table:table-row>
        <table:table-row table:style-name="ro1">
          <table:table-cell office:value-type="float" office:value="485.740075" calcext:value-type="float">
            <text:p>485.740075</text:p>
          </table:table-cell>
          <table:table-cell office:value-type="float" office:value="0.00193" calcext:value-type="float">
            <text:p>0.00193</text:p>
          </table:table-cell>
        </table:table-row>
        <table:table-row table:style-name="ro1">
          <table:table-cell office:value-type="float" office:value="489.36756" calcext:value-type="float">
            <text:p>489.36756</text:p>
          </table:table-cell>
          <table:table-cell office:value-type="float" office:value="0.004817" calcext:value-type="float">
            <text:p>0.004817</text:p>
          </table:table-cell>
        </table:table-row>
        <table:table-row table:style-name="ro1">
          <table:table-cell office:value-type="float" office:value="493.292776" calcext:value-type="float">
            <text:p>493.292776</text:p>
          </table:table-cell>
          <table:table-cell office:value-type="float" office:value="0.009824" calcext:value-type="float">
            <text:p>0.009824</text:p>
          </table:table-cell>
        </table:table-row>
        <table:table-row table:style-name="ro1">
          <table:table-cell office:value-type="float" office:value="496.800812" calcext:value-type="float">
            <text:p>496.800812</text:p>
          </table:table-cell>
          <table:table-cell office:value-type="float" office:value="0.017603" calcext:value-type="float">
            <text:p>0.017603</text:p>
          </table:table-cell>
        </table:table-row>
        <table:table-row table:style-name="ro1">
          <table:table-cell office:value-type="float" office:value="500.227808" calcext:value-type="float">
            <text:p>500.227808</text:p>
          </table:table-cell>
          <table:table-cell office:value-type="float" office:value="0.02877" calcext:value-type="float">
            <text:p>0.02877</text:p>
          </table:table-cell>
        </table:table-row>
        <table:table-row table:style-name="ro1">
          <table:table-cell office:value-type="float" office:value="503.542258" calcext:value-type="float">
            <text:p>503.542258</text:p>
          </table:table-cell>
          <table:table-cell office:value-type="float" office:value="0.042112" calcext:value-type="float">
            <text:p>0.042112</text:p>
          </table:table-cell>
        </table:table-row>
        <table:table-row table:style-name="ro1">
          <table:table-cell office:value-type="float" office:value="507.030923" calcext:value-type="float">
            <text:p>507.030923</text:p>
          </table:table-cell>
          <table:table-cell office:value-type="float" office:value="0.056787" calcext:value-type="float">
            <text:p>0.056787</text:p>
          </table:table-cell>
        </table:table-row>
        <table:table-row table:style-name="ro1">
          <table:table-cell office:value-type="float" office:value="511.213278" calcext:value-type="float">
            <text:p>511.213278</text:p>
          </table:table-cell>
          <table:table-cell office:value-type="float" office:value="0.071678" calcext:value-type="float">
            <text:p>0.071678</text:p>
          </table:table-cell>
        </table:table-row>
        <table:table-row table:style-name="ro1">
          <table:table-cell office:value-type="float" office:value="514.593838" calcext:value-type="float">
            <text:p>514.593838</text:p>
          </table:table-cell>
          <table:table-cell office:value-type="float" office:value="0.086369" calcext:value-type="float">
            <text:p>0.086369</text:p>
          </table:table-cell>
        </table:table-row>
        <table:table-row table:style-name="ro1">
          <table:table-cell office:value-type="float" office:value="518.949983" calcext:value-type="float">
            <text:p>518.949983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1">
          <table:table-cell office:value-type="float" office:value="522.316514" calcext:value-type="float">
            <text:p>522.316514</text:p>
          </table:table-cell>
          <table:table-cell office:value-type="float" office:value="0.112294" calcext:value-type="float">
            <text:p>0.112294</text:p>
          </table:table-cell>
        </table:table-row>
        <table:table-row table:style-name="ro1">
          <table:table-cell office:value-type="float" office:value="525.780231" calcext:value-type="float">
            <text:p>525.780231</text:p>
          </table:table-cell>
          <table:table-cell office:value-type="float" office:value="0.123632" calcext:value-type="float">
            <text:p>0.123632</text:p>
          </table:table-cell>
        </table:table-row>
        <table:table-row table:style-name="ro1">
          <table:table-cell office:value-type="float" office:value="529.726348" calcext:value-type="float">
            <text:p>529.726348</text:p>
          </table:table-cell>
          <table:table-cell office:value-type="float" office:value="0.133518" calcext:value-type="float">
            <text:p>0.133518</text:p>
          </table:table-cell>
        </table:table-row>
        <table:table-row table:style-name="ro1">
          <table:table-cell office:value-type="float" office:value="533.542972" calcext:value-type="float">
            <text:p>533.542972</text:p>
          </table:table-cell>
          <table:table-cell office:value-type="float" office:value="0.141498" calcext:value-type="float">
            <text:p>0.141498</text:p>
          </table:table-cell>
        </table:table-row>
        <table:table-row table:style-name="ro1">
          <table:table-cell office:value-type="float" office:value="537.146152" calcext:value-type="float">
            <text:p>537.146152</text:p>
          </table:table-cell>
          <table:table-cell office:value-type="float" office:value="0.148115" calcext:value-type="float">
            <text:p>0.148115</text:p>
          </table:table-cell>
        </table:table-row>
        <table:table-row table:style-name="ro1">
          <table:table-cell office:value-type="float" office:value="540.622223" calcext:value-type="float">
            <text:p>540.622223</text:p>
          </table:table-cell>
          <table:table-cell office:value-type="float" office:value="0.153729" calcext:value-type="float">
            <text:p>0.153729</text:p>
          </table:table-cell>
        </table:table-row>
        <table:table-row table:style-name="ro1">
          <table:table-cell office:value-type="float" office:value="544.950624" calcext:value-type="float">
            <text:p>544.950624</text:p>
          </table:table-cell>
          <table:table-cell office:value-type="float" office:value="0.157811" calcext:value-type="float">
            <text:p>0.157811</text:p>
          </table:table-cell>
        </table:table-row>
        <table:table-row table:style-name="ro1">
          <table:table-cell office:value-type="float" office:value="548.732202" calcext:value-type="float">
            <text:p>548.732202</text:p>
          </table:table-cell>
          <table:table-cell office:value-type="float" office:value="0.160287" calcext:value-type="float">
            <text:p>0.160287</text:p>
          </table:table-cell>
        </table:table-row>
        <table:table-row table:style-name="ro1">
          <table:table-cell office:value-type="float" office:value="552.046272" calcext:value-type="float">
            <text:p>552.046272</text:p>
          </table:table-cell>
          <table:table-cell office:value-type="float" office:value="0.161784" calcext:value-type="float">
            <text:p>0.161784</text:p>
          </table:table-cell>
        </table:table-row>
        <table:table-row table:style-name="ro1">
          <table:table-cell office:value-type="float" office:value="557.171862" calcext:value-type="float">
            <text:p>557.171862</text:p>
          </table:table-cell>
          <table:table-cell office:value-type="float" office:value="0.162501" calcext:value-type="float">
            <text:p>0.162501</text:p>
          </table:table-cell>
        </table:table-row>
        <table:table-row table:style-name="ro1">
          <table:table-cell office:value-type="float" office:value="560.080302" calcext:value-type="float">
            <text:p>560.080302</text:p>
          </table:table-cell>
          <table:table-cell office:value-type="float" office:value="0.162003" calcext:value-type="float">
            <text:p>0.162003</text:p>
          </table:table-cell>
        </table:table-row>
        <table:table-row table:style-name="ro1">
          <table:table-cell office:value-type="float" office:value="563.384563" calcext:value-type="float">
            <text:p>563.384563</text:p>
          </table:table-cell>
          <table:table-cell office:value-type="float" office:value="0.160077" calcext:value-type="float">
            <text:p>0.160077</text:p>
          </table:table-cell>
        </table:table-row>
        <table:table-row table:style-name="ro1">
          <table:table-cell office:value-type="float" office:value="566.842888" calcext:value-type="float">
            <text:p>566.842888</text:p>
          </table:table-cell>
          <table:table-cell office:value-type="float" office:value="0.157347" calcext:value-type="float">
            <text:p>0.157347</text:p>
          </table:table-cell>
        </table:table-row>
        <table:table-row table:style-name="ro1">
          <table:table-cell office:value-type="float" office:value="570.984084" calcext:value-type="float">
            <text:p>570.984084</text:p>
          </table:table-cell>
          <table:table-cell office:value-type="float" office:value="0.153859" calcext:value-type="float">
            <text:p>0.153859</text:p>
          </table:table-cell>
        </table:table-row>
        <table:table-row table:style-name="ro1">
          <table:table-cell office:value-type="float" office:value="574.211705" calcext:value-type="float">
            <text:p>574.211705</text:p>
          </table:table-cell>
          <table:table-cell office:value-type="float" office:value="0.149232" calcext:value-type="float">
            <text:p>0.149232</text:p>
          </table:table-cell>
        </table:table-row>
        <table:table-row table:style-name="ro1">
          <table:table-cell office:value-type="float" office:value="578.503591" calcext:value-type="float">
            <text:p>578.503591</text:p>
          </table:table-cell>
          <table:table-cell office:value-type="float" office:value="0.143171" calcext:value-type="float">
            <text:p>0.143171</text:p>
          </table:table-cell>
        </table:table-row>
        <table:table-row table:style-name="ro1">
          <table:table-cell office:value-type="float" office:value="581.954798" calcext:value-type="float">
            <text:p>581.954798</text:p>
          </table:table-cell>
          <table:table-cell office:value-type="float" office:value="0.136261" calcext:value-type="float">
            <text:p>0.136261</text:p>
          </table:table-cell>
        </table:table-row>
        <table:table-row table:style-name="ro1">
          <table:table-cell office:value-type="float" office:value="586.304909" calcext:value-type="float">
            <text:p>586.304909</text:p>
          </table:table-cell>
          <table:table-cell office:value-type="float" office:value="0.12826" calcext:value-type="float">
            <text:p>0.12826</text:p>
          </table:table-cell>
        </table:table-row>
        <table:table-row table:style-name="ro1">
          <table:table-cell office:value-type="float" office:value="588.970008" calcext:value-type="float">
            <text:p>588.970008</text:p>
          </table:table-cell>
          <table:table-cell office:value-type="float" office:value="0.118539" calcext:value-type="float">
            <text:p>0.118539</text:p>
          </table:table-cell>
        </table:table-row>
        <table:table-row table:style-name="ro1">
          <table:table-cell office:value-type="float" office:value="593.291311" calcext:value-type="float">
            <text:p>593.291311</text:p>
          </table:table-cell>
          <table:table-cell office:value-type="float" office:value="0.107785" calcext:value-type="float">
            <text:p>0.107785</text:p>
          </table:table-cell>
        </table:table-row>
        <table:table-row table:style-name="ro1">
          <table:table-cell office:value-type="float" office:value="596.652654" calcext:value-type="float">
            <text:p>596.652654</text:p>
          </table:table-cell>
          <table:table-cell office:value-type="float" office:value="0.095727" calcext:value-type="float">
            <text:p>0.095727</text:p>
          </table:table-cell>
        </table:table-row>
        <table:table-row table:style-name="ro1">
          <table:table-cell office:value-type="float" office:value="601.262488" calcext:value-type="float">
            <text:p>601.262488</text:p>
          </table:table-cell>
          <table:table-cell office:value-type="float" office:value="0.082278" calcext:value-type="float">
            <text:p>0.082278</text:p>
          </table:table-cell>
        </table:table-row>
        <table:table-row table:style-name="ro1">
          <table:table-cell office:value-type="float" office:value="604.426329" calcext:value-type="float">
            <text:p>604.426329</text:p>
          </table:table-cell>
          <table:table-cell office:value-type="float" office:value="0.067644" calcext:value-type="float">
            <text:p>0.067644</text:p>
          </table:table-cell>
        </table:table-row>
        <table:table-row table:style-name="ro1">
          <table:table-cell office:value-type="float" office:value="608.769751" calcext:value-type="float">
            <text:p>608.769751</text:p>
          </table:table-cell>
          <table:table-cell office:value-type="float" office:value="0.052741" calcext:value-type="float">
            <text:p>0.052741</text:p>
          </table:table-cell>
        </table:table-row>
        <table:table-row table:style-name="ro1">
          <table:table-cell office:value-type="float" office:value="612.190616" calcext:value-type="float">
            <text:p>612.190616</text:p>
          </table:table-cell>
          <table:table-cell office:value-type="float" office:value="0.038524" calcext:value-type="float">
            <text:p>0.038524</text:p>
          </table:table-cell>
        </table:table-row>
        <table:table-row table:style-name="ro1">
          <table:table-cell office:value-type="float" office:value="616.678107" calcext:value-type="float">
            <text:p>616.678107</text:p>
          </table:table-cell>
          <table:table-cell office:value-type="float" office:value="0.025661" calcext:value-type="float">
            <text:p>0.025661</text:p>
          </table:table-cell>
        </table:table-row>
        <table:table-row table:style-name="ro1">
          <table:table-cell office:value-type="float" office:value="620.048677" calcext:value-type="float">
            <text:p>620.048677</text:p>
          </table:table-cell>
          <table:table-cell office:value-type="float" office:value="0.015443" calcext:value-type="float">
            <text:p>0.015443</text:p>
          </table:table-cell>
        </table:table-row>
        <table:table-row table:style-name="ro1">
          <table:table-cell office:value-type="float" office:value="622.776609" calcext:value-type="float">
            <text:p>622.776609</text:p>
          </table:table-cell>
          <table:table-cell office:value-type="float" office:value="0.008512" calcext:value-type="float">
            <text:p>0.008512</text:p>
          </table:table-cell>
        </table:table-row>
        <table:table-row table:style-name="ro1">
          <table:table-cell office:value-type="float" office:value="627.983024" calcext:value-type="float">
            <text:p>627.983024</text:p>
          </table:table-cell>
          <table:table-cell office:value-type="float" office:value="0.004067" calcext:value-type="float">
            <text:p>0.004067</text:p>
          </table:table-cell>
        </table:table-row>
        <table:table-row table:style-name="ro1">
          <table:table-cell office:value-type="float" office:value="630.117005" calcext:value-type="float">
            <text:p>630.117005</text:p>
          </table:table-cell>
          <table:table-cell office:value-type="float" office:value="0.001539" calcext:value-type="float">
            <text:p>0.001539</text:p>
          </table:table-cell>
        </table:table-row>
        <table:table-row table:style-name="ro1">
          <table:table-cell office:value-type="float" office:value="633.51174" calcext:value-type="float">
            <text:p>633.51174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float" office:value="639.199431" calcext:value-type="float">
            <text:p>639.199431</text:p>
          </table:table-cell>
          <table:table-cell office:value-type="float" office:value="0.000764" calcext:value-type="float">
            <text:p>0.000764</text:p>
          </table:table-cell>
        </table:table-row>
        <table:table-row table:style-name="ro1">
          <table:table-cell office:value-type="float" office:value="641.427136" calcext:value-type="float">
            <text:p>641.427136</text:p>
          </table:table-cell>
          <table:table-cell office:value-type="float" office:value="0.002434" calcext:value-type="float">
            <text:p>0.002434</text:p>
          </table:table-cell>
        </table:table-row>
        <table:table-row table:style-name="ro1">
          <table:table-cell office:value-type="float" office:value="647.011262" calcext:value-type="float">
            <text:p>647.011262</text:p>
          </table:table-cell>
          <table:table-cell office:value-type="float" office:value="0.005722" calcext:value-type="float">
            <text:p>0.005722</text:p>
          </table:table-cell>
        </table:table-row>
        <table:table-row table:style-name="ro1">
          <table:table-cell office:value-type="float" office:value="649.941184" calcext:value-type="float">
            <text:p>649.941184</text:p>
          </table:table-cell>
          <table:table-cell office:value-type="float" office:value="0.011173" calcext:value-type="float">
            <text:p>0.011173</text:p>
          </table:table-cell>
        </table:table-row>
        <table:table-row table:style-name="ro1">
          <table:table-cell office:value-type="float" office:value="653.464114" calcext:value-type="float">
            <text:p>653.464114</text:p>
          </table:table-cell>
          <table:table-cell office:value-type="float" office:value="0.019445" calcext:value-type="float">
            <text:p>0.019445</text:p>
          </table:table-cell>
        </table:table-row>
        <table:table-row table:style-name="ro1">
          <table:table-cell office:value-type="float" office:value="657.311941" calcext:value-type="float">
            <text:p>657.311941</text:p>
          </table:table-cell>
          <table:table-cell office:value-type="float" office:value="0.030707" calcext:value-type="float">
            <text:p>0.030707</text:p>
          </table:table-cell>
        </table:table-row>
        <table:table-row table:style-name="ro1">
          <table:table-cell office:value-type="float" office:value="659.422368" calcext:value-type="float">
            <text:p>659.422368</text:p>
          </table:table-cell>
          <table:table-cell office:value-type="float" office:value="0.044537" calcext:value-type="float">
            <text:p>0.044537</text:p>
          </table:table-cell>
        </table:table-row>
        <table:table-row table:style-name="ro1">
          <table:table-cell office:value-type="float" office:value="664.975335" calcext:value-type="float">
            <text:p>664.975335</text:p>
          </table:table-cell>
          <table:table-cell office:value-type="float" office:value="0.059818" calcext:value-type="float">
            <text:p>0.059818</text:p>
          </table:table-cell>
        </table:table-row>
        <table:table-row table:style-name="ro1">
          <table:table-cell office:value-type="float" office:value="668.672264" calcext:value-type="float">
            <text:p>668.672264</text:p>
          </table:table-cell>
          <table:table-cell office:value-type="float" office:value="0.075039" calcext:value-type="float">
            <text:p>0.075039</text:p>
          </table:table-cell>
        </table:table-row>
        <table:table-row table:style-name="ro1">
          <table:table-cell office:value-type="float" office:value="672.446648" calcext:value-type="float">
            <text:p>672.446648</text:p>
          </table:table-cell>
          <table:table-cell office:value-type="float" office:value="0.08943" calcext:value-type="float">
            <text:p>0.08943</text:p>
          </table:table-cell>
        </table:table-row>
        <table:table-row table:style-name="ro1">
          <table:table-cell office:value-type="float" office:value="676.500875" calcext:value-type="float">
            <text:p>676.500875</text:p>
          </table:table-cell>
          <table:table-cell office:value-type="float" office:value="0.103237" calcext:value-type="float">
            <text:p>0.103237</text:p>
          </table:table-cell>
        </table:table-row>
        <table:table-row table:style-name="ro1">
          <table:table-cell office:value-type="float" office:value="680.717024" calcext:value-type="float">
            <text:p>680.717024</text:p>
          </table:table-cell>
          <table:table-cell office:value-type="float" office:value="0.115551" calcext:value-type="float">
            <text:p>0.115551</text:p>
          </table:table-cell>
        </table:table-row>
        <table:table-row table:style-name="ro1">
          <table:table-cell office:value-type="float" office:value="684.058551" calcext:value-type="float">
            <text:p>684.058551</text:p>
          </table:table-cell>
          <table:table-cell office:value-type="float" office:value="0.126025" calcext:value-type="float">
            <text:p>0.126025</text:p>
          </table:table-cell>
        </table:table-row>
        <table:table-row table:style-name="ro1">
          <table:table-cell office:value-type="float" office:value="686.496324" calcext:value-type="float">
            <text:p>686.496324</text:p>
          </table:table-cell>
          <table:table-cell office:value-type="float" office:value="0.134997" calcext:value-type="float">
            <text:p>0.134997</text:p>
          </table:table-cell>
        </table:table-row>
        <table:table-row table:style-name="ro1">
          <table:table-cell office:value-type="float" office:value="689.975216" calcext:value-type="float">
            <text:p>689.975216</text:p>
          </table:table-cell>
          <table:table-cell office:value-type="float" office:value="0.142922" calcext:value-type="float">
            <text:p>0.142922</text:p>
          </table:table-cell>
        </table:table-row>
        <table:table-row table:style-name="ro1">
          <table:table-cell office:value-type="float" office:value="694.149745" calcext:value-type="float">
            <text:p>694.149745</text:p>
          </table:table-cell>
          <table:table-cell office:value-type="float" office:value="0.149221" calcext:value-type="float">
            <text:p>0.149221</text:p>
          </table:table-cell>
        </table:table-row>
        <table:table-row table:style-name="ro1">
          <table:table-cell office:value-type="float" office:value="696.425377" calcext:value-type="float">
            <text:p>696.425377</text:p>
          </table:table-cell>
          <table:table-cell office:value-type="float" office:value="0.153985" calcext:value-type="float">
            <text:p>0.153985</text:p>
          </table:table-cell>
        </table:table-row>
        <table:table-row table:style-name="ro1">
          <table:table-cell office:value-type="float" office:value="701.94704" calcext:value-type="float">
            <text:p>701.94704</text:p>
          </table:table-cell>
          <table:table-cell office:value-type="float" office:value="0.157599" calcext:value-type="float">
            <text:p>0.157599</text:p>
          </table:table-cell>
        </table:table-row>
        <table:table-row table:style-name="ro1">
          <table:table-cell office:value-type="float" office:value="705.334909" calcext:value-type="float">
            <text:p>705.334909</text:p>
          </table:table-cell>
          <table:table-cell office:value-type="float" office:value="0.160239" calcext:value-type="float">
            <text:p>0.160239</text:p>
          </table:table-cell>
        </table:table-row>
        <table:table-row table:style-name="ro1">
          <table:table-cell office:value-type="float" office:value="708.746782" calcext:value-type="float">
            <text:p>708.746782</text:p>
          </table:table-cell>
          <table:table-cell office:value-type="float" office:value="0.161623" calcext:value-type="float">
            <text:p>0.161623</text:p>
          </table:table-cell>
        </table:table-row>
        <table:table-row table:style-name="ro1">
          <table:table-cell office:value-type="float" office:value="714.280381" calcext:value-type="float">
            <text:p>714.280381</text:p>
          </table:table-cell>
          <table:table-cell office:value-type="float" office:value="0.161568" calcext:value-type="float">
            <text:p>0.161568</text:p>
          </table:table-cell>
        </table:table-row>
        <table:table-row table:style-name="ro1">
          <table:table-cell office:value-type="float" office:value="714.535514" calcext:value-type="float">
            <text:p>714.535514</text:p>
          </table:table-cell>
          <table:table-cell office:value-type="float" office:value="0.160738" calcext:value-type="float">
            <text:p>0.160738</text:p>
          </table:table-cell>
        </table:table-row>
        <table:table-row table:style-name="ro1">
          <table:table-cell office:value-type="float" office:value="718.898695" calcext:value-type="float">
            <text:p>718.898695</text:p>
          </table:table-cell>
          <table:table-cell office:value-type="float" office:value="0.15898" calcext:value-type="float">
            <text:p>0.15898</text:p>
          </table:table-cell>
        </table:table-row>
        <table:table-row table:style-name="ro1">
          <table:table-cell office:value-type="float" office:value="724.474249" calcext:value-type="float">
            <text:p>724.474249</text:p>
          </table:table-cell>
          <table:table-cell office:value-type="float" office:value="0.15605" calcext:value-type="float">
            <text:p>0.15605</text:p>
          </table:table-cell>
        </table:table-row>
        <table:table-row table:style-name="ro1">
          <table:table-cell office:value-type="float" office:value="725.630058" calcext:value-type="float">
            <text:p>725.630058</text:p>
          </table:table-cell>
          <table:table-cell office:value-type="float" office:value="0.151765" calcext:value-type="float">
            <text:p>0.151765</text:p>
          </table:table-cell>
        </table:table-row>
        <table:table-row table:style-name="ro1">
          <table:table-cell office:value-type="float" office:value="730.172673" calcext:value-type="float">
            <text:p>730.172673</text:p>
          </table:table-cell>
          <table:table-cell office:value-type="float" office:value="0.147055" calcext:value-type="float">
            <text:p>0.147055</text:p>
          </table:table-cell>
        </table:table-row>
        <table:table-row table:style-name="ro1">
          <table:table-cell office:value-type="float" office:value="733.88991" calcext:value-type="float">
            <text:p>733.88991</text:p>
          </table:table-cell>
          <table:table-cell office:value-type="float" office:value="0.14114" calcext:value-type="float">
            <text:p>0.14114</text:p>
          </table:table-cell>
        </table:table-row>
        <table:table-row table:style-name="ro1">
          <table:table-cell office:value-type="float" office:value="738.006846" calcext:value-type="float">
            <text:p>738.006846</text:p>
          </table:table-cell>
          <table:table-cell office:value-type="float" office:value="0.134083" calcext:value-type="float">
            <text:p>0.134083</text:p>
          </table:table-cell>
        </table:table-row>
        <table:table-row table:style-name="ro1">
          <table:table-cell office:value-type="float" office:value="742.443492" calcext:value-type="float">
            <text:p>742.443492</text:p>
          </table:table-cell>
          <table:table-cell office:value-type="float" office:value="0.125347" calcext:value-type="float">
            <text:p>0.125347</text:p>
          </table:table-cell>
        </table:table-row>
        <table:table-row table:style-name="ro1">
          <table:table-cell office:value-type="float" office:value="745.914546" calcext:value-type="float">
            <text:p>745.914546</text:p>
          </table:table-cell>
          <table:table-cell office:value-type="float" office:value="0.115956" calcext:value-type="float">
            <text:p>0.115956</text:p>
          </table:table-cell>
        </table:table-row>
        <table:table-row table:style-name="ro1">
          <table:table-cell office:value-type="float" office:value="749.14782" calcext:value-type="float">
            <text:p>749.14782</text:p>
          </table:table-cell>
          <table:table-cell office:value-type="float" office:value="0.105291" calcext:value-type="float">
            <text:p>0.105291</text:p>
          </table:table-cell>
        </table:table-row>
        <table:table-row table:style-name="ro1">
          <table:table-cell office:value-type="float" office:value="753.754862" calcext:value-type="float">
            <text:p>753.754862</text:p>
          </table:table-cell>
          <table:table-cell office:value-type="float" office:value="0.092981" calcext:value-type="float">
            <text:p>0.092981</text:p>
          </table:table-cell>
        </table:table-row>
        <table:table-row table:style-name="ro1">
          <table:table-cell office:value-type="float" office:value="758.161149" calcext:value-type="float">
            <text:p>758.161149</text:p>
          </table:table-cell>
          <table:table-cell office:value-type="float" office:value="0.079302" calcext:value-type="float">
            <text:p>0.079302</text:p>
          </table:table-cell>
        </table:table-row>
        <table:table-row table:style-name="ro1">
          <table:table-cell office:value-type="float" office:value="760.630758" calcext:value-type="float">
            <text:p>760.630758</text:p>
          </table:table-cell>
          <table:table-cell office:value-type="float" office:value="0.065236" calcext:value-type="float">
            <text:p>0.065236</text:p>
          </table:table-cell>
        </table:table-row>
        <table:table-row table:style-name="ro1">
          <table:table-cell office:value-type="float" office:value="765.993068" calcext:value-type="float">
            <text:p>765.993068</text:p>
          </table:table-cell>
          <table:table-cell office:value-type="float" office:value="0.050402" calcext:value-type="float">
            <text:p>0.050402</text:p>
          </table:table-cell>
        </table:table-row>
        <table:table-row table:style-name="ro1">
          <table:table-cell office:value-type="float" office:value="768.297494" calcext:value-type="float">
            <text:p>768.297494</text:p>
          </table:table-cell>
          <table:table-cell office:value-type="float" office:value="0.036091" calcext:value-type="float">
            <text:p>0.036091</text:p>
          </table:table-cell>
        </table:table-row>
        <table:table-row table:style-name="ro1">
          <table:table-cell office:value-type="float" office:value="773.852796" calcext:value-type="float">
            <text:p>773.852796</text:p>
          </table:table-cell>
          <table:table-cell office:value-type="float" office:value="0.023501" calcext:value-type="float">
            <text:p>0.023501</text:p>
          </table:table-cell>
        </table:table-row>
        <table:table-row table:style-name="ro1">
          <table:table-cell office:value-type="float" office:value="776.113217" calcext:value-type="float">
            <text:p>776.113217</text:p>
          </table:table-cell>
          <table:table-cell office:value-type="float" office:value="0.013871" calcext:value-type="float">
            <text:p>0.013871</text:p>
          </table:table-cell>
        </table:table-row>
        <table:table-row table:style-name="ro1">
          <table:table-cell office:value-type="float" office:value="779.804803" calcext:value-type="float">
            <text:p>779.804803</text:p>
          </table:table-cell>
          <table:table-cell office:value-type="float" office:value="0.007264" calcext:value-type="float">
            <text:p>0.007264</text:p>
          </table:table-cell>
        </table:table-row>
        <table:table-row table:style-name="ro1">
          <table:table-cell office:value-type="float" office:value="783.947875" calcext:value-type="float">
            <text:p>783.947875</text:p>
          </table:table-cell>
          <table:table-cell office:value-type="float" office:value="0.003226" calcext:value-type="float">
            <text:p>0.003226</text:p>
          </table:table-cell>
        </table:table-row>
        <table:table-row table:style-name="ro1">
          <table:table-cell office:value-type="float" office:value="787.377886" calcext:value-type="float">
            <text:p>787.377886</text:p>
          </table:table-cell>
          <table:table-cell office:value-type="float" office:value="0.001085" calcext:value-type="float">
            <text:p>0.001085</text:p>
          </table:table-cell>
        </table:table-row>
        <table:table-row table:style-name="ro1">
          <table:table-cell office:value-type="float" office:value="792.921565" calcext:value-type="float">
            <text:p>792.921565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float" office:value="795.35917" calcext:value-type="float">
            <text:p>795.35917</text:p>
          </table:table-cell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float" office:value="799.128678" calcext:value-type="float">
            <text:p>799.128678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803.039444" calcext:value-type="float">
            <text:p>803.039444</text:p>
          </table:table-cell>
          <table:table-cell office:value-type="float" office:value="0.007359" calcext:value-type="float">
            <text:p>0.007359</text:p>
          </table:table-cell>
        </table:table-row>
        <table:table-row table:style-name="ro1">
          <table:table-cell office:value-type="float" office:value="806.487644" calcext:value-type="float">
            <text:p>806.487644</text:p>
          </table:table-cell>
          <table:table-cell office:value-type="float" office:value="0.013765" calcext:value-type="float">
            <text:p>0.013765</text:p>
          </table:table-cell>
        </table:table-row>
        <table:table-row table:style-name="ro1">
          <table:table-cell office:value-type="float" office:value="811.248536" calcext:value-type="float">
            <text:p>811.248536</text:p>
          </table:table-cell>
          <table:table-cell office:value-type="float" office:value="0.023572" calcext:value-type="float">
            <text:p>0.023572</text:p>
          </table:table-cell>
        </table:table-row>
        <table:table-row table:style-name="ro1">
          <table:table-cell office:value-type="float" office:value="815.373641" calcext:value-type="float">
            <text:p>815.373641</text:p>
          </table:table-cell>
          <table:table-cell office:value-type="float" office:value="0.036274" calcext:value-type="float">
            <text:p>0.036274</text:p>
          </table:table-cell>
        </table:table-row>
        <table:table-row table:style-name="ro1">
          <table:table-cell office:value-type="float" office:value="817.639224" calcext:value-type="float">
            <text:p>817.639224</text:p>
          </table:table-cell>
          <table:table-cell office:value-type="float" office:value="0.050377" calcext:value-type="float">
            <text:p>0.050377</text:p>
          </table:table-cell>
        </table:table-row>
        <table:table-row table:style-name="ro1">
          <table:table-cell office:value-type="float" office:value="822.153155" calcext:value-type="float">
            <text:p>822.153155</text:p>
          </table:table-cell>
          <table:table-cell office:value-type="float" office:value="0.064859" calcext:value-type="float">
            <text:p>0.064859</text:p>
          </table:table-cell>
        </table:table-row>
        <table:table-row table:style-name="ro1">
          <table:table-cell office:value-type="float" office:value="825.553049" calcext:value-type="float">
            <text:p>825.553049</text:p>
          </table:table-cell>
          <table:table-cell office:value-type="float" office:value="0.079891" calcext:value-type="float">
            <text:p>0.079891</text:p>
          </table:table-cell>
        </table:table-row>
        <table:table-row table:style-name="ro1">
          <table:table-cell office:value-type="float" office:value="827.770701" calcext:value-type="float">
            <text:p>827.770701</text:p>
          </table:table-cell>
          <table:table-cell office:value-type="float" office:value="0.094149" calcext:value-type="float">
            <text:p>0.094149</text:p>
          </table:table-cell>
        </table:table-row>
        <table:table-row table:style-name="ro1">
          <table:table-cell office:value-type="float" office:value="832.4286" calcext:value-type="float">
            <text:p>832.4286</text:p>
          </table:table-cell>
          <table:table-cell office:value-type="float" office:value="0.107061" calcext:value-type="float">
            <text:p>0.107061</text:p>
          </table:table-cell>
        </table:table-row>
        <table:table-row table:style-name="ro1">
          <table:table-cell office:value-type="float" office:value="836.251037" calcext:value-type="float">
            <text:p>836.251037</text:p>
          </table:table-cell>
          <table:table-cell office:value-type="float" office:value="0.118693" calcext:value-type="float">
            <text:p>0.118693</text:p>
          </table:table-cell>
        </table:table-row>
        <table:table-row table:style-name="ro1">
          <table:table-cell office:value-type="float" office:value="840.151564" calcext:value-type="float">
            <text:p>840.151564</text:p>
          </table:table-cell>
          <table:table-cell office:value-type="float" office:value="0.129395" calcext:value-type="float">
            <text:p>0.129395</text:p>
          </table:table-cell>
        </table:table-row>
        <table:table-row table:style-name="ro1">
          <table:table-cell office:value-type="float" office:value="843.482467" calcext:value-type="float">
            <text:p>843.482467</text:p>
          </table:table-cell>
          <table:table-cell office:value-type="float" office:value="0.138424" calcext:value-type="float">
            <text:p>0.138424</text:p>
          </table:table-cell>
        </table:table-row>
        <table:table-row table:style-name="ro1">
          <table:table-cell office:value-type="float" office:value="849.07435" calcext:value-type="float">
            <text:p>849.07435</text:p>
          </table:table-cell>
          <table:table-cell office:value-type="float" office:value="0.145561" calcext:value-type="float">
            <text:p>0.145561</text:p>
          </table:table-cell>
        </table:table-row>
        <table:table-row table:style-name="ro1">
          <table:table-cell office:value-type="float" office:value="851.356923" calcext:value-type="float">
            <text:p>851.356923</text:p>
          </table:table-cell>
          <table:table-cell office:value-type="float" office:value="0.151449" calcext:value-type="float">
            <text:p>0.151449</text:p>
          </table:table-cell>
        </table:table-row>
        <table:table-row table:style-name="ro1">
          <table:table-cell office:value-type="float" office:value="854.876826" calcext:value-type="float">
            <text:p>854.876826</text:p>
          </table:table-cell>
          <table:table-cell office:value-type="float" office:value="0.156143" calcext:value-type="float">
            <text:p>0.156143</text:p>
          </table:table-cell>
        </table:table-row>
        <table:table-row table:style-name="ro1">
          <table:table-cell office:value-type="float" office:value="858.034747" calcext:value-type="float">
            <text:p>858.034747</text:p>
          </table:table-cell>
          <table:table-cell office:value-type="float" office:value="0.159463" calcext:value-type="float">
            <text:p>0.159463</text:p>
          </table:table-cell>
        </table:table-row>
        <table:table-row table:style-name="ro1">
          <table:table-cell office:value-type="float" office:value="862.541181" calcext:value-type="float">
            <text:p>862.541181</text:p>
          </table:table-cell>
          <table:table-cell office:value-type="float" office:value="0.161293" calcext:value-type="float">
            <text:p>0.161293</text:p>
          </table:table-cell>
        </table:table-row>
        <table:table-row table:style-name="ro1">
          <table:table-cell office:value-type="float" office:value="865.916386" calcext:value-type="float">
            <text:p>865.916386</text:p>
          </table:table-cell>
          <table:table-cell office:value-type="float" office:value="0.162174" calcext:value-type="float">
            <text:p>0.162174</text:p>
          </table:table-cell>
        </table:table-row>
        <table:table-row table:style-name="ro1">
          <table:table-cell office:value-type="float" office:value="869.303335" calcext:value-type="float">
            <text:p>869.303335</text:p>
          </table:table-cell>
          <table:table-cell office:value-type="float" office:value="0.162091" calcext:value-type="float">
            <text:p>0.162091</text:p>
          </table:table-cell>
        </table:table-row>
        <table:table-row table:style-name="ro1">
          <table:table-cell office:value-type="float" office:value="873.760536" calcext:value-type="float">
            <text:p>873.760536</text:p>
          </table:table-cell>
          <table:table-cell office:value-type="float" office:value="0.16053" calcext:value-type="float">
            <text:p>0.16053</text:p>
          </table:table-cell>
        </table:table-row>
        <table:table-row table:style-name="ro1">
          <table:table-cell office:value-type="float" office:value="878.244629" calcext:value-type="float">
            <text:p>878.244629</text:p>
          </table:table-cell>
          <table:table-cell office:value-type="float" office:value="0.158303" calcext:value-type="float">
            <text:p>0.158303</text:p>
          </table:table-cell>
        </table:table-row>
        <table:table-row table:style-name="ro1">
          <table:table-cell office:value-type="float" office:value="881.621141" calcext:value-type="float">
            <text:p>881.621141</text:p>
          </table:table-cell>
          <table:table-cell office:value-type="float" office:value="0.155038" calcext:value-type="float">
            <text:p>0.155038</text:p>
          </table:table-cell>
        </table:table-row>
        <table:table-row table:style-name="ro1">
          <table:table-cell office:value-type="float" office:value="883.953641" calcext:value-type="float">
            <text:p>883.953641</text:p>
          </table:table-cell>
          <table:table-cell office:value-type="float" office:value="0.150917" calcext:value-type="float">
            <text:p>0.150917</text:p>
          </table:table-cell>
        </table:table-row>
        <table:table-row table:style-name="ro1">
          <table:table-cell office:value-type="float" office:value="889.460247" calcext:value-type="float">
            <text:p>889.460247</text:p>
          </table:table-cell>
          <table:table-cell office:value-type="float" office:value="0.145365" calcext:value-type="float">
            <text:p>0.145365</text:p>
          </table:table-cell>
        </table:table-row>
        <table:table-row table:style-name="ro1">
          <table:table-cell office:value-type="float" office:value="891.940884" calcext:value-type="float">
            <text:p>891.940884</text:p>
          </table:table-cell>
          <table:table-cell office:value-type="float" office:value="0.138926" calcext:value-type="float">
            <text:p>0.138926</text:p>
          </table:table-cell>
        </table:table-row>
        <table:table-row table:style-name="ro1">
          <table:table-cell office:value-type="float" office:value="896.218979" calcext:value-type="float">
            <text:p>896.218979</text:p>
          </table:table-cell>
          <table:table-cell office:value-type="float" office:value="0.131445" calcext:value-type="float">
            <text:p>0.131445</text:p>
          </table:table-cell>
        </table:table-row>
        <table:table-row table:style-name="ro1">
          <table:table-cell office:value-type="float" office:value="899.695526" calcext:value-type="float">
            <text:p>899.695526</text:p>
          </table:table-cell>
          <table:table-cell office:value-type="float" office:value="0.122913" calcext:value-type="float">
            <text:p>0.122913</text:p>
          </table:table-cell>
        </table:table-row>
        <table:table-row table:style-name="ro1">
          <table:table-cell office:value-type="float" office:value="903.004654" calcext:value-type="float">
            <text:p>903.004654</text:p>
          </table:table-cell>
          <table:table-cell office:value-type="float" office:value="0.112832" calcext:value-type="float">
            <text:p>0.112832</text:p>
          </table:table-cell>
        </table:table-row>
        <table:table-row table:style-name="ro1">
          <table:table-cell office:value-type="float" office:value="906.449083" calcext:value-type="float">
            <text:p>906.449083</text:p>
          </table:table-cell>
          <table:table-cell office:value-type="float" office:value="0.101726" calcext:value-type="float">
            <text:p>0.101726</text:p>
          </table:table-cell>
        </table:table-row>
        <table:table-row table:style-name="ro1">
          <table:table-cell office:value-type="float" office:value="910.822046" calcext:value-type="float">
            <text:p>910.822046</text:p>
          </table:table-cell>
          <table:table-cell office:value-type="float" office:value="0.08938" calcext:value-type="float">
            <text:p>0.08938</text:p>
          </table:table-cell>
        </table:table-row>
        <table:table-row table:style-name="ro1">
          <table:table-cell office:value-type="float" office:value="914.192623" calcext:value-type="float">
            <text:p>914.192623</text:p>
          </table:table-cell>
          <table:table-cell office:value-type="float" office:value="0.075712" calcext:value-type="float">
            <text:p>0.075712</text:p>
          </table:table-cell>
        </table:table-row>
        <table:table-row table:style-name="ro1">
          <table:table-cell office:value-type="float" office:value="917.590571" calcext:value-type="float">
            <text:p>917.590571</text:p>
          </table:table-cell>
          <table:table-cell office:value-type="float" office:value="0.061259" calcext:value-type="float">
            <text:p>0.061259</text:p>
          </table:table-cell>
        </table:table-row>
        <table:table-row table:style-name="ro1">
          <table:table-cell office:value-type="float" office:value="922.05483" calcext:value-type="float">
            <text:p>922.05483</text:p>
          </table:table-cell>
          <table:table-cell office:value-type="float" office:value="0.046794" calcext:value-type="float">
            <text:p>0.046794</text:p>
          </table:table-cell>
        </table:table-row>
        <table:table-row table:style-name="ro1">
          <table:table-cell office:value-type="float" office:value="925.408432" calcext:value-type="float">
            <text:p>925.408432</text:p>
          </table:table-cell>
          <table:table-cell office:value-type="float" office:value="0.032907" calcext:value-type="float">
            <text:p>0.032907</text:p>
          </table:table-cell>
        </table:table-row>
        <table:table-row table:style-name="ro1">
          <table:table-cell office:value-type="float" office:value="928.798654" calcext:value-type="float">
            <text:p>928.798654</text:p>
          </table:table-cell>
          <table:table-cell office:value-type="float" office:value="0.020834" calcext:value-type="float">
            <text:p>0.020834</text:p>
          </table:table-cell>
        </table:table-row>
        <table:table-row table:style-name="ro1">
          <table:table-cell office:value-type="float" office:value="933.290055" calcext:value-type="float">
            <text:p>933.290055</text:p>
          </table:table-cell>
          <table:table-cell office:value-type="float" office:value="0.011966" calcext:value-type="float">
            <text:p>0.011966</text:p>
          </table:table-cell>
        </table:table-row>
        <table:table-row table:style-name="ro1">
          <table:table-cell office:value-type="float" office:value="936.637458" calcext:value-type="float">
            <text:p>936.637458</text:p>
          </table:table-cell>
          <table:table-cell office:value-type="float" office:value="0.006234" calcext:value-type="float">
            <text:p>0.006234</text:p>
          </table:table-cell>
        </table:table-row>
        <table:table-row table:style-name="ro1">
          <table:table-cell office:value-type="float" office:value="941.197531" calcext:value-type="float">
            <text:p>941.197531</text:p>
          </table:table-cell>
          <table:table-cell office:value-type="float" office:value="0.002683" calcext:value-type="float">
            <text:p>0.002683</text:p>
          </table:table-cell>
        </table:table-row>
        <table:table-row table:style-name="ro1">
          <table:table-cell office:value-type="float" office:value="944.513552" calcext:value-type="float">
            <text:p>944.513552</text:p>
          </table:table-cell>
          <table:table-cell office:value-type="float" office:value="0.000835" calcext:value-type="float">
            <text:p>0.000835</text:p>
          </table:table-cell>
        </table:table-row>
        <table:table-row table:style-name="ro1">
          <table:table-cell office:value-type="float" office:value="948.039626" calcext:value-type="float">
            <text:p>948.039626</text:p>
          </table:table-cell>
          <table:table-cell office:value-type="float" office:value="0.000458" calcext:value-type="float">
            <text:p>0.000458</text:p>
          </table:table-cell>
        </table:table-row>
        <table:table-row table:style-name="ro1">
          <table:table-cell office:value-type="float" office:value="952.384799" calcext:value-type="float">
            <text:p>952.384799</text:p>
          </table:table-cell>
          <table:table-cell office:value-type="float" office:value="0.001534" calcext:value-type="float">
            <text:p>0.001534</text:p>
          </table:table-cell>
        </table:table-row>
        <table:table-row table:style-name="ro1">
          <table:table-cell office:value-type="float" office:value="956.846711" calcext:value-type="float">
            <text:p>956.846711</text:p>
          </table:table-cell>
          <table:table-cell office:value-type="float" office:value="0.004226" calcext:value-type="float">
            <text:p>0.004226</text:p>
          </table:table-cell>
        </table:table-row>
        <table:table-row table:style-name="ro1">
          <table:table-cell office:value-type="float" office:value="961.312979" calcext:value-type="float">
            <text:p>961.312979</text:p>
          </table:table-cell>
          <table:table-cell office:value-type="float" office:value="0.009003" calcext:value-type="float">
            <text:p>0.009003</text:p>
          </table:table-cell>
        </table:table-row>
        <table:table-row table:style-name="ro1">
          <table:table-cell office:value-type="float" office:value="963.667067" calcext:value-type="float">
            <text:p>963.667067</text:p>
          </table:table-cell>
          <table:table-cell office:value-type="float" office:value="0.01658" calcext:value-type="float">
            <text:p>0.01658</text:p>
          </table:table-cell>
        </table:table-row>
        <table:table-row table:style-name="ro1">
          <table:table-cell office:value-type="float" office:value="968.05457" calcext:value-type="float">
            <text:p>968.05457</text:p>
          </table:table-cell>
          <table:table-cell office:value-type="float" office:value="0.027172" calcext:value-type="float">
            <text:p>0.027172</text:p>
          </table:table-cell>
        </table:table-row>
        <table:table-row table:style-name="ro1">
          <table:table-cell office:value-type="float" office:value="970.385508" calcext:value-type="float">
            <text:p>970.385508</text:p>
          </table:table-cell>
          <table:table-cell office:value-type="float" office:value="0.040574" calcext:value-type="float">
            <text:p>0.040574</text:p>
          </table:table-cell>
        </table:table-row>
        <table:table-row table:style-name="ro1">
          <table:table-cell office:value-type="float" office:value="975.922398" calcext:value-type="float">
            <text:p>975.922398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float" office:value="979.299848" calcext:value-type="float">
            <text:p>979.299848</text:p>
          </table:table-cell>
          <table:table-cell office:value-type="float" office:value="0.071302" calcext:value-type="float">
            <text:p>0.071302</text:p>
          </table:table-cell>
        </table:table-row>
        <table:table-row table:style-name="ro1">
          <table:table-cell office:value-type="float" office:value="982.773245" calcext:value-type="float">
            <text:p>982.773245</text:p>
          </table:table-cell>
          <table:table-cell office:value-type="float" office:value="0.086225" calcext:value-type="float">
            <text:p>0.086225</text:p>
          </table:table-cell>
        </table:table-row>
        <table:table-row table:style-name="ro1">
          <table:table-cell office:value-type="float" office:value="987.135522" calcext:value-type="float">
            <text:p>987.135522</text:p>
          </table:table-cell>
          <table:table-cell office:value-type="float" office:value="0.099942" calcext:value-type="float">
            <text:p>0.099942</text:p>
          </table:table-cell>
        </table:table-row>
        <table:table-row table:style-name="ro1">
          <table:table-cell office:value-type="float" office:value="990.548489" calcext:value-type="float">
            <text:p>990.548489</text:p>
          </table:table-cell>
          <table:table-cell office:value-type="float" office:value="0.112537" calcext:value-type="float">
            <text:p>0.112537</text:p>
          </table:table-cell>
        </table:table-row>
        <table:table-row table:style-name="ro1">
          <table:table-cell office:value-type="float" office:value="995.006371" calcext:value-type="float">
            <text:p>995.006371</text:p>
          </table:table-cell>
          <table:table-cell office:value-type="float" office:value="0.123583" calcext:value-type="float">
            <text:p>0.123583</text:p>
          </table:table-cell>
        </table:table-row>
        <table:table-row table:style-name="ro1">
          <table:table-cell office:value-type="float" office:value="999.513895" calcext:value-type="float">
            <text:p>999.513895</text:p>
          </table:table-cell>
          <table:table-cell office:value-type="float" office:value="0.132994" calcext:value-type="float">
            <text:p>0.132994</text:p>
          </table:table-cell>
        </table:table-row>
        <table:table-row table:style-name="ro1">
          <table:table-cell office:value-type="float" office:value="1000.765387" calcext:value-type="float">
            <text:p>1000.765387</text:p>
          </table:table-cell>
          <table:table-cell office:value-type="float" office:value="0.141086" calcext:value-type="float">
            <text:p>0.141086</text:p>
          </table:table-cell>
        </table:table-row>
        <table:table-row table:style-name="ro1">
          <table:table-cell office:value-type="float" office:value="1005.17701" calcext:value-type="float">
            <text:p>1005.17701</text:p>
          </table:table-cell>
          <table:table-cell office:value-type="float" office:value="0.147685" calcext:value-type="float">
            <text:p>0.147685</text:p>
          </table:table-cell>
        </table:table-row>
        <table:table-row table:style-name="ro1">
          <table:table-cell office:value-type="float" office:value="1008.58344" calcext:value-type="float">
            <text:p>1008.58344</text:p>
          </table:table-cell>
          <table:table-cell office:value-type="float" office:value="0.153323" calcext:value-type="float">
            <text:p>0.153323</text:p>
          </table:table-cell>
        </table:table-row>
        <table:table-row table:style-name="ro1">
          <table:table-cell office:value-type="float" office:value="1013.052533" calcext:value-type="float">
            <text:p>1013.052533</text:p>
          </table:table-cell>
          <table:table-cell office:value-type="float" office:value="0.156841" calcext:value-type="float">
            <text:p>0.156841</text:p>
          </table:table-cell>
        </table:table-row>
        <table:table-row table:style-name="ro1">
          <table:table-cell office:value-type="float" office:value="1016.3624" calcext:value-type="float">
            <text:p>1016.3624</text:p>
          </table:table-cell>
          <table:table-cell office:value-type="float" office:value="0.159657" calcext:value-type="float">
            <text:p>0.159657</text:p>
          </table:table-cell>
        </table:table-row>
        <table:table-row table:style-name="ro1">
          <table:table-cell office:value-type="float" office:value="1019.783343" calcext:value-type="float">
            <text:p>1019.783343</text:p>
          </table:table-cell>
          <table:table-cell office:value-type="float" office:value="0.161448" calcext:value-type="float">
            <text:p>0.161448</text:p>
          </table:table-cell>
        </table:table-row>
        <table:table-row table:style-name="ro1">
          <table:table-cell office:value-type="float" office:value="1024.24626" calcext:value-type="float">
            <text:p>1024.24626</text:p>
          </table:table-cell>
          <table:table-cell office:value-type="float" office:value="0.161818" calcext:value-type="float">
            <text:p>0.161818</text:p>
          </table:table-cell>
        </table:table-row>
        <table:table-row table:style-name="ro1">
          <table:table-cell office:value-type="float" office:value="1027.667473" calcext:value-type="float">
            <text:p>1027.667473</text:p>
          </table:table-cell>
          <table:table-cell office:value-type="float" office:value="0.161131" calcext:value-type="float">
            <text:p>0.161131</text:p>
          </table:table-cell>
        </table:table-row>
        <table:table-row table:style-name="ro1">
          <table:table-cell office:value-type="float" office:value="1032.096893" calcext:value-type="float">
            <text:p>1032.096893</text:p>
          </table:table-cell>
          <table:table-cell office:value-type="float" office:value="0.159509" calcext:value-type="float">
            <text:p>0.159509</text:p>
          </table:table-cell>
        </table:table-row>
        <table:table-row table:style-name="ro1">
          <table:table-cell office:value-type="float" office:value="1035.47972" calcext:value-type="float">
            <text:p>1035.47972</text:p>
          </table:table-cell>
          <table:table-cell office:value-type="float" office:value="0.156965" calcext:value-type="float">
            <text:p>0.156965</text:p>
          </table:table-cell>
        </table:table-row>
        <table:table-row table:style-name="ro1">
          <table:table-cell office:value-type="float" office:value="1038.861507" calcext:value-type="float">
            <text:p>1038.861507</text:p>
          </table:table-cell>
          <table:table-cell office:value-type="float" office:value="0.153466" calcext:value-type="float">
            <text:p>0.153466</text:p>
          </table:table-cell>
        </table:table-row>
        <table:table-row table:style-name="ro1">
          <table:table-cell office:value-type="float" office:value="1042.302857" calcext:value-type="float">
            <text:p>1042.302857</text:p>
          </table:table-cell>
          <table:table-cell office:value-type="float" office:value="0.148469" calcext:value-type="float">
            <text:p>0.148469</text:p>
          </table:table-cell>
        </table:table-row>
        <table:table-row table:style-name="ro1">
          <table:table-cell office:value-type="float" office:value="1045.845793" calcext:value-type="float">
            <text:p>1045.845793</text:p>
          </table:table-cell>
          <table:table-cell office:value-type="float" office:value="0.142712" calcext:value-type="float">
            <text:p>0.142712</text:p>
          </table:table-cell>
        </table:table-row>
        <table:table-row table:style-name="ro1">
          <table:table-cell office:value-type="float" office:value="1050.098253" calcext:value-type="float">
            <text:p>1050.098253</text:p>
          </table:table-cell>
          <table:table-cell office:value-type="float" office:value="0.13614" calcext:value-type="float">
            <text:p>0.13614</text:p>
          </table:table-cell>
        </table:table-row>
        <table:table-row table:style-name="ro1">
          <table:table-cell office:value-type="float" office:value="1053.48826" calcext:value-type="float">
            <text:p>1053.48826</text:p>
          </table:table-cell>
          <table:table-cell office:value-type="float" office:value="0.128034" calcext:value-type="float">
            <text:p>0.128034</text:p>
          </table:table-cell>
        </table:table-row>
        <table:table-row table:style-name="ro1">
          <table:table-cell office:value-type="float" office:value="1056.875357" calcext:value-type="float">
            <text:p>1056.875357</text:p>
          </table:table-cell>
          <table:table-cell office:value-type="float" office:value="0.118996" calcext:value-type="float">
            <text:p>0.118996</text:p>
          </table:table-cell>
        </table:table-row>
        <table:table-row table:style-name="ro1">
          <table:table-cell office:value-type="float" office:value="1061.35952" calcext:value-type="float">
            <text:p>1061.35952</text:p>
          </table:table-cell>
          <table:table-cell office:value-type="float" office:value="0.108492" calcext:value-type="float">
            <text:p>0.108492</text:p>
          </table:table-cell>
        </table:table-row>
        <table:table-row table:style-name="ro1">
          <table:table-cell office:value-type="float" office:value="1064.189557" calcext:value-type="float">
            <text:p>1064.189557</text:p>
          </table:table-cell>
          <table:table-cell office:value-type="float" office:value="0.098285" calcext:value-type="float">
            <text:p>0.098285</text:p>
          </table:table-cell>
        </table:table-row>
        <table:table-row table:style-name="ro1">
          <table:table-cell office:value-type="float" office:value="1062.428487" calcext:value-type="float">
            <text:p>1062.428487</text:p>
          </table:table-cell>
          <table:table-cell office:value-type="float" office:value="0.104111" calcext:value-type="float">
            <text:p>0.104111</text:p>
          </table:table-cell>
        </table:table-row>
        <table:table-row table:style-name="ro1">
          <table:table-cell office:value-type="float" office:value="1059.092963" calcext:value-type="float">
            <text:p>1059.092963</text:p>
          </table:table-cell>
          <table:table-cell office:value-type="float" office:value="0.115057" calcext:value-type="float">
            <text:p>0.115057</text:p>
          </table:table-cell>
        </table:table-row>
        <table:table-row table:style-name="ro1">
          <table:table-cell office:value-type="float" office:value="1054.715133" calcext:value-type="float">
            <text:p>1054.715133</text:p>
          </table:table-cell>
          <table:table-cell office:value-type="float" office:value="0.124783" calcext:value-type="float">
            <text:p>0.124783</text:p>
          </table:table-cell>
        </table:table-row>
        <table:table-row table:style-name="ro1">
          <table:table-cell office:value-type="float" office:value="1051.204563" calcext:value-type="float">
            <text:p>1051.204563</text:p>
          </table:table-cell>
          <table:table-cell office:value-type="float" office:value="0.133101" calcext:value-type="float">
            <text:p>0.133101</text:p>
          </table:table-cell>
        </table:table-row>
        <table:table-row table:style-name="ro1">
          <table:table-cell office:value-type="float" office:value="1047.898773" calcext:value-type="float">
            <text:p>1047.898773</text:p>
          </table:table-cell>
          <table:table-cell office:value-type="float" office:value="0.140202" calcext:value-type="float">
            <text:p>0.140202</text:p>
          </table:table-cell>
        </table:table-row>
        <table:table-row table:style-name="ro1">
          <table:table-cell office:value-type="float" office:value="1043.422043" calcext:value-type="float">
            <text:p>1043.422043</text:p>
          </table:table-cell>
          <table:table-cell office:value-type="float" office:value="0.146404" calcext:value-type="float">
            <text:p>0.146404</text:p>
          </table:table-cell>
        </table:table-row>
        <table:table-row table:style-name="ro1">
          <table:table-cell office:value-type="float" office:value="1039.99283" calcext:value-type="float">
            <text:p>1039.99283</text:p>
          </table:table-cell>
          <table:table-cell office:value-type="float" office:value="0.151512" calcext:value-type="float">
            <text:p>0.151512</text:p>
          </table:table-cell>
        </table:table-row>
        <table:table-row table:style-name="ro1">
          <table:table-cell office:value-type="float" office:value="1036.627863" calcext:value-type="float">
            <text:p>1036.627863</text:p>
          </table:table-cell>
          <table:table-cell office:value-type="float" office:value="0.155547" calcext:value-type="float">
            <text:p>0.155547</text:p>
          </table:table-cell>
        </table:table-row>
        <table:table-row table:style-name="ro1">
          <table:table-cell office:value-type="float" office:value="1033.26492" calcext:value-type="float">
            <text:p>1033.26492</text:p>
          </table:table-cell>
          <table:table-cell office:value-type="float" office:value="0.158703" calcext:value-type="float">
            <text:p>0.158703</text:p>
          </table:table-cell>
        </table:table-row>
        <table:table-row table:style-name="ro1">
          <table:table-cell office:value-type="float" office:value="1028.812213" calcext:value-type="float">
            <text:p>1028.812213</text:p>
          </table:table-cell>
          <table:table-cell office:value-type="float" office:value="0.160825" calcext:value-type="float">
            <text:p>0.160825</text:p>
          </table:table-cell>
        </table:table-row>
        <table:table-row table:style-name="ro1">
          <table:table-cell office:value-type="float" office:value="1025.3524" calcext:value-type="float">
            <text:p>1025.3524</text:p>
          </table:table-cell>
          <table:table-cell office:value-type="float" office:value="0.16209" calcext:value-type="float">
            <text:p>0.16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9:47:33.957725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9:53:10.989578410</dc:date>
    <meta:editing-duration>PT8M38S</meta:editing-duration>
    <meta:editing-cycles>3</meta:editing-cycles>
    <meta:generator>LibreOffice/5.4.4.2$Linux_X86_64 LibreOffice_project/40m0$Build-2</meta:generator>
    <meta:document-statistic meta:table-count="1" meta:cell-count="9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'MedicionAutomatica1.0'.A2:'MedicionAutomatica1.0'.C451 'MedicionAutomatica1.0'.B1:'MedicionAutomatica1.0'.C1" chart:data-source-has-labels="row" svg:x="0.32cm" svg:y="0.18cm" svg:width="12.508cm" svg:height="8.64cm">
          <chartooo:coordinate-region svg:x="1.232cm" svg:y="0.379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.65294">
                <text:p>1054.65294</text:p>
                <draw:g>
                  <svg:desc>'MedicionAutomatica1.0'.A2:'MedicionAutomatica1.0'.A451</svg:desc>
                </draw:g>
              </table:table-cell>
              <table:table-cell office:value-type="float" office:value="0.125319">
                <text:p>0.125319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.2492">
                <text:p>1050.2492</text:p>
              </table:table-cell>
              <table:table-cell office:value-type="float" office:value="0.133542">
                <text:p>0.133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7.878667">
                <text:p>1047.878667</text:p>
              </table:table-cell>
              <table:table-cell office:value-type="float" office:value="0.140805">
                <text:p>0.14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3.405243">
                <text:p>1043.405243</text:p>
              </table:table-cell>
              <table:table-cell office:value-type="float" office:value="0.146761">
                <text:p>0.14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.029927">
                <text:p>1040.029927</text:p>
              </table:table-cell>
              <table:table-cell office:value-type="float" office:value="0.151494">
                <text:p>0.15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6.660623">
                <text:p>1036.660623</text:p>
              </table:table-cell>
              <table:table-cell office:value-type="float" office:value="0.15542">
                <text:p>0.1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2.215483">
                <text:p>1032.215483</text:p>
              </table:table-cell>
              <table:table-cell office:value-type="float" office:value="0.158449">
                <text:p>0.15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8.79026">
                <text:p>1028.79026</text:p>
              </table:table-cell>
              <table:table-cell office:value-type="float" office:value="0.160485">
                <text:p>0.160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40689">
                <text:p>1025.40689</text:p>
              </table:table-cell>
              <table:table-cell office:value-type="float" office:value="0.161318">
                <text:p>0.16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0.98846">
                <text:p>1020.98846</text:p>
              </table:table-cell>
              <table:table-cell office:value-type="float" office:value="0.161301">
                <text:p>0.16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6.706983">
                <text:p>1016.706983</text:p>
              </table:table-cell>
              <table:table-cell office:value-type="float" office:value="0.160214">
                <text:p>0.16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.16258">
                <text:p>1014.16258</text:p>
              </table:table-cell>
              <table:table-cell office:value-type="float" office:value="0.157873">
                <text:p>0.157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9.755143">
                <text:p>1009.755143</text:p>
              </table:table-cell>
              <table:table-cell office:value-type="float" office:value="0.154125">
                <text:p>0.15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6.531257">
                <text:p>1006.531257</text:p>
              </table:table-cell>
              <table:table-cell office:value-type="float" office:value="0.149076">
                <text:p>0.14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1.923443">
                <text:p>1001.923443</text:p>
              </table:table-cell>
              <table:table-cell office:value-type="float" office:value="0.142521">
                <text:p>0.14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.558085">
                <text:p>999.558085</text:p>
              </table:table-cell>
              <table:table-cell office:value-type="float" office:value="0.134572">
                <text:p>0.134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53232">
                <text:p>995.053232</text:p>
              </table:table-cell>
              <table:table-cell office:value-type="float" office:value="0.124794">
                <text:p>0.12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.580733">
                <text:p>990.580733</text:p>
              </table:table-cell>
              <table:table-cell office:value-type="float" office:value="0.1133">
                <text:p>0.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7.181685">
                <text:p>987.181685</text:p>
              </table:table-cell>
              <table:table-cell office:value-type="float" office:value="0.10054">
                <text:p>0.1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3.821978">
                <text:p>983.821978</text:p>
              </table:table-cell>
              <table:table-cell office:value-type="float" office:value="0.087234">
                <text:p>0.0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39446">
                <text:p>980.239446</text:p>
              </table:table-cell>
              <table:table-cell office:value-type="float" office:value="0.073491">
                <text:p>0.073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5.986043">
                <text:p>975.986043</text:p>
              </table:table-cell>
              <table:table-cell office:value-type="float" office:value="0.058114">
                <text:p>0.05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2.592964">
                <text:p>972.592964</text:p>
              </table:table-cell>
              <table:table-cell office:value-type="float" office:value="0.042868">
                <text:p>0.04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8.248176">
                <text:p>968.248176</text:p>
              </table:table-cell>
              <table:table-cell office:value-type="float" office:value="0.029614">
                <text:p>0.029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.72977">
                <text:p>964.72977</text:p>
              </table:table-cell>
              <table:table-cell office:value-type="float" office:value="0.018758">
                <text:p>0.01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1.381688">
                <text:p>961.381688</text:p>
              </table:table-cell>
              <table:table-cell office:value-type="float" office:value="0.010551">
                <text:p>0.01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7.979946">
                <text:p>957.979946</text:p>
              </table:table-cell>
              <table:table-cell office:value-type="float" office:value="0.005238">
                <text:p>0.00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3.513264">
                <text:p>953.513264</text:p>
              </table:table-cell>
              <table:table-cell office:value-type="float" office:value="0.00215">
                <text:p>0.0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0.13932">
                <text:p>950.13932</text:p>
              </table:table-cell>
              <table:table-cell office:value-type="float" office:value="0.000654">
                <text:p>0.000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5.730937">
                <text:p>945.730937</text:p>
              </table:table-cell>
              <table:table-cell office:value-type="float" office:value="0.000523">
                <text:p>0.000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2.321438">
                <text:p>942.321438</text:p>
              </table:table-cell>
              <table:table-cell office:value-type="float" office:value="0.001786">
                <text:p>0.00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7.955189">
                <text:p>937.955189</text:p>
              </table:table-cell>
              <table:table-cell office:value-type="float" office:value="0.004586">
                <text:p>0.004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4.428065">
                <text:p>934.428065</text:p>
              </table:table-cell>
              <table:table-cell office:value-type="float" office:value="0.009382">
                <text:p>0.009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0.130297">
                <text:p>930.130297</text:p>
              </table:table-cell>
              <table:table-cell office:value-type="float" office:value="0.017016">
                <text:p>0.01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7.684677">
                <text:p>927.684677</text:p>
              </table:table-cell>
              <table:table-cell office:value-type="float" office:value="0.027749">
                <text:p>0.02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24317">
                <text:p>923.24317</text:p>
              </table:table-cell>
              <table:table-cell office:value-type="float" office:value="0.040607">
                <text:p>0.040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9.860664">
                <text:p>919.860664</text:p>
              </table:table-cell>
              <table:table-cell office:value-type="float" office:value="0.054619">
                <text:p>0.05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5.452347">
                <text:p>915.452347</text:p>
              </table:table-cell>
              <table:table-cell office:value-type="float" office:value="0.069213">
                <text:p>0.069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1.978127">
                <text:p>911.978127</text:p>
              </table:table-cell>
              <table:table-cell office:value-type="float" office:value="0.083353">
                <text:p>0.08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.667611">
                <text:p>908.667611</text:p>
              </table:table-cell>
              <table:table-cell office:value-type="float" office:value="0.096391">
                <text:p>0.096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5.26156">
                <text:p>905.26156</text:p>
              </table:table-cell>
              <table:table-cell office:value-type="float" office:value="0.108033">
                <text:p>0.10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.809882">
                <text:p>900.809882</text:p>
              </table:table-cell>
              <table:table-cell office:value-type="float" office:value="0.118427">
                <text:p>0.118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7.405211">
                <text:p>897.405211</text:p>
              </table:table-cell>
              <table:table-cell office:value-type="float" office:value="0.127753">
                <text:p>0.127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4.01444">
                <text:p>894.01444</text:p>
              </table:table-cell>
              <table:table-cell office:value-type="float" office:value="0.135631">
                <text:p>0.135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9.506774">
                <text:p>889.506774</text:p>
              </table:table-cell>
              <table:table-cell office:value-type="float" office:value="0.142459">
                <text:p>0.14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6.139471">
                <text:p>886.139471</text:p>
              </table:table-cell>
              <table:table-cell office:value-type="float" office:value="0.148192">
                <text:p>0.14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3.894182">
                <text:p>883.894182</text:p>
              </table:table-cell>
              <table:table-cell office:value-type="float" office:value="0.152933">
                <text:p>0.15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8.28168">
                <text:p>878.28168</text:p>
              </table:table-cell>
              <table:table-cell office:value-type="float" office:value="0.15656">
                <text:p>0.1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3.827892">
                <text:p>873.827892</text:p>
              </table:table-cell>
              <table:table-cell office:value-type="float" office:value="0.159205">
                <text:p>0.15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0.461584">
                <text:p>870.461584</text:p>
              </table:table-cell>
              <table:table-cell office:value-type="float" office:value="0.160908">
                <text:p>0.16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6.355987">
                <text:p>866.355987</text:p>
              </table:table-cell>
              <table:table-cell office:value-type="float" office:value="0.16141">
                <text:p>0.1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.826504">
                <text:p>864.826504</text:p>
              </table:table-cell>
              <table:table-cell office:value-type="float" office:value="0.160882">
                <text:p>0.16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8.162979">
                <text:p>858.162979</text:p>
              </table:table-cell>
              <table:table-cell office:value-type="float" office:value="0.159451">
                <text:p>0.15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5.847591">
                <text:p>855.847591</text:p>
              </table:table-cell>
              <table:table-cell office:value-type="float" office:value="0.156868">
                <text:p>0.156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2.509894">
                <text:p>852.509894</text:p>
              </table:table-cell>
              <table:table-cell office:value-type="float" office:value="0.152686">
                <text:p>0.15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.097724">
                <text:p>849.097724</text:p>
              </table:table-cell>
              <table:table-cell office:value-type="float" office:value="0.147218">
                <text:p>0.14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4.686651">
                <text:p>844.686651</text:p>
              </table:table-cell>
              <table:table-cell office:value-type="float" office:value="0.140735">
                <text:p>0.14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0.542511">
                <text:p>840.542511</text:p>
              </table:table-cell>
              <table:table-cell office:value-type="float" office:value="0.132594">
                <text:p>0.13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7.994412">
                <text:p>837.994412</text:p>
              </table:table-cell>
              <table:table-cell office:value-type="float" office:value="0.122558">
                <text:p>0.12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3.590926">
                <text:p>833.590926</text:p>
              </table:table-cell>
              <table:table-cell office:value-type="float" office:value="0.111034">
                <text:p>0.11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0.212618">
                <text:p>830.212618</text:p>
              </table:table-cell>
              <table:table-cell office:value-type="float" office:value="0.098501">
                <text:p>0.09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5.731542">
                <text:p>825.731542</text:p>
              </table:table-cell>
              <table:table-cell office:value-type="float" office:value="0.084438">
                <text:p>0.084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2.172325">
                <text:p>822.172325</text:p>
              </table:table-cell>
              <table:table-cell office:value-type="float" office:value="0.069302">
                <text:p>0.06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7.795986">
                <text:p>817.795986</text:p>
              </table:table-cell>
              <table:table-cell office:value-type="float" office:value="0.053363">
                <text:p>0.053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5.399541">
                <text:p>815.399541</text:p>
              </table:table-cell>
              <table:table-cell office:value-type="float" office:value="0.037971">
                <text:p>0.037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2.042394">
                <text:p>812.042394</text:p>
              </table:table-cell>
              <table:table-cell office:value-type="float" office:value="0.024977">
                <text:p>0.02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.682154">
                <text:p>808.682154</text:p>
              </table:table-cell>
              <table:table-cell office:value-type="float" office:value="0.015167">
                <text:p>0.015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3.123318">
                <text:p>803.123318</text:p>
              </table:table-cell>
              <table:table-cell office:value-type="float" office:value="0.008551">
                <text:p>0.00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9.783437">
                <text:p>799.783437</text:p>
              </table:table-cell>
              <table:table-cell office:value-type="float" office:value="0.004088">
                <text:p>0.00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6.335533">
                <text:p>796.335533</text:p>
              </table:table-cell>
              <table:table-cell office:value-type="float" office:value="0.00153">
                <text:p>0.00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2.951271">
                <text:p>792.951271</text:p>
              </table:table-cell>
              <table:table-cell office:value-type="float" office:value="0.000467">
                <text:p>0.00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9.714276">
                <text:p>789.714276</text:p>
              </table:table-cell>
              <table:table-cell office:value-type="float" office:value="0.000714">
                <text:p>0.00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5.552864">
                <text:p>785.552864</text:p>
              </table:table-cell>
              <table:table-cell office:value-type="float" office:value="0.002286">
                <text:p>0.00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1.789236">
                <text:p>781.789236</text:p>
              </table:table-cell>
              <table:table-cell office:value-type="float" office:value="0.005481">
                <text:p>0.005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6.608625">
                <text:p>776.608625</text:p>
              </table:table-cell>
              <table:table-cell office:value-type="float" office:value="0.010775">
                <text:p>0.01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3.899886">
                <text:p>773.899886</text:p>
              </table:table-cell>
              <table:table-cell office:value-type="float" office:value="0.018843">
                <text:p>0.01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.688469">
                <text:p>770.688469</text:p>
              </table:table-cell>
              <table:table-cell office:value-type="float" office:value="0.029804">
                <text:p>0.02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6.020009">
                <text:p>766.020009</text:p>
              </table:table-cell>
              <table:table-cell office:value-type="float" office:value="0.043035">
                <text:p>0.04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2.750224">
                <text:p>762.750224</text:p>
              </table:table-cell>
              <table:table-cell office:value-type="float" office:value="0.0572">
                <text:p>0.0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9.09486">
                <text:p>759.09486</text:p>
              </table:table-cell>
              <table:table-cell office:value-type="float" office:value="0.07128">
                <text:p>0.07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5.970772">
                <text:p>755.970772</text:p>
              </table:table-cell>
              <table:table-cell office:value-type="float" office:value="0.0848">
                <text:p>0.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1.663191">
                <text:p>751.663191</text:p>
              </table:table-cell>
              <table:table-cell office:value-type="float" office:value="0.09762">
                <text:p>0.09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9.199576">
                <text:p>749.199576</text:p>
              </table:table-cell>
              <table:table-cell office:value-type="float" office:value="0.109235">
                <text:p>0.109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4.330512">
                <text:p>744.330512</text:p>
              </table:table-cell>
              <table:table-cell office:value-type="float" office:value="0.119376">
                <text:p>0.11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.230372">
                <text:p>740.230372</text:p>
              </table:table-cell>
              <table:table-cell office:value-type="float" office:value="0.128614">
                <text:p>0.128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066949">
                <text:p>737.066949</text:p>
              </table:table-cell>
              <table:table-cell office:value-type="float" office:value="0.136462">
                <text:p>0.136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3.464355">
                <text:p>733.464355</text:p>
              </table:table-cell>
              <table:table-cell office:value-type="float" office:value="0.143046">
                <text:p>0.14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8.984305">
                <text:p>728.984305</text:p>
              </table:table-cell>
              <table:table-cell office:value-type="float" office:value="0.14863">
                <text:p>0.1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5.585782">
                <text:p>725.585782</text:p>
              </table:table-cell>
              <table:table-cell office:value-type="float" office:value="0.153185">
                <text:p>0.153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1.111125">
                <text:p>721.111125</text:p>
              </table:table-cell>
              <table:table-cell office:value-type="float" office:value="0.15673">
                <text:p>0.15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.733153">
                <text:p>717.733153</text:p>
              </table:table-cell>
              <table:table-cell office:value-type="float" office:value="0.159192">
                <text:p>0.159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4.368753">
                <text:p>714.368753</text:p>
              </table:table-cell>
              <table:table-cell office:value-type="float" office:value="0.160476">
                <text:p>0.16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9.954311">
                <text:p>709.954311</text:p>
              </table:table-cell>
              <table:table-cell office:value-type="float" office:value="0.160969">
                <text:p>0.16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5.434914">
                <text:p>705.434914</text:p>
              </table:table-cell>
              <table:table-cell office:value-type="float" office:value="0.1602">
                <text:p>0.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2.049807">
                <text:p>702.049807</text:p>
              </table:table-cell>
              <table:table-cell office:value-type="float" office:value="0.158255">
                <text:p>0.158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8.759683">
                <text:p>698.759683</text:p>
              </table:table-cell>
              <table:table-cell office:value-type="float" office:value="0.154943">
                <text:p>0.154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6.389342">
                <text:p>696.389342</text:p>
              </table:table-cell>
              <table:table-cell office:value-type="float" office:value="0.15079">
                <text:p>0.15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2.027146">
                <text:p>692.027146</text:p>
              </table:table-cell>
              <table:table-cell office:value-type="float" office:value="0.145228">
                <text:p>0.14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.527794">
                <text:p>688.527794</text:p>
              </table:table-cell>
              <table:table-cell office:value-type="float" office:value="0.137982">
                <text:p>0.13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4.177119">
                <text:p>684.177119</text:p>
              </table:table-cell>
              <table:table-cell office:value-type="float" office:value="0.129549">
                <text:p>0.12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0.804659">
                <text:p>680.804659</text:p>
              </table:table-cell>
              <table:table-cell office:value-type="float" office:value="0.119768">
                <text:p>0.119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8.518132">
                <text:p>678.518132</text:p>
              </table:table-cell>
              <table:table-cell office:value-type="float" office:value="0.108531">
                <text:p>0.10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4.091191">
                <text:p>674.091191</text:p>
              </table:table-cell>
              <table:table-cell office:value-type="float" office:value="0.095651">
                <text:p>0.09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9.633095">
                <text:p>669.633095</text:p>
              </table:table-cell>
              <table:table-cell office:value-type="float" office:value="0.081258">
                <text:p>0.08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5.122298">
                <text:p>665.122298</text:p>
              </table:table-cell>
              <table:table-cell office:value-type="float" office:value="0.066071">
                <text:p>0.066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1.883359">
                <text:p>661.883359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3532">
                <text:p>659.3532</text:p>
              </table:table-cell>
              <table:table-cell office:value-type="float" office:value="0.035912">
                <text:p>0.03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4.272015">
                <text:p>654.272015</text:p>
              </table:table-cell>
              <table:table-cell office:value-type="float" office:value="0.023134">
                <text:p>0.02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0.530807">
                <text:p>650.530807</text:p>
              </table:table-cell>
              <table:table-cell office:value-type="float" office:value="0.013562">
                <text:p>0.01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.96026">
                <text:p>646.96026</text:p>
              </table:table-cell>
              <table:table-cell office:value-type="float" office:value="0.007166">
                <text:p>0.00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2.56172">
                <text:p>642.56172</text:p>
              </table:table-cell>
              <table:table-cell office:value-type="float" office:value="0.003214">
                <text:p>0.00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9.370708">
                <text:p>639.370708</text:p>
              </table:table-cell>
              <table:table-cell office:value-type="float" office:value="0.001014">
                <text:p>0.00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5.152027">
                <text:p>635.152027</text:p>
              </table:table-cell>
              <table:table-cell office:value-type="float" office:value="0.000408">
                <text:p>0.00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2.759929">
                <text:p>632.759929</text:p>
              </table:table-cell>
              <table:table-cell office:value-type="float" office:value="0.001106">
                <text:p>0.00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7.946683">
                <text:p>627.946683</text:p>
              </table:table-cell>
              <table:table-cell office:value-type="float" office:value="0.003074">
                <text:p>0.00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.672602">
                <text:p>623.672602</text:p>
              </table:table-cell>
              <table:table-cell office:value-type="float" office:value="0.006751">
                <text:p>0.00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0.111347">
                <text:p>620.111347</text:p>
              </table:table-cell>
              <table:table-cell office:value-type="float" office:value="0.012788">
                <text:p>0.01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6.644153">
                <text:p>616.644153</text:p>
              </table:table-cell>
              <table:table-cell office:value-type="float" office:value="0.021455">
                <text:p>0.02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3.347303">
                <text:p>613.347303</text:p>
              </table:table-cell>
              <table:table-cell office:value-type="float" office:value="0.032727">
                <text:p>0.03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9.150461">
                <text:p>609.150461</text:p>
              </table:table-cell>
              <table:table-cell office:value-type="float" office:value="0.046373">
                <text:p>0.046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.598246">
                <text:p>605.598246</text:p>
              </table:table-cell>
              <table:table-cell office:value-type="float" office:value="0.061054">
                <text:p>0.06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2.375628">
                <text:p>602.375628</text:p>
              </table:table-cell>
              <table:table-cell office:value-type="float" office:value="0.075257">
                <text:p>0.075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9.261679">
                <text:p>599.261679</text:p>
              </table:table-cell>
              <table:table-cell office:value-type="float" office:value="0.088582">
                <text:p>0.08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4.800565">
                <text:p>594.800565</text:p>
              </table:table-cell>
              <table:table-cell office:value-type="float" office:value="0.101276">
                <text:p>0.10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1.003328">
                <text:p>591.003328</text:p>
              </table:table-cell>
              <table:table-cell office:value-type="float" office:value="0.112594">
                <text:p>0.11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7.787031">
                <text:p>587.787031</text:p>
              </table:table-cell>
              <table:table-cell office:value-type="float" office:value="0.122424">
                <text:p>0.12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3.197762">
                <text:p>583.197762</text:p>
              </table:table-cell>
              <table:table-cell office:value-type="float" office:value="0.131115">
                <text:p>0.13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0.328797">
                <text:p>580.328797</text:p>
              </table:table-cell>
              <table:table-cell office:value-type="float" office:value="0.138855">
                <text:p>0.138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6.814285">
                <text:p>576.814285</text:p>
              </table:table-cell>
              <table:table-cell office:value-type="float" office:value="0.145538">
                <text:p>0.145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3.006839">
                <text:p>573.006839</text:p>
              </table:table-cell>
              <table:table-cell office:value-type="float" office:value="0.150573">
                <text:p>0.15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9.74954">
                <text:p>569.74954</text:p>
              </table:table-cell>
              <table:table-cell office:value-type="float" office:value="0.154819">
                <text:p>0.15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5.289135">
                <text:p>565.289135</text:p>
              </table:table-cell>
              <table:table-cell office:value-type="float" office:value="0.158122">
                <text:p>0.15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0.901502">
                <text:p>560.901502</text:p>
              </table:table-cell>
              <table:table-cell office:value-type="float" office:value="0.160351">
                <text:p>0.160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7.356608">
                <text:p>557.356608</text:p>
              </table:table-cell>
              <table:table-cell office:value-type="float" office:value="0.161546">
                <text:p>0.16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4.051519">
                <text:p>554.051519</text:p>
              </table:table-cell>
              <table:table-cell office:value-type="float" office:value="0.161556">
                <text:p>0.16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0.88068">
                <text:p>550.88068</text:p>
              </table:table-cell>
              <table:table-cell office:value-type="float" office:value="0.160524">
                <text:p>0.16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6.543749">
                <text:p>546.543749</text:p>
              </table:table-cell>
              <table:table-cell office:value-type="float" office:value="0.158286">
                <text:p>0.158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2.684059">
                <text:p>542.684059</text:p>
              </table:table-cell>
              <table:table-cell office:value-type="float" office:value="0.154908">
                <text:p>0.15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8.190029">
                <text:p>538.190029</text:p>
              </table:table-cell>
              <table:table-cell office:value-type="float" office:value="0.150085">
                <text:p>0.15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4.880976">
                <text:p>534.880976</text:p>
              </table:table-cell>
              <table:table-cell office:value-type="float" office:value="0.143945">
                <text:p>0.14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1.569054">
                <text:p>531.569054</text:p>
              </table:table-cell>
              <table:table-cell office:value-type="float" office:value="0.136452">
                <text:p>0.13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7.953829">
                <text:p>527.953829</text:p>
              </table:table-cell>
              <table:table-cell office:value-type="float" office:value="0.127672">
                <text:p>0.127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4.590749">
                <text:p>524.590749</text:p>
              </table:table-cell>
              <table:table-cell office:value-type="float" office:value="0.116959">
                <text:p>0.11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9.883784">
                <text:p>519.883784</text:p>
              </table:table-cell>
              <table:table-cell office:value-type="float" office:value="0.105033">
                <text:p>0.10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6.011481">
                <text:p>516.011481</text:p>
              </table:table-cell>
              <table:table-cell office:value-type="float" office:value="0.091955">
                <text:p>0.09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2.672642">
                <text:p>512.672642</text:p>
              </table:table-cell>
              <table:table-cell office:value-type="float" office:value="0.077974">
                <text:p>0.07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0.06856">
                <text:p>510.06856</text:p>
              </table:table-cell>
              <table:table-cell office:value-type="float" office:value="0.062984">
                <text:p>0.06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7.155321">
                <text:p>507.155321</text:p>
              </table:table-cell>
              <table:table-cell office:value-type="float" office:value="0.048195">
                <text:p>0.04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1.781158">
                <text:p>501.781158</text:p>
              </table:table-cell>
              <table:table-cell office:value-type="float" office:value="0.03425">
                <text:p>0.0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8.078966">
                <text:p>498.078966</text:p>
              </table:table-cell>
              <table:table-cell office:value-type="float" office:value="0.022062">
                <text:p>0.0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5.040445">
                <text:p>495.040445</text:p>
              </table:table-cell>
              <table:table-cell office:value-type="float" office:value="0.012628">
                <text:p>0.01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.042667">
                <text:p>491.042667</text:p>
              </table:table-cell>
              <table:table-cell office:value-type="float" office:value="0.006454">
                <text:p>0.006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7.858912">
                <text:p>487.858912</text:p>
              </table:table-cell>
              <table:table-cell office:value-type="float" office:value="0.002844">
                <text:p>0.00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4.217849">
                <text:p>484.217849</text:p>
              </table:table-cell>
              <table:table-cell office:value-type="float" office:value="0.000927">
                <text:p>0.000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9.986711">
                <text:p>479.986711</text:p>
              </table:table-cell>
              <table:table-cell office:value-type="float" office:value="0.000412">
                <text:p>0.000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7.107358">
                <text:p>477.107358</text:p>
              </table:table-cell>
              <table:table-cell office:value-type="float" office:value="0.001276">
                <text:p>0.00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3.104646">
                <text:p>473.104646</text:p>
              </table:table-cell>
              <table:table-cell office:value-type="float" office:value="0.003546">
                <text:p>0.003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8.906244">
                <text:p>468.906244</text:p>
              </table:table-cell>
              <table:table-cell office:value-type="float" office:value="0.00769">
                <text:p>0.0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.96032">
                <text:p>464.96032</text:p>
              </table:table-cell>
              <table:table-cell office:value-type="float" office:value="0.014768">
                <text:p>0.01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0.269085">
                <text:p>460.269085</text:p>
              </table:table-cell>
              <table:table-cell office:value-type="float" office:value="0.024647">
                <text:p>0.024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7.247275">
                <text:p>457.247275</text:p>
              </table:table-cell>
              <table:table-cell office:value-type="float" office:value="0.036479">
                <text:p>0.036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3.635155">
                <text:p>453.635155</text:p>
              </table:table-cell>
              <table:table-cell office:value-type="float" office:value="0.049657">
                <text:p>0.04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9.482829">
                <text:p>449.482829</text:p>
              </table:table-cell>
              <table:table-cell office:value-type="float" office:value="0.064152">
                <text:p>0.06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5.655304">
                <text:p>445.655304</text:p>
              </table:table-cell>
              <table:table-cell office:value-type="float" office:value="0.078697">
                <text:p>0.078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2.557712">
                <text:p>442.557712</text:p>
              </table:table-cell>
              <table:table-cell office:value-type="float" office:value="0.091715">
                <text:p>0.091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9.193566">
                <text:p>439.193566</text:p>
              </table:table-cell>
              <table:table-cell office:value-type="float" office:value="0.103421">
                <text:p>0.10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5.385472">
                <text:p>435.385472</text:p>
              </table:table-cell>
              <table:table-cell office:value-type="float" office:value="0.114409">
                <text:p>0.11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1.632798">
                <text:p>431.632798</text:p>
              </table:table-cell>
              <table:table-cell office:value-type="float" office:value="0.124082">
                <text:p>0.12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8.38703">
                <text:p>428.38703</text:p>
              </table:table-cell>
              <table:table-cell office:value-type="float" office:value="0.132607">
                <text:p>0.13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4.731252">
                <text:p>424.731252</text:p>
              </table:table-cell>
              <table:table-cell office:value-type="float" office:value="0.139627">
                <text:p>0.13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0.492604">
                <text:p>420.492604</text:p>
              </table:table-cell>
              <table:table-cell office:value-type="float" office:value="0.14596">
                <text:p>0.1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7.043952">
                <text:p>417.043952</text:p>
              </table:table-cell>
              <table:table-cell office:value-type="float" office:value="0.151313">
                <text:p>0.15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3.97145">
                <text:p>413.97145</text:p>
              </table:table-cell>
              <table:table-cell office:value-type="float" office:value="0.155445">
                <text:p>0.155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9.158615">
                <text:p>409.158615</text:p>
              </table:table-cell>
              <table:table-cell office:value-type="float" office:value="0.158302">
                <text:p>0.158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4.839631">
                <text:p>404.839631</text:p>
              </table:table-cell>
              <table:table-cell office:value-type="float" office:value="0.1602">
                <text:p>0.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1.549161">
                <text:p>401.549161</text:p>
              </table:table-cell>
              <table:table-cell office:value-type="float" office:value="0.161253">
                <text:p>0.16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8.346245">
                <text:p>398.346245</text:p>
              </table:table-cell>
              <table:table-cell office:value-type="float" office:value="0.161233">
                <text:p>0.16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5.185084">
                <text:p>395.185084</text:p>
              </table:table-cell>
              <table:table-cell office:value-type="float" office:value="0.16005">
                <text:p>0.16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0.235136">
                <text:p>390.235136</text:p>
              </table:table-cell>
              <table:table-cell office:value-type="float" office:value="0.157552">
                <text:p>0.157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6.615849">
                <text:p>386.615849</text:p>
              </table:table-cell>
              <table:table-cell office:value-type="float" office:value="0.153828">
                <text:p>0.153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2.4827">
                <text:p>382.4827</text:p>
              </table:table-cell>
              <table:table-cell office:value-type="float" office:value="0.148877">
                <text:p>0.148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8.838047">
                <text:p>378.838047</text:p>
              </table:table-cell>
              <table:table-cell office:value-type="float" office:value="0.142667">
                <text:p>0.14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.201083">
                <text:p>375.201083</text:p>
              </table:table-cell>
              <table:table-cell office:value-type="float" office:value="0.134565">
                <text:p>0.134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.909817">
                <text:p>371.909817</text:p>
              </table:table-cell>
              <table:table-cell office:value-type="float" office:value="0.124938">
                <text:p>0.12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7.380878">
                <text:p>367.380878</text:p>
              </table:table-cell>
              <table:table-cell office:value-type="float" office:value="0.114108">
                <text:p>0.11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3.748788">
                <text:p>363.748788</text:p>
              </table:table-cell>
              <table:table-cell office:value-type="float" office:value="0.101807">
                <text:p>0.10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0.687532">
                <text:p>360.687532</text:p>
              </table:table-cell>
              <table:table-cell office:value-type="float" office:value="0.087597">
                <text:p>0.08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6.222049">
                <text:p>356.222049</text:p>
              </table:table-cell>
              <table:table-cell office:value-type="float" office:value="0.072562">
                <text:p>0.07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3.060903">
                <text:p>353.060903</text:p>
              </table:table-cell>
              <table:table-cell office:value-type="float" office:value="0.057418">
                <text:p>0.05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440878">
                <text:p>349.440878</text:p>
              </table:table-cell>
              <table:table-cell office:value-type="float" office:value="0.042482">
                <text:p>0.04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4.155746">
                <text:p>344.155746</text:p>
              </table:table-cell>
              <table:table-cell office:value-type="float" office:value="0.028754">
                <text:p>0.028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6.1823">
                <text:p>346.1823</text:p>
              </table:table-cell>
              <table:table-cell office:value-type="float" office:value="0.01771">
                <text:p>0.0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8.758858">
                <text:p>338.758858</text:p>
              </table:table-cell>
              <table:table-cell office:value-type="float" office:value="0.010067">
                <text:p>0.01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5.644605">
                <text:p>335.644605</text:p>
              </table:table-cell>
              <table:table-cell office:value-type="float" office:value="0.005027">
                <text:p>0.005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2.125887">
                <text:p>332.125887</text:p>
              </table:table-cell>
              <table:table-cell office:value-type="float" office:value="0.002049">
                <text:p>0.002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7.370155">
                <text:p>327.370155</text:p>
              </table:table-cell>
              <table:table-cell office:value-type="float" office:value="0.000612">
                <text:p>0.000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.096408">
                <text:p>323.096408</text:p>
              </table:table-cell>
              <table:table-cell office:value-type="float" office:value="0.000524">
                <text:p>0.00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9.094506">
                <text:p>319.094506</text:p>
              </table:table-cell>
              <table:table-cell office:value-type="float" office:value="0.001812">
                <text:p>0.00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5.020772">
                <text:p>315.020772</text:p>
              </table:table-cell>
              <table:table-cell office:value-type="float" office:value="0.004677">
                <text:p>0.00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.251027">
                <text:p>311.251027</text:p>
              </table:table-cell>
              <table:table-cell office:value-type="float" office:value="0.009518">
                <text:p>0.00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7.871959">
                <text:p>307.871959</text:p>
              </table:table-cell>
              <table:table-cell office:value-type="float" office:value="0.017081">
                <text:p>0.017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4.480408">
                <text:p>304.480408</text:p>
              </table:table-cell>
              <table:table-cell office:value-type="float" office:value="0.027427">
                <text:p>0.02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0.885859">
                <text:p>300.885859</text:p>
              </table:table-cell>
              <table:table-cell office:value-type="float" office:value="0.040439">
                <text:p>0.040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7.104476">
                <text:p>297.104476</text:p>
              </table:table-cell>
              <table:table-cell office:value-type="float" office:value="0.054768">
                <text:p>0.05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3.412924">
                <text:p>293.412924</text:p>
              </table:table-cell>
              <table:table-cell office:value-type="float" office:value="0.069038">
                <text:p>0.06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7.889544">
                <text:p>287.889544</text:p>
              </table:table-cell>
              <table:table-cell office:value-type="float" office:value="0.083475">
                <text:p>0.08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6.615924">
                <text:p>286.615924</text:p>
              </table:table-cell>
              <table:table-cell office:value-type="float" office:value="0.096644">
                <text:p>0.096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.238416">
                <text:p>282.238416</text:p>
              </table:table-cell>
              <table:table-cell office:value-type="float" office:value="0.108123">
                <text:p>0.108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8.584575">
                <text:p>278.584575</text:p>
              </table:table-cell>
              <table:table-cell office:value-type="float" office:value="0.118082">
                <text:p>0.118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5.361629">
                <text:p>275.361629</text:p>
              </table:table-cell>
              <table:table-cell office:value-type="float" office:value="0.127241">
                <text:p>0.12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1.066124">
                <text:p>271.066124</text:p>
              </table:table-cell>
              <table:table-cell office:value-type="float" office:value="0.135362">
                <text:p>0.13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7.903756">
                <text:p>267.903756</text:p>
              </table:table-cell>
              <table:table-cell office:value-type="float" office:value="0.142303">
                <text:p>0.14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.351285">
                <text:p>264.351285</text:p>
              </table:table-cell>
              <table:table-cell office:value-type="float" office:value="0.147755">
                <text:p>0.147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9.91243">
                <text:p>259.91243</text:p>
              </table:table-cell>
              <table:table-cell office:value-type="float" office:value="0.152392">
                <text:p>0.15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6.922687">
                <text:p>256.922687</text:p>
              </table:table-cell>
              <table:table-cell office:value-type="float" office:value="0.156087">
                <text:p>0.15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3.5311">
                <text:p>253.5311</text:p>
              </table:table-cell>
              <table:table-cell office:value-type="float" office:value="0.158981">
                <text:p>0.158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.711146">
                <text:p>249.711146</text:p>
              </table:table-cell>
              <table:table-cell office:value-type="float" office:value="0.160775">
                <text:p>0.16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5.014265">
                <text:p>245.014265</text:p>
              </table:table-cell>
              <table:table-cell office:value-type="float" office:value="0.161414">
                <text:p>0.16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5.053071">
                <text:p>245.053071</text:p>
              </table:table-cell>
              <table:table-cell office:value-type="float" office:value="0.161352">
                <text:p>0.16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353687">
                <text:p>249.353687</text:p>
              </table:table-cell>
              <table:table-cell office:value-type="float" office:value="0.161327">
                <text:p>0.16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2.228341">
                <text:p>252.228341</text:p>
              </table:table-cell>
              <table:table-cell office:value-type="float" office:value="0.159605">
                <text:p>0.15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5.157292">
                <text:p>255.157292</text:p>
              </table:table-cell>
              <table:table-cell office:value-type="float" office:value="0.157016">
                <text:p>0.15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9.206482">
                <text:p>259.206482</text:p>
              </table:table-cell>
              <table:table-cell office:value-type="float" office:value="0.153331">
                <text:p>0.153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3.554483">
                <text:p>263.554483</text:p>
              </table:table-cell>
              <table:table-cell office:value-type="float" office:value="0.148784">
                <text:p>0.148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8.64725">
                <text:p>268.64725</text:p>
              </table:table-cell>
              <table:table-cell office:value-type="float" office:value="0.142902">
                <text:p>0.14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.899056">
                <text:p>270.899056</text:p>
              </table:table-cell>
              <table:table-cell office:value-type="float" office:value="0.136014">
                <text:p>0.136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5.58638">
                <text:p>275.58638</text:p>
              </table:table-cell>
              <table:table-cell office:value-type="float" office:value="0.127914">
                <text:p>0.127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.816295">
                <text:p>277.816295</text:p>
              </table:table-cell>
              <table:table-cell office:value-type="float" office:value="0.118979">
                <text:p>0.11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991666">
                <text:p>281.991666</text:p>
              </table:table-cell>
              <table:table-cell office:value-type="float" office:value="0.108666">
                <text:p>0.108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6.460449">
                <text:p>286.460449</text:p>
              </table:table-cell>
              <table:table-cell office:value-type="float" office:value="0.097287">
                <text:p>0.09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921793">
                <text:p>287.921793</text:p>
              </table:table-cell>
              <table:table-cell office:value-type="float" office:value="0.084391">
                <text:p>0.084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3.294507">
                <text:p>293.294507</text:p>
              </table:table-cell>
              <table:table-cell office:value-type="float" office:value="0.070869">
                <text:p>0.070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6.768865">
                <text:p>296.768865</text:p>
              </table:table-cell>
              <table:table-cell office:value-type="float" office:value="0.056887">
                <text:p>0.056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.981546">
                <text:p>298.981546</text:p>
              </table:table-cell>
              <table:table-cell office:value-type="float" office:value="0.042957">
                <text:p>0.042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3.469641">
                <text:p>303.469641</text:p>
              </table:table-cell>
              <table:table-cell office:value-type="float" office:value="0.029679">
                <text:p>0.029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6.733005">
                <text:p>306.733005</text:p>
              </table:table-cell>
              <table:table-cell office:value-type="float" office:value="0.018833">
                <text:p>0.018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0.379975">
                <text:p>310.379975</text:p>
              </table:table-cell>
              <table:table-cell office:value-type="float" office:value="0.010768">
                <text:p>0.010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3.449895">
                <text:p>313.449895</text:p>
              </table:table-cell>
              <table:table-cell office:value-type="float" office:value="0.005541">
                <text:p>0.00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7.982412">
                <text:p>317.982412</text:p>
              </table:table-cell>
              <table:table-cell office:value-type="float" office:value="0.002309">
                <text:p>0.002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2.413717">
                <text:p>322.413717</text:p>
              </table:table-cell>
              <table:table-cell office:value-type="float" office:value="0.000682">
                <text:p>0.000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6.457894">
                <text:p>326.457894</text:p>
              </table:table-cell>
              <table:table-cell office:value-type="float" office:value="0.000505">
                <text:p>0.000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0.598317">
                <text:p>330.598317</text:p>
              </table:table-cell>
              <table:table-cell office:value-type="float" office:value="0.001668">
                <text:p>0.001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3.978412">
                <text:p>333.978412</text:p>
              </table:table-cell>
              <table:table-cell office:value-type="float" office:value="0.004362">
                <text:p>0.00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7.931095">
                <text:p>337.931095</text:p>
              </table:table-cell>
              <table:table-cell office:value-type="float" office:value="0.00888">
                <text:p>0.0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1.248204">
                <text:p>341.248204</text:p>
              </table:table-cell>
              <table:table-cell office:value-type="float" office:value="0.015938">
                <text:p>0.01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4.323066">
                <text:p>344.323066</text:p>
              </table:table-cell>
              <table:table-cell office:value-type="float" office:value="0.026152">
                <text:p>0.02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7.94315">
                <text:p>347.94315</text:p>
              </table:table-cell>
              <table:table-cell office:value-type="float" office:value="0.0393">
                <text:p>0.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.840264">
                <text:p>350.840264</text:p>
              </table:table-cell>
              <table:table-cell office:value-type="float" office:value="0.054022">
                <text:p>0.05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5.064377">
                <text:p>355.064377</text:p>
              </table:table-cell>
              <table:table-cell office:value-type="float" office:value="0.069205">
                <text:p>0.06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8.395344">
                <text:p>358.395344</text:p>
              </table:table-cell>
              <table:table-cell office:value-type="float" office:value="0.084125">
                <text:p>0.08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.663549">
                <text:p>362.663549</text:p>
              </table:table-cell>
              <table:table-cell office:value-type="float" office:value="0.098348">
                <text:p>0.098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6.290312">
                <text:p>366.290312</text:p>
              </table:table-cell>
              <table:table-cell office:value-type="float" office:value="0.11108">
                <text:p>0.1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9.61327">
                <text:p>369.61327</text:p>
              </table:table-cell>
              <table:table-cell office:value-type="float" office:value="0.122055">
                <text:p>0.12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4.094179">
                <text:p>374.094179</text:p>
              </table:table-cell>
              <table:table-cell office:value-type="float" office:value="0.131822">
                <text:p>0.13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7.134008">
                <text:p>377.134008</text:p>
              </table:table-cell>
              <table:table-cell office:value-type="float" office:value="0.140323">
                <text:p>0.14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1.170412">
                <text:p>381.170412</text:p>
              </table:table-cell>
              <table:table-cell office:value-type="float" office:value="0.147308">
                <text:p>0.14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.47653">
                <text:p>385.47653</text:p>
              </table:table-cell>
              <table:table-cell office:value-type="float" office:value="0.152734">
                <text:p>0.15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8.863445">
                <text:p>388.863445</text:p>
              </table:table-cell>
              <table:table-cell office:value-type="float" office:value="0.156805">
                <text:p>0.156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.146526">
                <text:p>392.146526</text:p>
              </table:table-cell>
              <table:table-cell office:value-type="float" office:value="0.159958">
                <text:p>0.159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7.425011">
                <text:p>397.425011</text:p>
              </table:table-cell>
              <table:table-cell office:value-type="float" office:value="0.1617">
                <text:p>0.1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0.388228">
                <text:p>400.388228</text:p>
              </table:table-cell>
              <table:table-cell office:value-type="float" office:value="0.162115">
                <text:p>0.1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3.795334">
                <text:p>403.795334</text:p>
              </table:table-cell>
              <table:table-cell office:value-type="float" office:value="0.161596">
                <text:p>0.16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7.412066">
                <text:p>407.412066</text:p>
              </table:table-cell>
              <table:table-cell office:value-type="float" office:value="0.160381">
                <text:p>0.160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.368768">
                <text:p>411.368768</text:p>
              </table:table-cell>
              <table:table-cell office:value-type="float" office:value="0.15764">
                <text:p>0.1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5.465693">
                <text:p>415.465693</text:p>
              </table:table-cell>
              <table:table-cell office:value-type="float" office:value="0.153837">
                <text:p>0.153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9.263149">
                <text:p>419.263149</text:p>
              </table:table-cell>
              <table:table-cell office:value-type="float" office:value="0.1493">
                <text:p>0.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.536385">
                <text:p>423.536385</text:p>
              </table:table-cell>
              <table:table-cell office:value-type="float" office:value="0.143336">
                <text:p>0.14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7.199348">
                <text:p>427.199348</text:p>
              </table:table-cell>
              <table:table-cell office:value-type="float" office:value="0.136221">
                <text:p>0.136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.470467">
                <text:p>430.470467</text:p>
              </table:table-cell>
              <table:table-cell office:value-type="float" office:value="0.127794">
                <text:p>0.12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4.838475">
                <text:p>434.838475</text:p>
              </table:table-cell>
              <table:table-cell office:value-type="float" office:value="0.118457">
                <text:p>0.11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7.717605">
                <text:p>437.717605</text:p>
              </table:table-cell>
              <table:table-cell office:value-type="float" office:value="0.108071">
                <text:p>0.10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1.008335">
                <text:p>441.008335</text:p>
              </table:table-cell>
              <table:table-cell office:value-type="float" office:value="0.096155">
                <text:p>0.096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4.796688">
                <text:p>444.796688</text:p>
              </table:table-cell>
              <table:table-cell office:value-type="float" office:value="0.083134">
                <text:p>0.08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8.404906">
                <text:p>448.404906</text:p>
              </table:table-cell>
              <table:table-cell office:value-type="float" office:value="0.069243">
                <text:p>0.06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1.732913">
                <text:p>451.732913</text:p>
              </table:table-cell>
              <table:table-cell office:value-type="float" office:value="0.054749">
                <text:p>0.054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6.20904">
                <text:p>456.20904</text:p>
              </table:table-cell>
              <table:table-cell office:value-type="float" office:value="0.040378">
                <text:p>0.04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9.477984">
                <text:p>459.477984</text:p>
              </table:table-cell>
              <table:table-cell office:value-type="float" office:value="0.02765">
                <text:p>0.0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2.964383">
                <text:p>462.964383</text:p>
              </table:table-cell>
              <table:table-cell office:value-type="float" office:value="0.017234">
                <text:p>0.01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7.191748">
                <text:p>467.191748</text:p>
              </table:table-cell>
              <table:table-cell office:value-type="float" office:value="0.009721">
                <text:p>0.00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1.792667">
                <text:p>471.792667</text:p>
              </table:table-cell>
              <table:table-cell office:value-type="float" office:value="0.004854">
                <text:p>0.00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5.21007">
                <text:p>475.21007</text:p>
              </table:table-cell>
              <table:table-cell office:value-type="float" office:value="0.002003">
                <text:p>0.00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8.333026">
                <text:p>478.333026</text:p>
              </table:table-cell>
              <table:table-cell office:value-type="float" office:value="0.000598">
                <text:p>0.000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2.467166">
                <text:p>482.467166</text:p>
              </table:table-cell>
              <table:table-cell office:value-type="float" office:value="0.000566">
                <text:p>0.000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5.740075">
                <text:p>485.740075</text:p>
              </table:table-cell>
              <table:table-cell office:value-type="float" office:value="0.00193">
                <text:p>0.00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9.36756">
                <text:p>489.36756</text:p>
              </table:table-cell>
              <table:table-cell office:value-type="float" office:value="0.004817">
                <text:p>0.004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3.292776">
                <text:p>493.292776</text:p>
              </table:table-cell>
              <table:table-cell office:value-type="float" office:value="0.009824">
                <text:p>0.00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6.800812">
                <text:p>496.800812</text:p>
              </table:table-cell>
              <table:table-cell office:value-type="float" office:value="0.017603">
                <text:p>0.017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0.227808">
                <text:p>500.227808</text:p>
              </table:table-cell>
              <table:table-cell office:value-type="float" office:value="0.02877">
                <text:p>0.02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3.542258">
                <text:p>503.542258</text:p>
              </table:table-cell>
              <table:table-cell office:value-type="float" office:value="0.042112">
                <text:p>0.04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7.030923">
                <text:p>507.030923</text:p>
              </table:table-cell>
              <table:table-cell office:value-type="float" office:value="0.056787">
                <text:p>0.05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1.213278">
                <text:p>511.213278</text:p>
              </table:table-cell>
              <table:table-cell office:value-type="float" office:value="0.071678">
                <text:p>0.07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4.593838">
                <text:p>514.593838</text:p>
              </table:table-cell>
              <table:table-cell office:value-type="float" office:value="0.086369">
                <text:p>0.086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8.949983">
                <text:p>518.949983</text:p>
              </table:table-cell>
              <table:table-cell office:value-type="float" office:value="0.099937">
                <text:p>0.09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2.316514">
                <text:p>522.316514</text:p>
              </table:table-cell>
              <table:table-cell office:value-type="float" office:value="0.112294">
                <text:p>0.11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5.780231">
                <text:p>525.780231</text:p>
              </table:table-cell>
              <table:table-cell office:value-type="float" office:value="0.123632">
                <text:p>0.12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9.726348">
                <text:p>529.726348</text:p>
              </table:table-cell>
              <table:table-cell office:value-type="float" office:value="0.133518">
                <text:p>0.13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3.542972">
                <text:p>533.542972</text:p>
              </table:table-cell>
              <table:table-cell office:value-type="float" office:value="0.141498">
                <text:p>0.14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7.146152">
                <text:p>537.146152</text:p>
              </table:table-cell>
              <table:table-cell office:value-type="float" office:value="0.148115">
                <text:p>0.148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0.622223">
                <text:p>540.622223</text:p>
              </table:table-cell>
              <table:table-cell office:value-type="float" office:value="0.153729">
                <text:p>0.153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4.950624">
                <text:p>544.950624</text:p>
              </table:table-cell>
              <table:table-cell office:value-type="float" office:value="0.157811">
                <text:p>0.15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8.732202">
                <text:p>548.732202</text:p>
              </table:table-cell>
              <table:table-cell office:value-type="float" office:value="0.160287">
                <text:p>0.16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2.046272">
                <text:p>552.046272</text:p>
              </table:table-cell>
              <table:table-cell office:value-type="float" office:value="0.161784">
                <text:p>0.16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7.171862">
                <text:p>557.171862</text:p>
              </table:table-cell>
              <table:table-cell office:value-type="float" office:value="0.162501">
                <text:p>0.16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60.080302">
                <text:p>560.080302</text:p>
              </table:table-cell>
              <table:table-cell office:value-type="float" office:value="0.162003">
                <text:p>0.16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3.384563">
                <text:p>563.384563</text:p>
              </table:table-cell>
              <table:table-cell office:value-type="float" office:value="0.160077">
                <text:p>0.16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6.842888">
                <text:p>566.842888</text:p>
              </table:table-cell>
              <table:table-cell office:value-type="float" office:value="0.157347">
                <text:p>0.157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0.984084">
                <text:p>570.984084</text:p>
              </table:table-cell>
              <table:table-cell office:value-type="float" office:value="0.153859">
                <text:p>0.15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4.211705">
                <text:p>574.211705</text:p>
              </table:table-cell>
              <table:table-cell office:value-type="float" office:value="0.149232">
                <text:p>0.14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8.503591">
                <text:p>578.503591</text:p>
              </table:table-cell>
              <table:table-cell office:value-type="float" office:value="0.143171">
                <text:p>0.14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1.954798">
                <text:p>581.954798</text:p>
              </table:table-cell>
              <table:table-cell office:value-type="float" office:value="0.136261">
                <text:p>0.136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6.304909">
                <text:p>586.304909</text:p>
              </table:table-cell>
              <table:table-cell office:value-type="float" office:value="0.12826">
                <text:p>0.1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8.970008">
                <text:p>588.970008</text:p>
              </table:table-cell>
              <table:table-cell office:value-type="float" office:value="0.118539">
                <text:p>0.118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3.291311">
                <text:p>593.291311</text:p>
              </table:table-cell>
              <table:table-cell office:value-type="float" office:value="0.107785">
                <text:p>0.10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6.652654">
                <text:p>596.652654</text:p>
              </table:table-cell>
              <table:table-cell office:value-type="float" office:value="0.095727">
                <text:p>0.09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1.262488">
                <text:p>601.262488</text:p>
              </table:table-cell>
              <table:table-cell office:value-type="float" office:value="0.082278">
                <text:p>0.08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426329">
                <text:p>604.426329</text:p>
              </table:table-cell>
              <table:table-cell office:value-type="float" office:value="0.067644">
                <text:p>0.067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8.769751">
                <text:p>608.769751</text:p>
              </table:table-cell>
              <table:table-cell office:value-type="float" office:value="0.052741">
                <text:p>0.052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2.190616">
                <text:p>612.190616</text:p>
              </table:table-cell>
              <table:table-cell office:value-type="float" office:value="0.038524">
                <text:p>0.038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6.678107">
                <text:p>616.678107</text:p>
              </table:table-cell>
              <table:table-cell office:value-type="float" office:value="0.025661">
                <text:p>0.02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0.048677">
                <text:p>620.048677</text:p>
              </table:table-cell>
              <table:table-cell office:value-type="float" office:value="0.015443">
                <text:p>0.015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2.776609">
                <text:p>622.776609</text:p>
              </table:table-cell>
              <table:table-cell office:value-type="float" office:value="0.008512">
                <text:p>0.00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7.983024">
                <text:p>627.983024</text:p>
              </table:table-cell>
              <table:table-cell office:value-type="float" office:value="0.004067">
                <text:p>0.00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0.117005">
                <text:p>630.117005</text:p>
              </table:table-cell>
              <table:table-cell office:value-type="float" office:value="0.001539">
                <text:p>0.00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3.51174">
                <text:p>633.51174</text:p>
              </table:table-cell>
              <table:table-cell office:value-type="float" office:value="0.000461">
                <text:p>0.00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9.199431">
                <text:p>639.199431</text:p>
              </table:table-cell>
              <table:table-cell office:value-type="float" office:value="0.000764">
                <text:p>0.00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1.427136">
                <text:p>641.427136</text:p>
              </table:table-cell>
              <table:table-cell office:value-type="float" office:value="0.002434">
                <text:p>0.00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7.011262">
                <text:p>647.011262</text:p>
              </table:table-cell>
              <table:table-cell office:value-type="float" office:value="0.005722">
                <text:p>0.005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9.941184">
                <text:p>649.941184</text:p>
              </table:table-cell>
              <table:table-cell office:value-type="float" office:value="0.011173">
                <text:p>0.01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3.464114">
                <text:p>653.464114</text:p>
              </table:table-cell>
              <table:table-cell office:value-type="float" office:value="0.019445">
                <text:p>0.019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7.311941">
                <text:p>657.311941</text:p>
              </table:table-cell>
              <table:table-cell office:value-type="float" office:value="0.030707">
                <text:p>0.03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9.422368">
                <text:p>659.422368</text:p>
              </table:table-cell>
              <table:table-cell office:value-type="float" office:value="0.044537">
                <text:p>0.044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.975335">
                <text:p>664.975335</text:p>
              </table:table-cell>
              <table:table-cell office:value-type="float" office:value="0.059818">
                <text:p>0.059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8.672264">
                <text:p>668.672264</text:p>
              </table:table-cell>
              <table:table-cell office:value-type="float" office:value="0.075039">
                <text:p>0.075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2.446648">
                <text:p>672.446648</text:p>
              </table:table-cell>
              <table:table-cell office:value-type="float" office:value="0.08943">
                <text:p>0.08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6.500875">
                <text:p>676.500875</text:p>
              </table:table-cell>
              <table:table-cell office:value-type="float" office:value="0.103237">
                <text:p>0.10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0.717024">
                <text:p>680.717024</text:p>
              </table:table-cell>
              <table:table-cell office:value-type="float" office:value="0.115551">
                <text:p>0.115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4.058551">
                <text:p>684.058551</text:p>
              </table:table-cell>
              <table:table-cell office:value-type="float" office:value="0.126025">
                <text:p>0.12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6.496324">
                <text:p>686.496324</text:p>
              </table:table-cell>
              <table:table-cell office:value-type="float" office:value="0.134997">
                <text:p>0.134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9.975216">
                <text:p>689.975216</text:p>
              </table:table-cell>
              <table:table-cell office:value-type="float" office:value="0.142922">
                <text:p>0.1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4.149745">
                <text:p>694.149745</text:p>
              </table:table-cell>
              <table:table-cell office:value-type="float" office:value="0.149221">
                <text:p>0.149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6.425377">
                <text:p>696.425377</text:p>
              </table:table-cell>
              <table:table-cell office:value-type="float" office:value="0.153985">
                <text:p>0.153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1.94704">
                <text:p>701.94704</text:p>
              </table:table-cell>
              <table:table-cell office:value-type="float" office:value="0.157599">
                <text:p>0.15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5.334909">
                <text:p>705.334909</text:p>
              </table:table-cell>
              <table:table-cell office:value-type="float" office:value="0.160239">
                <text:p>0.160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8.746782">
                <text:p>708.746782</text:p>
              </table:table-cell>
              <table:table-cell office:value-type="float" office:value="0.161623">
                <text:p>0.161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4.280381">
                <text:p>714.280381</text:p>
              </table:table-cell>
              <table:table-cell office:value-type="float" office:value="0.161568">
                <text:p>0.16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.535514">
                <text:p>714.535514</text:p>
              </table:table-cell>
              <table:table-cell office:value-type="float" office:value="0.160738">
                <text:p>0.16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8.898695">
                <text:p>718.898695</text:p>
              </table:table-cell>
              <table:table-cell office:value-type="float" office:value="0.15898">
                <text:p>0.15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4.474249">
                <text:p>724.474249</text:p>
              </table:table-cell>
              <table:table-cell office:value-type="float" office:value="0.15605">
                <text:p>0.15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5.630058">
                <text:p>725.630058</text:p>
              </table:table-cell>
              <table:table-cell office:value-type="float" office:value="0.151765">
                <text:p>0.151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0.172673">
                <text:p>730.172673</text:p>
              </table:table-cell>
              <table:table-cell office:value-type="float" office:value="0.147055">
                <text:p>0.147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3.88991">
                <text:p>733.88991</text:p>
              </table:table-cell>
              <table:table-cell office:value-type="float" office:value="0.14114">
                <text:p>0.14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8.006846">
                <text:p>738.006846</text:p>
              </table:table-cell>
              <table:table-cell office:value-type="float" office:value="0.134083">
                <text:p>0.13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2.443492">
                <text:p>742.443492</text:p>
              </table:table-cell>
              <table:table-cell office:value-type="float" office:value="0.125347">
                <text:p>0.125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5.914546">
                <text:p>745.914546</text:p>
              </table:table-cell>
              <table:table-cell office:value-type="float" office:value="0.115956">
                <text:p>0.115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9.14782">
                <text:p>749.14782</text:p>
              </table:table-cell>
              <table:table-cell office:value-type="float" office:value="0.105291">
                <text:p>0.10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3.754862">
                <text:p>753.754862</text:p>
              </table:table-cell>
              <table:table-cell office:value-type="float" office:value="0.092981">
                <text:p>0.092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8.161149">
                <text:p>758.161149</text:p>
              </table:table-cell>
              <table:table-cell office:value-type="float" office:value="0.079302">
                <text:p>0.07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60.630758">
                <text:p>760.630758</text:p>
              </table:table-cell>
              <table:table-cell office:value-type="float" office:value="0.065236">
                <text:p>0.065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5.993068">
                <text:p>765.993068</text:p>
              </table:table-cell>
              <table:table-cell office:value-type="float" office:value="0.050402">
                <text:p>0.050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8.297494">
                <text:p>768.297494</text:p>
              </table:table-cell>
              <table:table-cell office:value-type="float" office:value="0.036091">
                <text:p>0.036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3.852796">
                <text:p>773.852796</text:p>
              </table:table-cell>
              <table:table-cell office:value-type="float" office:value="0.023501">
                <text:p>0.023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6.113217">
                <text:p>776.113217</text:p>
              </table:table-cell>
              <table:table-cell office:value-type="float" office:value="0.013871">
                <text:p>0.01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9.804803">
                <text:p>779.804803</text:p>
              </table:table-cell>
              <table:table-cell office:value-type="float" office:value="0.007264">
                <text:p>0.00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3.947875">
                <text:p>783.947875</text:p>
              </table:table-cell>
              <table:table-cell office:value-type="float" office:value="0.003226">
                <text:p>0.0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7.377886">
                <text:p>787.377886</text:p>
              </table:table-cell>
              <table:table-cell office:value-type="float" office:value="0.001085">
                <text:p>0.00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2.921565">
                <text:p>792.921565</text:p>
              </table:table-cell>
              <table:table-cell office:value-type="float" office:value="0.000408">
                <text:p>0.00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5.35917">
                <text:p>795.35917</text:p>
              </table:table-cell>
              <table:table-cell office:value-type="float" office:value="0.001139">
                <text:p>0.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9.128678">
                <text:p>799.128678</text:p>
              </table:table-cell>
              <table:table-cell office:value-type="float" office:value="0.003349">
                <text:p>0.00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3.039444">
                <text:p>803.039444</text:p>
              </table:table-cell>
              <table:table-cell office:value-type="float" office:value="0.007359">
                <text:p>0.007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6.487644">
                <text:p>806.487644</text:p>
              </table:table-cell>
              <table:table-cell office:value-type="float" office:value="0.013765">
                <text:p>0.01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11.248536">
                <text:p>811.248536</text:p>
              </table:table-cell>
              <table:table-cell office:value-type="float" office:value="0.023572">
                <text:p>0.02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5.373641">
                <text:p>815.373641</text:p>
              </table:table-cell>
              <table:table-cell office:value-type="float" office:value="0.036274">
                <text:p>0.036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7.639224">
                <text:p>817.639224</text:p>
              </table:table-cell>
              <table:table-cell office:value-type="float" office:value="0.050377">
                <text:p>0.050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2.153155">
                <text:p>822.153155</text:p>
              </table:table-cell>
              <table:table-cell office:value-type="float" office:value="0.064859">
                <text:p>0.064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5.553049">
                <text:p>825.553049</text:p>
              </table:table-cell>
              <table:table-cell office:value-type="float" office:value="0.079891">
                <text:p>0.079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7.770701">
                <text:p>827.770701</text:p>
              </table:table-cell>
              <table:table-cell office:value-type="float" office:value="0.094149">
                <text:p>0.09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2.4286">
                <text:p>832.4286</text:p>
              </table:table-cell>
              <table:table-cell office:value-type="float" office:value="0.107061">
                <text:p>0.10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6.251037">
                <text:p>836.251037</text:p>
              </table:table-cell>
              <table:table-cell office:value-type="float" office:value="0.118693">
                <text:p>0.118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0.151564">
                <text:p>840.151564</text:p>
              </table:table-cell>
              <table:table-cell office:value-type="float" office:value="0.129395">
                <text:p>0.129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3.482467">
                <text:p>843.482467</text:p>
              </table:table-cell>
              <table:table-cell office:value-type="float" office:value="0.138424">
                <text:p>0.138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9.07435">
                <text:p>849.07435</text:p>
              </table:table-cell>
              <table:table-cell office:value-type="float" office:value="0.145561">
                <text:p>0.145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1.356923">
                <text:p>851.356923</text:p>
              </table:table-cell>
              <table:table-cell office:value-type="float" office:value="0.151449">
                <text:p>0.15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4.876826">
                <text:p>854.876826</text:p>
              </table:table-cell>
              <table:table-cell office:value-type="float" office:value="0.156143">
                <text:p>0.156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8.034747">
                <text:p>858.034747</text:p>
              </table:table-cell>
              <table:table-cell office:value-type="float" office:value="0.159463">
                <text:p>0.159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2.541181">
                <text:p>862.541181</text:p>
              </table:table-cell>
              <table:table-cell office:value-type="float" office:value="0.161293">
                <text:p>0.16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5.916386">
                <text:p>865.916386</text:p>
              </table:table-cell>
              <table:table-cell office:value-type="float" office:value="0.162174">
                <text:p>0.16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9.303335">
                <text:p>869.303335</text:p>
              </table:table-cell>
              <table:table-cell office:value-type="float" office:value="0.162091">
                <text:p>0.16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3.760536">
                <text:p>873.760536</text:p>
              </table:table-cell>
              <table:table-cell office:value-type="float" office:value="0.16053">
                <text:p>0.1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8.244629">
                <text:p>878.244629</text:p>
              </table:table-cell>
              <table:table-cell office:value-type="float" office:value="0.158303">
                <text:p>0.15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1.621141">
                <text:p>881.621141</text:p>
              </table:table-cell>
              <table:table-cell office:value-type="float" office:value="0.155038">
                <text:p>0.155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3.953641">
                <text:p>883.953641</text:p>
              </table:table-cell>
              <table:table-cell office:value-type="float" office:value="0.150917">
                <text:p>0.150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9.460247">
                <text:p>889.460247</text:p>
              </table:table-cell>
              <table:table-cell office:value-type="float" office:value="0.145365">
                <text:p>0.145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1.940884">
                <text:p>891.940884</text:p>
              </table:table-cell>
              <table:table-cell office:value-type="float" office:value="0.138926">
                <text:p>0.13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6.218979">
                <text:p>896.218979</text:p>
              </table:table-cell>
              <table:table-cell office:value-type="float" office:value="0.131445">
                <text:p>0.13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9.695526">
                <text:p>899.695526</text:p>
              </table:table-cell>
              <table:table-cell office:value-type="float" office:value="0.122913">
                <text:p>0.12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3.004654">
                <text:p>903.004654</text:p>
              </table:table-cell>
              <table:table-cell office:value-type="float" office:value="0.112832">
                <text:p>0.11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6.449083">
                <text:p>906.449083</text:p>
              </table:table-cell>
              <table:table-cell office:value-type="float" office:value="0.101726">
                <text:p>0.10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0.822046">
                <text:p>910.822046</text:p>
              </table:table-cell>
              <table:table-cell office:value-type="float" office:value="0.08938">
                <text:p>0.08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4.192623">
                <text:p>914.192623</text:p>
              </table:table-cell>
              <table:table-cell office:value-type="float" office:value="0.075712">
                <text:p>0.07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7.590571">
                <text:p>917.590571</text:p>
              </table:table-cell>
              <table:table-cell office:value-type="float" office:value="0.061259">
                <text:p>0.06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2.05483">
                <text:p>922.05483</text:p>
              </table:table-cell>
              <table:table-cell office:value-type="float" office:value="0.046794">
                <text:p>0.04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5.408432">
                <text:p>925.408432</text:p>
              </table:table-cell>
              <table:table-cell office:value-type="float" office:value="0.032907">
                <text:p>0.03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8.798654">
                <text:p>928.798654</text:p>
              </table:table-cell>
              <table:table-cell office:value-type="float" office:value="0.020834">
                <text:p>0.020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3.290055">
                <text:p>933.290055</text:p>
              </table:table-cell>
              <table:table-cell office:value-type="float" office:value="0.011966">
                <text:p>0.01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36.637458">
                <text:p>936.637458</text:p>
              </table:table-cell>
              <table:table-cell office:value-type="float" office:value="0.006234">
                <text:p>0.00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1.197531">
                <text:p>941.197531</text:p>
              </table:table-cell>
              <table:table-cell office:value-type="float" office:value="0.002683">
                <text:p>0.00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4.513552">
                <text:p>944.513552</text:p>
              </table:table-cell>
              <table:table-cell office:value-type="float" office:value="0.000835">
                <text:p>0.000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8.039626">
                <text:p>948.039626</text:p>
              </table:table-cell>
              <table:table-cell office:value-type="float" office:value="0.000458">
                <text:p>0.000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2.384799">
                <text:p>952.384799</text:p>
              </table:table-cell>
              <table:table-cell office:value-type="float" office:value="0.001534">
                <text:p>0.00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6.846711">
                <text:p>956.846711</text:p>
              </table:table-cell>
              <table:table-cell office:value-type="float" office:value="0.004226">
                <text:p>0.00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61.312979">
                <text:p>961.312979</text:p>
              </table:table-cell>
              <table:table-cell office:value-type="float" office:value="0.009003">
                <text:p>0.00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3.667067">
                <text:p>963.667067</text:p>
              </table:table-cell>
              <table:table-cell office:value-type="float" office:value="0.01658">
                <text:p>0.0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8.05457">
                <text:p>968.05457</text:p>
              </table:table-cell>
              <table:table-cell office:value-type="float" office:value="0.027172">
                <text:p>0.02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0.385508">
                <text:p>970.385508</text:p>
              </table:table-cell>
              <table:table-cell office:value-type="float" office:value="0.040574">
                <text:p>0.040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5.922398">
                <text:p>975.922398</text:p>
              </table:table-cell>
              <table:table-cell office:value-type="float" office:value="0.0556">
                <text:p>0.0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9.299848">
                <text:p>979.299848</text:p>
              </table:table-cell>
              <table:table-cell office:value-type="float" office:value="0.071302">
                <text:p>0.07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2.773245">
                <text:p>982.773245</text:p>
              </table:table-cell>
              <table:table-cell office:value-type="float" office:value="0.086225">
                <text:p>0.08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7.135522">
                <text:p>987.135522</text:p>
              </table:table-cell>
              <table:table-cell office:value-type="float" office:value="0.099942">
                <text:p>0.099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0.548489">
                <text:p>990.548489</text:p>
              </table:table-cell>
              <table:table-cell office:value-type="float" office:value="0.112537">
                <text:p>0.11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5.006371">
                <text:p>995.006371</text:p>
              </table:table-cell>
              <table:table-cell office:value-type="float" office:value="0.123583">
                <text:p>0.123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9.513895">
                <text:p>999.513895</text:p>
              </table:table-cell>
              <table:table-cell office:value-type="float" office:value="0.132994">
                <text:p>0.13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0.765387">
                <text:p>1000.765387</text:p>
              </table:table-cell>
              <table:table-cell office:value-type="float" office:value="0.141086">
                <text:p>0.14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5.17701">
                <text:p>1005.17701</text:p>
              </table:table-cell>
              <table:table-cell office:value-type="float" office:value="0.147685">
                <text:p>0.14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8.58344">
                <text:p>1008.58344</text:p>
              </table:table-cell>
              <table:table-cell office:value-type="float" office:value="0.153323">
                <text:p>0.15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3.052533">
                <text:p>1013.052533</text:p>
              </table:table-cell>
              <table:table-cell office:value-type="float" office:value="0.156841">
                <text:p>0.156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6.3624">
                <text:p>1016.3624</text:p>
              </table:table-cell>
              <table:table-cell office:value-type="float" office:value="0.159657">
                <text:p>0.15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9.783343">
                <text:p>1019.783343</text:p>
              </table:table-cell>
              <table:table-cell office:value-type="float" office:value="0.161448">
                <text:p>0.16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4.24626">
                <text:p>1024.24626</text:p>
              </table:table-cell>
              <table:table-cell office:value-type="float" office:value="0.161818">
                <text:p>0.16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7.667473">
                <text:p>1027.667473</text:p>
              </table:table-cell>
              <table:table-cell office:value-type="float" office:value="0.161131">
                <text:p>0.16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2.096893">
                <text:p>1032.096893</text:p>
              </table:table-cell>
              <table:table-cell office:value-type="float" office:value="0.159509">
                <text:p>0.159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5.47972">
                <text:p>1035.47972</text:p>
              </table:table-cell>
              <table:table-cell office:value-type="float" office:value="0.156965">
                <text:p>0.15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8.861507">
                <text:p>1038.861507</text:p>
              </table:table-cell>
              <table:table-cell office:value-type="float" office:value="0.153466">
                <text:p>0.153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2.302857">
                <text:p>1042.302857</text:p>
              </table:table-cell>
              <table:table-cell office:value-type="float" office:value="0.148469">
                <text:p>0.148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5.845793">
                <text:p>1045.845793</text:p>
              </table:table-cell>
              <table:table-cell office:value-type="float" office:value="0.142712">
                <text:p>0.14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0.098253">
                <text:p>1050.098253</text:p>
              </table:table-cell>
              <table:table-cell office:value-type="float" office:value="0.13614">
                <text:p>0.1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3.48826">
                <text:p>1053.48826</text:p>
              </table:table-cell>
              <table:table-cell office:value-type="float" office:value="0.128034">
                <text:p>0.12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6.875357">
                <text:p>1056.875357</text:p>
              </table:table-cell>
              <table:table-cell office:value-type="float" office:value="0.118996">
                <text:p>0.11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1.35952">
                <text:p>1061.35952</text:p>
              </table:table-cell>
              <table:table-cell office:value-type="float" office:value="0.108492">
                <text:p>0.108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4.189557">
                <text:p>1064.189557</text:p>
              </table:table-cell>
              <table:table-cell office:value-type="float" office:value="0.098285">
                <text:p>0.09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2.428487">
                <text:p>1062.428487</text:p>
              </table:table-cell>
              <table:table-cell office:value-type="float" office:value="0.104111">
                <text:p>0.10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9.092963">
                <text:p>1059.092963</text:p>
              </table:table-cell>
              <table:table-cell office:value-type="float" office:value="0.115057">
                <text:p>0.115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4.715133">
                <text:p>1054.715133</text:p>
              </table:table-cell>
              <table:table-cell office:value-type="float" office:value="0.124783">
                <text:p>0.12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1.204563">
                <text:p>1051.204563</text:p>
              </table:table-cell>
              <table:table-cell office:value-type="float" office:value="0.133101">
                <text:p>0.133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7.898773">
                <text:p>1047.898773</text:p>
              </table:table-cell>
              <table:table-cell office:value-type="float" office:value="0.140202">
                <text:p>0.140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3.422043">
                <text:p>1043.422043</text:p>
              </table:table-cell>
              <table:table-cell office:value-type="float" office:value="0.146404">
                <text:p>0.146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9.99283">
                <text:p>1039.99283</text:p>
              </table:table-cell>
              <table:table-cell office:value-type="float" office:value="0.151512">
                <text:p>0.15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6.627863">
                <text:p>1036.627863</text:p>
              </table:table-cell>
              <table:table-cell office:value-type="float" office:value="0.155547">
                <text:p>0.155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3.26492">
                <text:p>1033.26492</text:p>
              </table:table-cell>
              <table:table-cell office:value-type="float" office:value="0.158703">
                <text:p>0.158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8.812213">
                <text:p>1028.812213</text:p>
              </table:table-cell>
              <table:table-cell office:value-type="float" office:value="0.160825">
                <text:p>0.16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5.3524">
                <text:p>1025.3524</text:p>
              </table:table-cell>
              <table:table-cell office:value-type="float" office:value="0.16209">
                <text:p>0.16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